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4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26"/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s" table:style-name="ta1">
        <table:shapes>
          <draw:frame draw:z-index="0" draw:style-name="gr1" draw:text-style-name="P1" svg:width="589.29pt" svg:height="275.78pt" svg:x="904.11pt" svg:y="40.05pt">
            <loext:p draw:notify-on-update-of-ranges="Pres.P28:Pres.X28 Pres.O29:Pres.O29 Pres.P29:Pres.X29 Pres.O30:Pres.O30 Pres.P30:Pres.X30 Pres.O31:Pres.O31 Pres.P31:Pres.X31 Pres.O32:Pres.O32 Pres.P32:Pres.X32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594.2pt" svg:height="248.4pt" svg:x="889.51pt" svg:y="586.35pt">
            <loext:p draw:notify-on-update-of-ranges="Pres.P41:Pres.X41 Pres.O42:Pres.O42 Pres.P42:Pres.X42 Pres.O43:Pres.O43 Pres.P43:Pres.X43 Pres.O44:Pres.O44 Pres.P44:Pres.X44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RULE CLASSIFIER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AAPL</text:p>
          </table:table-cell>
          <table:table-cell office:value-type="float" office:value="0.473266818487713" calcext:value-type="float">
            <text:p>0.4732668185</text:p>
          </table:table-cell>
          <table:table-cell office:value-type="float" office:value="0.660618396457907" calcext:value-type="float">
            <text:p>0.6606183965</text:p>
          </table:table-cell>
          <table:table-cell office:value-type="float" office:value="0.390301840764291" calcext:value-type="float">
            <text:p>0.3903018408</text:p>
          </table:table-cell>
          <table:table-cell office:value-type="float" office:value="0.119976007197601" calcext:value-type="float">
            <text:p>0.1199760072</text:p>
          </table:table-cell>
          <table:table-cell office:value-type="float" office:value="0.651246348312537" calcext:value-type="float">
            <text:p>0.6512463483</text:p>
          </table:table-cell>
          <table:table-cell office:value-type="float" office:value="0.575472300438365" calcext:value-type="float">
            <text:p>0.5754723004</text:p>
          </table:table-cell>
          <table:table-cell office:value-type="float" office:value="0.167898162788763" calcext:value-type="float">
            <text:p>0.1678981628</text:p>
          </table:table-cell>
          <table:table-cell office:value-type="float" office:value="0.430857374198897" calcext:value-type="float">
            <text:p>0.4308573742</text:p>
          </table:table-cell>
          <table:table-cell office:value-type="float" office:value="0.197169584029917" calcext:value-type="float">
            <text:p>0.1971695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AMZN</text:p>
          </table:table-cell>
          <table:table-cell office:value-type="float" office:value="0.00826135995161016" calcext:value-type="float">
            <text:p>0.00826136</text:p>
          </table:table-cell>
          <table:table-cell office:value-type="float" office:value="-0.117410144050016" calcext:value-type="float">
            <text:p>-0.1174101441</text:p>
          </table:table-cell>
          <table:table-cell office:value-type="float" office:value="-0.0578979024427624" calcext:value-type="float">
            <text:p>-0.0578979024</text:p>
          </table:table-cell>
          <table:table-cell office:value-type="float" office:value="0.0497830745827309" calcext:value-type="float">
            <text:p>0.0497830746</text:p>
          </table:table-cell>
          <table:table-cell office:value-type="float" office:value="-0.176491648034669" calcext:value-type="float">
            <text:p>-0.176491648</text:p>
          </table:table-cell>
          <table:table-cell office:value-type="float" office:value="-0.143290525760607" calcext:value-type="float">
            <text:p>-0.1432905258</text:p>
          </table:table-cell>
          <table:table-cell office:value-type="float" office:value="0.244230795335814" calcext:value-type="float">
            <text:p>0.2442307953</text:p>
          </table:table-cell>
          <table:table-cell office:value-type="float" office:value="0" calcext:value-type="float">
            <text:p>0</text:p>
          </table:table-cell>
          <table:table-cell office:value-type="float" office:value="-0.32884465356787" calcext:value-type="float">
            <text:p>-0.32884465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GOOGL</text:p>
          </table:table-cell>
          <table:table-cell office:value-type="float" office:value="0.0902523060768025" calcext:value-type="float">
            <text:p>0.0902523061</text:p>
          </table:table-cell>
          <table:table-cell office:value-type="float" office:value="-0.113310273033407" calcext:value-type="float">
            <text:p>-0.113310273</text:p>
          </table:table-cell>
          <table:table-cell office:value-type="float" office:value="-0.101749975784273" calcext:value-type="float">
            <text:p>-0.1017499758</text:p>
          </table:table-cell>
          <table:table-cell office:value-type="float" office:value="0.250828778415037" calcext:value-type="float">
            <text:p>0.2508287784</text:p>
          </table:table-cell>
          <table:table-cell office:value-type="float" office:value="0" calcext:value-type="float">
            <text:p>0</text:p>
          </table:table-cell>
          <table:table-cell office:value-type="float" office:value="-0.206213545695517" calcext:value-type="float">
            <text:p>-0.2062135457</text:p>
          </table:table-cell>
          <table:table-cell office:value-type="float" office:value="0.20581928761576" calcext:value-type="float">
            <text:p>0.2058192876</text:p>
          </table:table-cell>
          <table:table-cell office:value-type="float" office:value="-0.207925982769636" calcext:value-type="float">
            <text:p>-0.2079259828</text:p>
          </table:table-cell>
          <table:table-cell office:value-type="float" office:value="-0.198029508595335" calcext:value-type="float">
            <text:p>-0.19802950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MSFT</text:p>
          </table:table-cell>
          <table:table-cell office:value-type="float" office:value="-0.0244928130218009" calcext:value-type="float">
            <text:p>-0.024492813</text:p>
          </table:table-cell>
          <table:table-cell office:value-type="float" office:value="0.031489325868062" calcext:value-type="float">
            <text:p>0.0314893259</text:p>
          </table:table-cell>
          <table:table-cell office:value-type="float" office:value="-0.025639082690286" calcext:value-type="float">
            <text:p>-0.0256390827</text:p>
          </table:table-cell>
          <table:table-cell office:value-type="float" office:value="-0.0472658865289928" calcext:value-type="float">
            <text:p>-0.0472658865</text:p>
          </table:table-cell>
          <table:table-cell office:value-type="float" office:value="0.170012575915637" calcext:value-type="float">
            <text:p>0.1700125759</text:p>
          </table:table-cell>
          <table:table-cell office:value-type="float" office:value="-0.0476557782496719" calcext:value-type="float">
            <text:p>-0.0476557782</text:p>
          </table:table-cell>
          <table:table-cell office:value-type="float" office:value="0" calcext:value-type="float">
            <text:p>0</text:p>
          </table:table-cell>
          <table:table-cell office:value-type="float" office:value="-0.0973250919583724" calcext:value-type="float">
            <text:p>-0.09732509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FB</text:p>
          </table:table-cell>
          <table:table-cell office:value-type="float" office:value="0.0891120044859625" calcext:value-type="float">
            <text:p>0.0891120045</text:p>
          </table:table-cell>
          <table:table-cell office:value-type="float" office:value="0" calcext:value-type="float">
            <text:p>0</text:p>
          </table:table-cell>
          <table:table-cell office:value-type="float" office:value="0.0171356552333696" calcext:value-type="float">
            <text:p>0.0171356552</text:p>
          </table:table-cell>
          <table:table-cell office:value-type="float" office:value="-0.265978071640637" calcext:value-type="float">
            <text:p>-0.2659780716</text:p>
          </table:table-cell>
          <table:table-cell office:value-type="float" office:value="0.22416485645035" calcext:value-type="float">
            <text:p>0.2241648565</text:p>
          </table:table-cell>
          <table:table-cell office:value-type="float" office:value="0.0711010699955026" calcext:value-type="float">
            <text:p>0.07110107</text:p>
          </table:table-cell>
          <table:table-cell office:value-type="float" office:value="-0.229391708016616" calcext:value-type="float">
            <text:p>-0.229391708</text:p>
          </table:table-cell>
          <table:table-cell office:value-type="float" office:value="0.195543640066101" calcext:value-type="float">
            <text:p>0.1955436401</text:p>
          </table:table-cell>
          <table:table-cell office:value-type="float" office:value="-0.160403501645286" calcext:value-type="float">
            <text:p>-0.16040350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INTC</text:p>
          </table:table-cell>
          <table:table-cell office:value-type="float" office:value="-0.133314906970486" calcext:value-type="float">
            <text:p>-0.133314907</text:p>
          </table:table-cell>
          <table:table-cell office:value-type="float" office:value="-0.0359594122831544" calcext:value-type="float">
            <text:p>-0.0359594123</text:p>
          </table:table-cell>
          <table:table-cell office:value-type="float" office:value="0.091225418619178" calcext:value-type="float">
            <text:p>0.0912254186</text:p>
          </table:table-cell>
          <table:table-cell office:value-type="float" office:value="-0.099155407796604" calcext:value-type="float">
            <text:p>-0.0991554078</text:p>
          </table:table-cell>
          <table:table-cell office:value-type="float" office:value="0.0833748800835595" calcext:value-type="float">
            <text:p>0.0833748801</text:p>
          </table:table-cell>
          <table:table-cell office:value-type="float" office:value="0.0370506664575753" calcext:value-type="float">
            <text:p>0.0370506665</text:p>
          </table:table-cell>
          <table:table-cell office:value-type="float" office:value="-0.018006578397419" calcext:value-type="float">
            <text:p>-0.0180065784</text:p>
          </table:table-cell>
          <table:table-cell office:value-type="float" office:value="-0.178811919129808" calcext:value-type="float">
            <text:p>-0.1788119191</text:p>
          </table:table-cell>
          <table:table-cell office:value-type="float" office:value="0.17803366353958" calcext:value-type="float">
            <text:p>0.17803366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CSCO</text:p>
          </table:table-cell>
          <table:table-cell office:value-type="float" office:value="0" calcext:value-type="float">
            <text:p>0</text:p>
          </table:table-cell>
          <table:table-cell office:value-type="float" office:value="-0.171203181495099" calcext:value-type="float">
            <text:p>-0.1712031815</text:p>
          </table:table-cell>
          <table:table-cell office:value-type="float" office:value="-0.1345350577754" calcext:value-type="float">
            <text:p>-0.13453505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92043517521185" calcext:value-type="float">
            <text:p>-0.08920435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CMCSA</text:p>
          </table:table-cell>
          <table:table-cell office:value-type="float" office:value="0.111795264966834" calcext:value-type="float">
            <text:p>0.111795265</text:p>
          </table:table-cell>
          <table:table-cell office:value-type="float" office:value="-0.0292774123084433" calcext:value-type="float">
            <text:p>-0.0292774123</text:p>
          </table:table-cell>
          <table:table-cell office:value-type="float" office:value="0" calcext:value-type="float">
            <text:p>0</text:p>
          </table:table-cell>
          <table:table-cell office:value-type="float" office:value="0.058186758014466" calcext:value-type="float">
            <text:p>0.058186758</text:p>
          </table:table-cell>
          <table:table-cell office:value-type="float" office:value="-0.0517489474660476" calcext:value-type="float">
            <text:p>-0.0517489475</text:p>
          </table:table-cell>
          <table:table-cell office:value-type="float" office:value="0.104643795678875" calcext:value-type="float">
            <text:p>0.1046437957</text:p>
          </table:table-cell>
          <table:table-cell office:value-type="float" office:value="-0.208161059401254" calcext:value-type="float">
            <text:p>-0.2081610594</text:p>
          </table:table-cell>
          <table:table-cell office:value-type="float" office:value="-0.265352707725697" calcext:value-type="float">
            <text:p>-0.2653527077</text:p>
          </table:table-cell>
          <table:table-cell office:value-type="float" office:value="0.0851256530758749" calcext:value-type="float">
            <text:p>0.08512565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NVDA</text:p>
          </table:table-cell>
          <table:table-cell office:value-type="float" office:value="0.0676596918807338" calcext:value-type="float">
            <text:p>0.0676596919</text:p>
          </table:table-cell>
          <table:table-cell office:value-type="float" office:value="0.205282294950883" calcext:value-type="float">
            <text:p>0.205282295</text:p>
          </table:table-cell>
          <table:table-cell office:value-type="float" office:value="0.0154716174062722" calcext:value-type="float">
            <text:p>0.0154716174</text:p>
          </table:table-cell>
          <table:table-cell office:value-type="float" office:value="0.0893159808637258" calcext:value-type="float">
            <text:p>0.0893159809</text:p>
          </table:table-cell>
          <table:table-cell office:value-type="float" office:value="0" calcext:value-type="float">
            <text:p>0</text:p>
          </table:table-cell>
          <table:table-cell office:value-type="float" office:value="-0.0785732542536237" calcext:value-type="float">
            <text:p>-0.0785732543</text:p>
          </table:table-cell>
          <table:table-cell office:value-type="float" office:value="0.0299096018782062" calcext:value-type="float">
            <text:p>0.0299096019</text:p>
          </table:table-cell>
          <table:table-cell office:value-type="float" office:value="0.0504316991239281" calcext:value-type="float">
            <text:p>0.0504316991</text:p>
          </table:table-cell>
          <table:table-cell office:value-type="float" office:value="0.139546787201132" calcext:value-type="float">
            <text:p>0.13954678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NFLX</text:p>
          </table:table-cell>
          <table:table-cell office:value-type="float" office:value="0.394219592169122" calcext:value-type="float">
            <text:p>0.3942195922</text:p>
          </table:table-cell>
          <table:table-cell office:value-type="float" office:value="0.0390005100554854" calcext:value-type="float">
            <text:p>0.0390005101</text:p>
          </table:table-cell>
          <table:table-cell office:value-type="float" office:value="-0.041268563700961" calcext:value-type="float">
            <text:p>-0.0412685637</text:p>
          </table:table-cell>
          <table:table-cell office:value-type="float" office:value="0.328655143515322" calcext:value-type="float">
            <text:p>0.3286551435</text:p>
          </table:table-cell>
          <table:table-cell office:value-type="float" office:value="0.144710020304908" calcext:value-type="float">
            <text:p>0.1447100203</text:p>
          </table:table-cell>
          <table:table-cell office:value-type="float" office:value="-0.083751214829727" calcext:value-type="float">
            <text:p>-0.0837512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750314821091" calcext:value-type="float">
            <text:p>0.07997503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AAPL</text:p>
          </table:table-cell>
          <table:table-cell office:value-type="float" office:value="0.655172413793103" calcext:value-type="float">
            <text:p>0.6551724138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709939148073022" calcext:value-type="float">
            <text:p>0.7099391481</text:p>
          </table:table-cell>
          <table:table-cell office:value-type="float" office:value="0.594320486815416" calcext:value-type="float">
            <text:p>0.5943204868</text:p>
          </table:table-cell>
          <table:table-cell office:value-type="float" office:value="0.831643002028398" calcext:value-type="float">
            <text:p>0.831643002</text:p>
          </table:table-cell>
          <table:table-cell office:value-type="float" office:value="0.795131845841785" calcext:value-type="float">
            <text:p>0.7951318458</text:p>
          </table:table-cell>
          <table:table-cell office:value-type="float" office:value="0.529531568228106" calcext:value-type="float">
            <text:p>0.5295315682</text:p>
          </table:table-cell>
          <table:table-cell office:value-type="float" office:value="0.719836400817996" calcext:value-type="float">
            <text:p>0.7198364008</text:p>
          </table:table-cell>
          <table:table-cell office:value-type="float" office:value="0.601239669421488" calcext:value-type="float">
            <text:p>0.60123966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AMZN</text:p>
          </table:table-cell>
          <table:table-cell office:value-type="float" office:value="0.471153846153846" calcext:value-type="float">
            <text:p>0.4711538462</text:p>
          </table:table-cell>
          <table:table-cell office:value-type="float" office:value="0.684466019417476" calcext:value-type="float">
            <text:p>0.6844660194</text:p>
          </table:table-cell>
          <table:table-cell office:value-type="float" office:value="0.432038834951456" calcext:value-type="float">
            <text:p>0.432038835</text:p>
          </table:table-cell>
          <table:table-cell office:value-type="float" office:value="0.470873786407767" calcext:value-type="float">
            <text:p>0.4708737864</text:p>
          </table:table-cell>
          <table:table-cell office:value-type="float" office:value="0.64390243902439" calcext:value-type="float">
            <text:p>0.643902439</text:p>
          </table:table-cell>
          <table:table-cell office:value-type="float" office:value="0.394088669950739" calcext:value-type="float">
            <text:p>0.39408867</text:p>
          </table:table-cell>
          <table:table-cell office:value-type="float" office:value="0.737623762376238" calcext:value-type="float">
            <text:p>0.7376237624</text:p>
          </table:table-cell>
          <table:table-cell office:value-type="float" office:value="0.718592964824121" calcext:value-type="float">
            <text:p>0.7185929648</text:p>
          </table:table-cell>
          <table:table-cell office:value-type="float" office:value="0.264248704663212" calcext:value-type="float">
            <text:p>0.26424870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GOOGL</text:p>
          </table:table-cell>
          <table:table-cell office:value-type="float" office:value="0.599348534201954" calcext:value-type="float">
            <text:p>0.5993485342</text:p>
          </table:table-cell>
          <table:table-cell office:value-type="float" office:value="0.650326797385621" calcext:value-type="float">
            <text:p>0.6503267974</text:p>
          </table:table-cell>
          <table:table-cell office:value-type="float" office:value="0.598039215686274" calcext:value-type="float">
            <text:p>0.5980392157</text:p>
          </table:table-cell>
          <table:table-cell office:value-type="float" office:value="0.708196721311475" calcext:value-type="float">
            <text:p>0.7081967213</text:p>
          </table:table-cell>
          <table:table-cell office:value-type="float" office:value="0.680921052631579" calcext:value-type="float">
            <text:p>0.6809210526</text:p>
          </table:table-cell>
          <table:table-cell office:value-type="float" office:value="0.577557755775578" calcext:value-type="float">
            <text:p>0.5775577558</text:p>
          </table:table-cell>
          <table:table-cell office:value-type="float" office:value="0.708609271523179" calcext:value-type="float">
            <text:p>0.7086092715</text:p>
          </table:table-cell>
          <table:table-cell office:value-type="float" office:value="0.599337748344371" calcext:value-type="float">
            <text:p>0.5993377483</text:p>
          </table:table-cell>
          <table:table-cell office:value-type="float" office:value="0.289115646258503" calcext:value-type="float">
            <text:p>0.28911564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MSFT</text:p>
          </table:table-cell>
          <table:table-cell office:value-type="float" office:value="0.687370600414079" calcext:value-type="float">
            <text:p>0.6873706004</text:p>
          </table:table-cell>
          <table:table-cell office:value-type="float" office:value="0.45643153526971" calcext:value-type="float">
            <text:p>0.4564315353</text:p>
          </table:table-cell>
          <table:table-cell office:value-type="float" office:value="0.652806652806653" calcext:value-type="float">
            <text:p>0.6528066528</text:p>
          </table:table-cell>
          <table:table-cell office:value-type="float" office:value="0.654885654885655" calcext:value-type="float">
            <text:p>0.6548856549</text:p>
          </table:table-cell>
          <table:table-cell office:value-type="float" office:value="0.551148225469729" calcext:value-type="float">
            <text:p>0.5511482255</text:p>
          </table:table-cell>
          <table:table-cell office:value-type="float" office:value="0.67223382045929" calcext:value-type="float">
            <text:p>0.6722338205</text:p>
          </table:table-cell>
          <table:table-cell office:value-type="float" office:value="0.707112970711297" calcext:value-type="float">
            <text:p>0.7071129707</text:p>
          </table:table-cell>
          <table:table-cell office:value-type="float" office:value="0.649048625792812" calcext:value-type="float">
            <text:p>0.6490486258</text:p>
          </table:table-cell>
          <table:table-cell office:value-type="float" office:value="0.294243070362473" calcext:value-type="float">
            <text:p>0.29424307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FB</text:p>
          </table:table-cell>
          <table:table-cell office:value-type="float" office:value="0.56980056980057" calcext:value-type="float">
            <text:p>0.5698005698</text:p>
          </table:table-cell>
          <table:table-cell office:value-type="float" office:value="0.558404558404558" calcext:value-type="float">
            <text:p>0.5584045584</text:p>
          </table:table-cell>
          <table:table-cell office:value-type="float" office:value="0.52" calcext:value-type="float">
            <text:p>0.52</text:p>
          </table:table-cell>
          <table:table-cell office:value-type="float" office:value="0.39031339031339" calcext:value-type="float">
            <text:p>0.3903133903</text:p>
          </table:table-cell>
          <table:table-cell office:value-type="float" office:value="0.602857142857143" calcext:value-type="float">
            <text:p>0.6028571429</text:p>
          </table:table-cell>
          <table:table-cell office:value-type="float" office:value="0.477142857142857" calcext:value-type="float">
            <text:p>0.4771428571</text:p>
          </table:table-cell>
          <table:table-cell office:value-type="float" office:value="0.377521613832853" calcext:value-type="float">
            <text:p>0.3775216138</text:p>
          </table:table-cell>
          <table:table-cell office:value-type="float" office:value="0.603498542274053" calcext:value-type="float">
            <text:p>0.6034985423</text:p>
          </table:table-cell>
          <table:table-cell office:value-type="float" office:value="0.457227138643068" calcext:value-type="float">
            <text:p>0.45722713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INTC</text:p>
          </table:table-cell>
          <table:table-cell office:value-type="float" office:value="0.455426356589147" calcext:value-type="float">
            <text:p>0.4554263566</text:p>
          </table:table-cell>
          <table:table-cell office:value-type="float" office:value="0.472868217054264" calcext:value-type="float">
            <text:p>0.4728682171</text:p>
          </table:table-cell>
          <table:table-cell office:value-type="float" office:value="0.528155339805825" calcext:value-type="float">
            <text:p>0.5281553398</text:p>
          </table:table-cell>
          <table:table-cell office:value-type="float" office:value="0.477669902912621" calcext:value-type="float">
            <text:p>0.4776699029</text:p>
          </table:table-cell>
          <table:table-cell office:value-type="float" office:value="0.522330097087379" calcext:value-type="float">
            <text:p>0.5223300971</text:p>
          </table:table-cell>
          <table:table-cell office:value-type="float" office:value="0.52621359223301" calcext:value-type="float">
            <text:p>0.5262135922</text:p>
          </table:table-cell>
          <table:table-cell office:value-type="float" office:value="0.513565891472868" calcext:value-type="float">
            <text:p>0.5135658915</text:p>
          </table:table-cell>
          <table:table-cell office:value-type="float" office:value="0.463178294573643" calcext:value-type="float">
            <text:p>0.4631782946</text:p>
          </table:table-cell>
          <table:table-cell office:value-type="float" office:value="0.553398058252427" calcext:value-type="float">
            <text:p>0.55339805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CSCO</text:p>
          </table:table-cell>
          <table:table-cell office:value-type="float" office:value="0.736434108527132" calcext:value-type="float">
            <text:p>0.7364341085</text:p>
          </table:table-cell>
          <table:table-cell office:value-type="float" office:value="0.454368932038835" calcext:value-type="float">
            <text:p>0.454368932</text:p>
          </table:table-cell>
          <table:table-cell office:value-type="float" office:value="0.322330097087379" calcext:value-type="float">
            <text:p>0.3223300971</text:p>
          </table:table-cell>
          <table:table-cell office:value-type="float" office:value="0.737864077669903" calcext:value-type="float">
            <text:p>0.7378640777</text:p>
          </table:table-cell>
          <table:table-cell office:value-type="float" office:value="0.736434108527132" calcext:value-type="float">
            <text:p>0.7364341085</text:p>
          </table:table-cell>
          <table:table-cell table:number-columns-repeated="3" office:value-type="float" office:value="0.737864077669903" calcext:value-type="float">
            <text:p>0.7378640777</text:p>
          </table:table-cell>
          <table:table-cell office:value-type="float" office:value="0.345631067961165" calcext:value-type="float">
            <text:p>0.3456310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CMCSA</text:p>
          </table:table-cell>
          <table:table-cell office:value-type="float" office:value="0.556962025316456" calcext:value-type="float">
            <text:p>0.5569620253</text:p>
          </table:table-cell>
          <table:table-cell office:value-type="float" office:value="0.485232067510549" calcext:value-type="float">
            <text:p>0.4852320675</text:p>
          </table:table-cell>
          <table:table-cell office:value-type="float" office:value="0.455696202531646" calcext:value-type="float">
            <text:p>0.4556962025</text:p>
          </table:table-cell>
          <table:table-cell office:value-type="float" office:value="0.52431289640592" calcext:value-type="float">
            <text:p>0.5243128964</text:p>
          </table:table-cell>
          <table:table-cell office:value-type="float" office:value="0.47568710359408" calcext:value-type="float">
            <text:p>0.4756871036</text:p>
          </table:table-cell>
          <table:table-cell office:value-type="float" office:value="0.471458773784355" calcext:value-type="float">
            <text:p>0.4714587738</text:p>
          </table:table-cell>
          <table:table-cell office:value-type="float" office:value="0.389006342494715" calcext:value-type="float">
            <text:p>0.3890063425</text:p>
          </table:table-cell>
          <table:table-cell office:value-type="float" office:value="0.436708860759494" calcext:value-type="float">
            <text:p>0.4367088608</text:p>
          </table:table-cell>
          <table:table-cell office:value-type="float" office:value="0.539112050739958" calcext:value-type="float">
            <text:p>0.53911205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NVDA</text:p>
          </table:table-cell>
          <table:table-cell office:value-type="float" office:value="0.588842975206612" calcext:value-type="float">
            <text:p>0.5888429752</text:p>
          </table:table-cell>
          <table:table-cell office:value-type="float" office:value="0.605371900826446" calcext:value-type="float">
            <text:p>0.6053719008</text:p>
          </table:table-cell>
          <table:table-cell office:value-type="float" office:value="0.459627329192547" calcext:value-type="float">
            <text:p>0.4596273292</text:p>
          </table:table-cell>
          <table:table-cell office:value-type="float" office:value="0.527950310559006" calcext:value-type="float">
            <text:p>0.5279503106</text:p>
          </table:table-cell>
          <table:table-cell office:value-type="float" office:value="0.356107660455487" calcext:value-type="float">
            <text:p>0.3561076605</text:p>
          </table:table-cell>
          <table:table-cell office:value-type="float" office:value="0.581780538302277" calcext:value-type="float">
            <text:p>0.5817805383</text:p>
          </table:table-cell>
          <table:table-cell office:value-type="float" office:value="0.419087136929461" calcext:value-type="float">
            <text:p>0.4190871369</text:p>
          </table:table-cell>
          <table:table-cell office:value-type="float" office:value="0.62839248434238" calcext:value-type="float">
            <text:p>0.6283924843</text:p>
          </table:table-cell>
          <table:table-cell office:value-type="float" office:value="0.437632135306554" calcext:value-type="float">
            <text:p>0.43763213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NFLX</text:p>
          </table:table-cell>
          <table:table-cell office:value-type="float" office:value="0.718992248062015" calcext:value-type="float">
            <text:p>0.7189922481</text:p>
          </table:table-cell>
          <table:table-cell office:value-type="float" office:value="0.498062015503876" calcext:value-type="float">
            <text:p>0.4980620155</text:p>
          </table:table-cell>
          <table:table-cell office:value-type="float" office:value="0.621359223300971" calcext:value-type="float">
            <text:p>0.6213592233</text:p>
          </table:table-cell>
          <table:table-cell office:value-type="float" office:value="0.578640776699029" calcext:value-type="float">
            <text:p>0.5786407767</text:p>
          </table:table-cell>
          <table:table-cell office:value-type="float" office:value="0.675728155339806" calcext:value-type="float">
            <text:p>0.6757281553</text:p>
          </table:table-cell>
          <table:table-cell office:value-type="float" office:value="0.317829457364341" calcext:value-type="float">
            <text:p>0.3178294574</text:p>
          </table:table-cell>
          <table:table-cell office:value-type="float" office:value="0.321705426356589" calcext:value-type="float">
            <text:p>0.3217054264</text:p>
          </table:table-cell>
          <table:table-cell office:value-type="float" office:value="0.678294573643411" calcext:value-type="float">
            <text:p>0.6782945736</text:p>
          </table:table-cell>
          <table:table-cell office:value-type="float" office:value="0.677669902912621" calcext:value-type="float">
            <text:p>0.6776699029</text:p>
          </table:table-cell>
          <table:table-cell table:number-columns-repeated="1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RC</text:p>
          </table:table-cell>
          <table:table-cell table:formula="of:=AVERAGE([.C4:.C13])" office:value-type="float" office:value="0.107675931802649" calcext:value-type="float">
            <text:p>0.1076759318</text:p>
          </table:table-cell>
          <table:table-cell table:formula="of:=AVERAGE([.D4:.D13])" office:value-type="float" office:value="0.0469230104162218" calcext:value-type="float">
            <text:p>0.0469230104</text:p>
          </table:table-cell>
          <table:table-cell table:formula="of:=AVERAGE([.E4:.E13])" office:value-type="float" office:value="0.0153043949629428" calcext:value-type="float">
            <text:p>0.015304395</text:p>
          </table:table-cell>
          <table:table-cell table:formula="of:=AVERAGE([.F4:.F13])" office:value-type="float" office:value="0.0484346376622649" calcext:value-type="float">
            <text:p>0.0484346377</text:p>
          </table:table-cell>
          <table:table-cell table:formula="of:=AVERAGE([.G4:.G13])" office:value-type="float" office:value="0.104526808556628" calcext:value-type="float">
            <text:p>0.1045268086</text:p>
          </table:table-cell>
          <table:table-cell table:formula="of:=AVERAGE([.H4:.H13])" office:value-type="float" office:value="0.0228783513781171" calcext:value-type="float">
            <text:p>0.0228783514</text:p>
          </table:table-cell>
          <table:table-cell table:formula="of:=AVERAGE([.I4:.I13])" office:value-type="float" office:value="0.0192298501803254" calcext:value-type="float">
            <text:p>0.0192298502</text:p>
          </table:table-cell>
          <table:table-cell table:formula="of:=AVERAGE([.J4:.J13])" office:value-type="float" office:value="-0.00725829881945873" calcext:value-type="float">
            <text:p>-0.0072582988</text:p>
          </table:table-cell>
          <table:table-cell table:formula="of:=AVERAGE([.K4:.K13])" office:value-type="float" office:value="-0.00966312962319966" calcext:value-type="float">
            <text:p>-0.0096631296</text:p>
          </table:table-cell>
          <table:table-cell table:number-columns-repeated="3"/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CC</text:p>
          </table:table-cell>
          <table:table-cell table:style-name="ce5" office:value-type="string" calcext:value-type="string">
            <text:p>ANW</text:p>
          </table:table-cell>
          <table:table-cell table:style-name="ce5" office:value-type="float" office:value="0.178571133660853" calcext:value-type="float">
            <text:p>0.179</text:p>
          </table:table-cell>
          <table:table-cell table:style-name="ce5" office:value-type="float" office:value="0.113337558184629" calcext:value-type="float">
            <text:p>0.113</text:p>
          </table:table-cell>
          <table:table-cell table:style-name="ce5" office:value-type="float" office:value="0.133542317594128" calcext:value-type="float">
            <text:p>0.134</text:p>
          </table:table-cell>
          <table:table-cell table:style-name="ce5" office:value-type="float" office:value="0.109744640773307" calcext:value-type="float">
            <text:p>0.110</text:p>
          </table:table-cell>
          <table:table-cell table:style-name="ce5" office:value-type="float" office:value="0.133786634011527" calcext:value-type="float">
            <text:p>0.134</text:p>
          </table:table-cell>
          <table:table-cell table:style-name="ce5" office:value-type="float" office:value="0.0566644799487137" calcext:value-type="float">
            <text:p>0.057</text:p>
          </table:table-cell>
          <table:table-cell table:style-name="ce5" office:value-type="float" office:value="0.111555130678142" calcext:value-type="float">
            <text:p>0.112</text:p>
          </table:table-cell>
          <table:table-cell table:style-name="ce5" office:value-type="float" office:value="0.0532987474672838" calcext:value-type="float">
            <text:p>0.053</text:p>
          </table:table-cell>
          <table:table-cell table:style-name="ce5" office:value-type="float" office:value="-0.00759626685162672" calcext:value-type="float">
            <text:p>-0.00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CC</text:p>
          </table:table-cell>
          <table:table-cell table:style-name="ce5" office:value-type="string" calcext:value-type="string">
            <text:p>SNW</text:p>
          </table:table-cell>
          <table:table-cell table:style-name="ce5" office:value-type="float" office:value="0.133510750442163" calcext:value-type="float">
            <text:p>0.134</text:p>
          </table:table-cell>
          <table:table-cell table:style-name="ce5" office:value-type="float" office:value="0.1540098863869" calcext:value-type="float">
            <text:p>0.154</text:p>
          </table:table-cell>
          <table:table-cell table:style-name="ce5" office:value-type="float" office:value="0.115136741412679" calcext:value-type="float">
            <text:p>0.115</text:p>
          </table:table-cell>
          <table:table-cell table:style-name="ce5" office:value-type="float" office:value="0.140050583392918" calcext:value-type="float">
            <text:p>0.140</text:p>
          </table:table-cell>
          <table:table-cell table:style-name="ce5" office:value-type="float" office:value="0.085697272465887" calcext:value-type="float">
            <text:p>0.086</text:p>
          </table:table-cell>
          <table:table-cell table:style-name="ce5" office:value-type="float" office:value="0.0549895612618504" calcext:value-type="float">
            <text:p>0.055</text:p>
          </table:table-cell>
          <table:table-cell table:style-name="ce5" office:value-type="float" office:value="-0.0061131670126267" calcext:value-type="float">
            <text:p>-0.006</text:p>
          </table:table-cell>
          <table:table-cell table:style-name="ce5" office:value-type="float" office:value="0.0625112468480274" calcext:value-type="float">
            <text:p>0.063</text:p>
          </table:table-cell>
          <table:table-cell table:style-name="ce5" office:value-type="float" office:value="-0.0483261187683122" calcext:value-type="float">
            <text:p>-0.04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CC</text:p>
          </table:table-cell>
          <table:table-cell table:style-name="ce5" office:value-type="string" calcext:value-type="string">
            <text:p>RC</text:p>
          </table:table-cell>
          <table:table-cell table:style-name="ce5" office:value-type="float" office:value="0.107675931802649" calcext:value-type="float">
            <text:p>0.108</text:p>
          </table:table-cell>
          <table:table-cell table:style-name="ce5" office:value-type="float" office:value="0.0469230104162218" calcext:value-type="float">
            <text:p>0.047</text:p>
          </table:table-cell>
          <table:table-cell table:style-name="ce5" office:value-type="float" office:value="0.0153043949629428" calcext:value-type="float">
            <text:p>0.015</text:p>
          </table:table-cell>
          <table:table-cell table:style-name="ce5" office:value-type="float" office:value="0.0484346376622649" calcext:value-type="float">
            <text:p>0.048</text:p>
          </table:table-cell>
          <table:table-cell table:style-name="ce5" office:value-type="float" office:value="0.104526808556628" calcext:value-type="float">
            <text:p>0.105</text:p>
          </table:table-cell>
          <table:table-cell table:style-name="ce5" office:value-type="float" office:value="0.022878351378117" calcext:value-type="float">
            <text:p>0.023</text:p>
          </table:table-cell>
          <table:table-cell table:style-name="ce5" office:value-type="float" office:value="0.0192298501803254" calcext:value-type="float">
            <text:p>0.019</text:p>
          </table:table-cell>
          <table:table-cell table:style-name="ce5" office:value-type="float" office:value="-0.00725829881945868" calcext:value-type="float">
            <text:p>-0.007</text:p>
          </table:table-cell>
          <table:table-cell table:style-name="ce5" office:value-type="float" office:value="-0.0096631296231996" calcext:value-type="float">
            <text:p>-0.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RC</text:p>
          </table:table-cell>
          <table:table-cell table:formula="of:=AVERAGE([.C14:.C23])" office:value-type="float" office:value="0.603950367806491" calcext:value-type="float">
            <text:p>0.6039503678</text:p>
          </table:table-cell>
          <table:table-cell table:formula="of:=AVERAGE([.D14:.D23])" office:value-type="float" office:value="0.568906145517604" calcext:value-type="float">
            <text:p>0.5689061455</text:p>
          </table:table-cell>
          <table:table-cell table:formula="of:=AVERAGE([.E14:.E23])" office:value-type="float" office:value="0.529999204343577" calcext:value-type="float">
            <text:p>0.5299992043</text:p>
          </table:table-cell>
          <table:table-cell table:formula="of:=AVERAGE([.F14:.F23])" office:value-type="float" office:value="0.566502800398018" calcext:value-type="float">
            <text:p>0.5665028004</text:p>
          </table:table-cell>
          <table:table-cell table:formula="of:=AVERAGE([.G14:.G23])" office:value-type="float" office:value="0.607675898701512" calcext:value-type="float">
            <text:p>0.6076758987</text:p>
          </table:table-cell>
          <table:table-cell table:formula="of:=AVERAGE([.H14:.H23])" office:value-type="float" office:value="0.555130138852413" calcext:value-type="float">
            <text:p>0.5551301389</text:p>
          </table:table-cell>
          <table:table-cell table:formula="of:=AVERAGE([.I14:.I23])" office:value-type="float" office:value="0.544162806159521" calcext:value-type="float">
            <text:p>0.5441628062</text:p>
          </table:table-cell>
          <table:table-cell table:formula="of:=AVERAGE([.J14:.J23])" office:value-type="float" office:value="0.623475257304218" calcext:value-type="float">
            <text:p>0.6234752573</text:p>
          </table:table-cell>
          <table:table-cell table:formula="of:=AVERAGE([.K14:.K23])" office:value-type="float" office:value="0.445951744452147" calcext:value-type="float">
            <text:p>0.4459517445</text:p>
          </table:table-cell>
          <table:table-cell table:number-columns-repeated="2"/>
          <table:table-cell office:value-type="string" calcext:value-type="string">
            <text:p>MCC</text:p>
          </table:table-cell>
          <table:table-cell table:style-name="ce5" office:value-type="string" calcext:value-type="string">
            <text:p>ARMA</text:p>
          </table:table-cell>
          <table:table-cell table:style-name="ce5" office:value-type="float" office:value="0.0303313048987277" calcext:value-type="float">
            <text:p>0.030</text:p>
          </table:table-cell>
          <table:table-cell table:style-name="ce5" office:value-type="float" office:value="0.0267312677211704" calcext:value-type="float">
            <text:p>0.027</text:p>
          </table:table-cell>
          <table:table-cell table:number-columns-repeated="3" table:style-name="ce5" office:value-type="float" office:value="0.0267277620465459" calcext:value-type="float">
            <text:p>0.027</text:p>
          </table:table-cell>
          <table:table-cell table:style-name="ce5" office:value-type="float" office:value="0.0289835489167891" calcext:value-type="float">
            <text:p>0.029</text:p>
          </table:table-cell>
          <table:table-cell table:style-name="ce5" office:value-type="float" office:value="0.00725937257255496" calcext:value-type="float">
            <text:p>0.007</text:p>
          </table:table-cell>
          <table:table-cell table:style-name="ce5" office:value-type="float" office:value="-0.0113238393148694" calcext:value-type="float">
            <text:p>-0.011</text:p>
          </table:table-cell>
          <table:table-cell table:style-name="ce5" office:value-type="float" office:value="0.0233698940395177" calcext:value-type="float">
            <text:p>0.023</text:p>
          </table:table-cell>
          <table:table-cell/>
          <table:table-cell office:value-type="string" calcext:value-type="string">
            <text:p>Most popular class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0" table:number-rows-spanned="1">
            <text:p>ARMA</text:p>
          </table:table-cell>
          <table:covered-table-cell table:number-columns-repeated="9"/>
          <table:table-cell table:number-columns-repeated="16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APL</text:p>
          </table:table-cell>
          <table:table-cell table:number-columns-repeated="6" office:value-type="float" office:value="0.0284620447531348" calcext:value-type="float">
            <text:p>0.0284620448</text:p>
          </table:table-cell>
          <table:table-cell table:number-columns-repeated="2" office:value-type="float" office:value="-0.0276622602606271" calcext:value-type="float">
            <text:p>-0.0276622603</text:p>
          </table:table-cell>
          <table:table-cell office:value-type="float" office:value="0.0284620447531348" calcext:value-type="float">
            <text:p>0.02846204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MZN</text:p>
          </table:table-cell>
          <table:table-cell table:number-columns-repeated="7" office:value-type="float" office:value="0.0325918864694353" calcext:value-type="float">
            <text:p>0.0325918865</text:p>
          </table:table-cell>
          <table:table-cell office:value-type="float" office:value="-0.0241540220232302" calcext:value-type="float">
            <text:p>-0.024154022</text:p>
          </table:table-cell>
          <table:table-cell office:value-type="float" office:value="0.0325918864694353" calcext:value-type="float">
            <text:p>0.03259188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GOOGL</text:p>
          </table:table-cell>
          <table:table-cell table:number-columns-repeated="7" office:value-type="float" office:value="0.027842353954031" calcext:value-type="float">
            <text:p>0.027842354</text:p>
          </table:table-cell>
          <table:table-cell table:number-columns-repeated="2" office:value-type="float" office:value="-0.028294194818683" calcext:value-type="float">
            <text:p>-0.02829419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MSFT</text:p>
          </table:table-cell>
          <table:table-cell table:number-columns-repeated="6" office:value-type="float" office:value="0.0305620706035369" calcext:value-type="float">
            <text:p>0.0305620706</text:p>
          </table:table-cell>
          <table:table-cell table:number-columns-repeated="2" office:value-type="float" office:value="-0.0257742474178394" calcext:value-type="float">
            <text:p>-0.0257742474</text:p>
          </table:table-cell>
          <table:table-cell office:value-type="float" office:value="0.0305620706035369" calcext:value-type="float">
            <text:p>0.03056207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FB</text:p>
          </table:table-cell>
          <table:table-cell table:number-columns-repeated="7" office:value-type="float" office:value="0.0276520674507436" calcext:value-type="float">
            <text:p>0.0276520675</text:p>
          </table:table-cell>
          <table:table-cell office:value-type="float" office:value="-0.0284890506290149" calcext:value-type="float">
            <text:p>-0.0284890506</text:p>
          </table:table-cell>
          <table:table-cell office:value-type="float" office:value="0.0276520674507436" calcext:value-type="float">
            <text:p>0.0276520675</text:p>
          </table:table-cell>
          <table:table-cell table:number-columns-repeated="3"/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INTC</text:p>
          </table:table-cell>
          <table:table-cell office:value-type="float" office:value="0.0266408466994581" calcext:value-type="float">
            <text:p>0.0266408467</text:p>
          </table:table-cell>
          <table:table-cell table:number-columns-repeated="4" office:value-type="float" office:value="0.00408297799702635" calcext:value-type="float">
            <text:p>0.004082978</text:p>
          </table:table-cell>
          <table:table-cell table:number-columns-repeated="2" office:value-type="float" office:value="0.0266408466994581" calcext:value-type="float">
            <text:p>0.0266408467</text:p>
          </table:table-cell>
          <table:table-cell office:value-type="float" office:value="0.00408297799702635" calcext:value-type="float">
            <text:p>0.004082978</text:p>
          </table:table-cell>
          <table:table-cell office:value-type="float" office:value="0.0266408466994581" calcext:value-type="float">
            <text:p>0.0266408467</text:p>
          </table:table-cell>
          <table:table-cell table:number-columns-repeated="2"/>
          <table:table-cell office:value-type="string" calcext:value-type="string">
            <text:p>test acc</text:p>
          </table:table-cell>
          <table:table-cell office:value-type="string" calcext:value-type="string">
            <text:p>ANW</text:p>
          </table:table-cell>
          <table:table-cell office:value-type="float" office:value="0.634723553061485" calcext:value-type="float">
            <text:p>0.6347235531</text:p>
          </table:table-cell>
          <table:table-cell office:value-type="float" office:value="0.587253394722939" calcext:value-type="float">
            <text:p>0.5872533947</text:p>
          </table:table-cell>
          <table:table-cell office:value-type="float" office:value="0.587065100669861" calcext:value-type="float">
            <text:p>0.5870651007</text:p>
          </table:table-cell>
          <table:table-cell office:value-type="float" office:value="0.586993107199669" calcext:value-type="float">
            <text:p>0.5869931072</text:p>
          </table:table-cell>
          <table:table-cell office:value-type="float" office:value="0.57620912194252" calcext:value-type="float">
            <text:p>0.5762091219</text:p>
          </table:table-cell>
          <table:table-cell office:value-type="float" office:value="0.549295747280121" calcext:value-type="float">
            <text:p>0.5492957473</text:p>
          </table:table-cell>
          <table:table-cell office:value-type="float" office:value="0.580301034450531" calcext:value-type="float">
            <text:p>0.5803010345</text:p>
          </table:table-cell>
          <table:table-cell office:value-type="float" office:value="0.546210291981697" calcext:value-type="float">
            <text:p>0.546210292</text:p>
          </table:table-cell>
          <table:table-cell office:value-type="float" office:value="0.524807664752007" calcext:value-type="float">
            <text:p>0.5248076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SCO</text:p>
          </table:table-cell>
          <table:table-cell table:number-columns-repeated="6" office:value-type="float" office:value="0.0304945660350583" calcext:value-type="float">
            <text:p>0.030494566</text:p>
          </table:table-cell>
          <table:table-cell table:number-columns-repeated="2" office:value-type="float" office:value="-0.0258169693635068" calcext:value-type="float">
            <text:p>-0.0258169694</text:p>
          </table:table-cell>
          <table:table-cell office:value-type="float" office:value="0.0304945660350583" calcext:value-type="float">
            <text:p>0.030494566</text:p>
          </table:table-cell>
          <table:table-cell table:number-columns-repeated="2"/>
          <table:table-cell office:value-type="string" calcext:value-type="string">
            <text:p>test acc</text:p>
          </table:table-cell>
          <table:table-cell office:value-type="string" calcext:value-type="string">
            <text:p>SNW</text:p>
          </table:table-cell>
          <table:table-cell office:value-type="float" office:value="0.56603869497776" calcext:value-type="float">
            <text:p>0.566038695</text:p>
          </table:table-cell>
          <table:table-cell office:value-type="float" office:value="0.547244372963905" calcext:value-type="float">
            <text:p>0.547244373</text:p>
          </table:table-cell>
          <table:table-cell office:value-type="float" office:value="0.550030666589737" calcext:value-type="float">
            <text:p>0.5500306666</text:p>
          </table:table-cell>
          <table:table-cell office:value-type="float" office:value="0.551298010349274" calcext:value-type="float">
            <text:p>0.5512980103</text:p>
          </table:table-cell>
          <table:table-cell office:value-type="float" office:value="0.536326661705971" calcext:value-type="float">
            <text:p>0.5363266617</text:p>
          </table:table-cell>
          <table:table-cell office:value-type="float" office:value="0.542368474602699" calcext:value-type="float">
            <text:p>0.5423684746</text:p>
          </table:table-cell>
          <table:table-cell office:value-type="float" office:value="0.55249759888649" calcext:value-type="float">
            <text:p>0.5524975989</text:p>
          </table:table-cell>
          <table:table-cell office:value-type="float" office:value="0.5732955545187" calcext:value-type="float">
            <text:p>0.5732955545</text:p>
          </table:table-cell>
          <table:table-cell office:value-type="float" office:value="0.517559531331062" calcext:value-type="float">
            <text:p>0.517559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MCSA</text:p>
          </table:table-cell>
          <table:table-cell table:number-columns-repeated="7" office:value-type="float" office:value="0.0234197543778743" calcext:value-type="float">
            <text:p>0.0234197544</text:p>
          </table:table-cell>
          <table:table-cell office:value-type="float" office:value="0.0234392341457483" calcext:value-type="float">
            <text:p>0.0234392341</text:p>
          </table:table-cell>
          <table:table-cell office:value-type="float" office:value="0.0234197543778743" calcext:value-type="float">
            <text:p>0.0234197544</text:p>
          </table:table-cell>
          <table:table-cell table:number-columns-repeated="2"/>
          <table:table-cell office:value-type="string" calcext:value-type="string">
            <text:p>test acc</text:p>
          </table:table-cell>
          <table:table-cell office:value-type="string" calcext:value-type="string">
            <text:p>MPC</text:p>
          </table:table-cell>
          <table:table-cell table:number-columns-repeated="2" office:value-type="float" office:value="0.573511398308088" calcext:value-type="float">
            <text:p>0.5735113983</text:p>
          </table:table-cell>
          <table:table-cell office:value-type="float" office:value="0.57507179929883" calcext:value-type="float">
            <text:p>0.5750717993</text:p>
          </table:table-cell>
          <table:table-cell table:number-columns-repeated="2" office:value-type="float" office:value="0.575855097233582" calcext:value-type="float">
            <text:p>0.5758550972</text:p>
          </table:table-cell>
          <table:table-cell office:value-type="float" office:value="0.575896934923927" calcext:value-type="float">
            <text:p>0.5758969349</text:p>
          </table:table-cell>
          <table:table-cell office:value-type="float" office:value="0.576625537643665" calcext:value-type="float">
            <text:p>0.5766255376</text:p>
          </table:table-cell>
          <table:table-cell office:value-type="float" office:value="0.575121517278508" calcext:value-type="float">
            <text:p>0.5751215173</text:p>
          </table:table-cell>
          <table:table-cell office:value-type="float" office:value="0.573007152390466" calcext:value-type="float">
            <text:p>0.5730071524</text:p>
          </table:table-cell>
          <table:table-cell/>
          <table:table-cell office:value-type="string" calcext:value-type="string">
            <text:p>Most popular class</text:p>
          </table:table-cell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VDA</text:p>
          </table:table-cell>
          <table:table-cell office:value-type="float" office:value="0.0458647115767938" calcext:value-type="float">
            <text:p>0.0458647116</text:p>
          </table:table-cell>
          <table:table-cell office:value-type="float" office:value="0.0324222085036517" calcext:value-type="float">
            <text:p>0.0324222085</text:p>
          </table:table-cell>
          <table:table-cell table:number-columns-repeated="5" office:value-type="float" office:value="0.0323871517574073" calcext:value-type="float">
            <text:p>0.0323871518</text:p>
          </table:table-cell>
          <table:table-cell office:value-type="float" office:value="0.0458647115767938" calcext:value-type="float">
            <text:p>0.0458647116</text:p>
          </table:table-cell>
          <table:table-cell office:value-type="float" office:value="0.0323871517574073" calcext:value-type="float">
            <text:p>0.03238715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FLX</text:p>
          </table:table-cell>
          <table:table-cell table:number-columns-repeated="6" office:value-type="float" office:value="0.0297827470672113" calcext:value-type="float">
            <text:p>0.0297827471</text:p>
          </table:table-cell>
          <table:table-cell office:value-type="float" office:value="-0.0186868579414267" calcext:value-type="float">
            <text:p>-0.0186868579</text:p>
          </table:table-cell>
          <table:table-cell office:value-type="float" office:value="-0.0264345723553609" calcext:value-type="float">
            <text:p>-0.0264345724</text:p>
          </table:table-cell>
          <table:table-cell office:value-type="float" office:value="0.0297827470672113" calcext:value-type="float">
            <text:p>0.0297827471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RMA</text:p>
          </table:table-cell>
          <table:table-cell table:formula="of:=AVERAGE([.C37:.C46])" office:value-type="float" office:value="0.0303313048987277" calcext:value-type="float">
            <text:p>0.0303313049</text:p>
          </table:table-cell>
          <table:table-cell table:formula="of:=AVERAGE([.D37:.D46])" office:value-type="float" office:value="0.0267312677211704" calcext:value-type="float">
            <text:p>0.0267312677</text:p>
          </table:table-cell>
          <table:table-cell table:formula="of:=AVERAGE([.E37:.E46])" office:value-type="float" office:value="0.0267277620465459" calcext:value-type="float">
            <text:p>0.026727762</text:p>
          </table:table-cell>
          <table:table-cell table:formula="of:=AVERAGE([.F37:.F46])" office:value-type="float" office:value="0.0267277620465459" calcext:value-type="float">
            <text:p>0.026727762</text:p>
          </table:table-cell>
          <table:table-cell table:formula="of:=AVERAGE([.G37:.G46])" office:value-type="float" office:value="0.0267277620465459" calcext:value-type="float">
            <text:p>0.026727762</text:p>
          </table:table-cell>
          <table:table-cell table:formula="of:=AVERAGE([.H37:.H46])" office:value-type="float" office:value="0.0289835489167891" calcext:value-type="float">
            <text:p>0.0289835489</text:p>
          </table:table-cell>
          <table:table-cell table:formula="of:=AVERAGE([.I37:.I46])" office:value-type="float" office:value="0.00725937257255496" calcext:value-type="float">
            <text:p>0.0072593726</text:p>
          </table:table-cell>
          <table:table-cell table:formula="of:=AVERAGE([.J37:.J46])" office:value-type="float" office:value="-0.0113238393148694" calcext:value-type="float">
            <text:p>-0.0113238393</text:p>
          </table:table-cell>
          <table:table-cell table:formula="of:=AVERAGE([.K37:.K46])" office:value-type="float" office:value="0.0233698940395177" calcext:value-type="float">
            <text:p>0.023369894</text:p>
          </table:table-cell>
          <table:table-cell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0" table:number-rows-spanned="1">
            <text:p>ANW</text:p>
          </table:table-cell>
          <table:covered-table-cell table:number-columns-repeated="9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APL</text:p>
          </table:table-cell>
          <table:table-cell office:value-type="float" office:value="0.714876055717468" calcext:value-type="float">
            <text:p>0.7148760557</text:p>
          </table:table-cell>
          <table:table-cell office:value-type="float" office:value="0.652892589569092" calcext:value-type="float">
            <text:p>0.6528925896</text:p>
          </table:table-cell>
          <table:table-cell office:value-type="float" office:value="0.619834721088409" calcext:value-type="float">
            <text:p>0.6198347211</text:p>
          </table:table-cell>
          <table:table-cell office:value-type="float" office:value="0.626033067703247" calcext:value-type="float">
            <text:p>0.6260330677</text:p>
          </table:table-cell>
          <table:table-cell office:value-type="float" office:value="0.606625258922577" calcext:value-type="float">
            <text:p>0.6066252589</text:p>
          </table:table-cell>
          <table:table-cell office:value-type="float" office:value="0.568464756011963" calcext:value-type="float">
            <text:p>0.568464756</text:p>
          </table:table-cell>
          <table:table-cell office:value-type="float" office:value="0.600000023841858" calcext:value-type="float">
            <text:p>0.6000000238</text:p>
          </table:table-cell>
          <table:table-cell office:value-type="float" office:value="0.644957959651947" calcext:value-type="float">
            <text:p>0.6449579597</text:p>
          </table:table-cell>
          <table:table-cell office:value-type="float" office:value="0.574999988079071" calcext:value-type="float">
            <text:p>0.57499998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MZN</text:p>
          </table:table-cell>
          <table:table-cell office:value-type="float" office:value="0.724137902259827" calcext:value-type="float">
            <text:p>0.7241379023</text:p>
          </table:table-cell>
          <table:table-cell office:value-type="float" office:value="0.722772300243378" calcext:value-type="float">
            <text:p>0.7227723002</text:p>
          </table:table-cell>
          <table:table-cell office:value-type="float" office:value="0.724137902259827" calcext:value-type="float">
            <text:p>0.7241379023</text:p>
          </table:table-cell>
          <table:table-cell office:value-type="float" office:value="0.725490212440491" calcext:value-type="float">
            <text:p>0.7254902124</text:p>
          </table:table-cell>
          <table:table-cell table:number-columns-repeated="2" office:value-type="float" office:value="0.722772300243378" calcext:value-type="float">
            <text:p>0.7227723002</text:p>
          </table:table-cell>
          <table:table-cell office:value-type="float" office:value="0.761194050312042" calcext:value-type="float">
            <text:p>0.7611940503</text:p>
          </table:table-cell>
          <table:table-cell office:value-type="float" office:value="0.788944721221924" calcext:value-type="float">
            <text:p>0.7889447212</text:p>
          </table:table-cell>
          <table:table-cell office:value-type="float" office:value="0.709844589233398" calcext:value-type="float">
            <text:p>0.70984458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OOGL</text:p>
          </table:table-cell>
          <table:table-cell office:value-type="float" office:value="0.603960394859314" calcext:value-type="float">
            <text:p>0.6039603949</text:p>
          </table:table-cell>
          <table:table-cell office:value-type="float" office:value="0.514950156211853" calcext:value-type="float">
            <text:p>0.5149501562</text:p>
          </table:table-cell>
          <table:table-cell office:value-type="float" office:value="0.544850468635559" calcext:value-type="float">
            <text:p>0.5448504686</text:p>
          </table:table-cell>
          <table:table-cell office:value-type="float" office:value="0.567656755447388" calcext:value-type="float">
            <text:p>0.5676567554</text:p>
          </table:table-cell>
          <table:table-cell office:value-type="float" office:value="0.5" calcext:value-type="float">
            <text:p>0.5</text:p>
          </table:table-cell>
          <table:table-cell office:value-type="float" office:value="0.558139562606812" calcext:value-type="float">
            <text:p>0.5581395626</text:p>
          </table:table-cell>
          <table:table-cell office:value-type="float" office:value="0.509933769702911" calcext:value-type="float">
            <text:p>0.5099337697</text:p>
          </table:table-cell>
          <table:table-cell office:value-type="float" office:value="0.479999989271164" calcext:value-type="float">
            <text:p>0.4799999893</text:p>
          </table:table-cell>
          <table:table-cell office:value-type="float" office:value="0.472602725028992" calcext:value-type="float">
            <text:p>0.4726027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SFT</text:p>
          </table:table-cell>
          <table:table-cell office:value-type="float" office:value="0.578059077262878" calcext:value-type="float">
            <text:p>0.5780590773</text:p>
          </table:table-cell>
          <table:table-cell office:value-type="float" office:value="0.468354433774948" calcext:value-type="float">
            <text:p>0.4683544338</text:p>
          </table:table-cell>
          <table:table-cell office:value-type="float" office:value="0.671578943729401" calcext:value-type="float">
            <text:p>0.6715789437</text:p>
          </table:table-cell>
          <table:table-cell office:value-type="float" office:value="0.456842094659805" calcext:value-type="float">
            <text:p>0.4568420947</text:p>
          </table:table-cell>
          <table:table-cell office:value-type="float" office:value="0.571729958057404" calcext:value-type="float">
            <text:p>0.5717299581</text:p>
          </table:table-cell>
          <table:table-cell office:value-type="float" office:value="0.413502097129822" calcext:value-type="float">
            <text:p>0.4135020971</text:p>
          </table:table-cell>
          <table:table-cell office:value-type="float" office:value="0.738396644592285" calcext:value-type="float">
            <text:p>0.7383966446</text:p>
          </table:table-cell>
          <table:table-cell office:value-type="float" office:value="0.742616057395935" calcext:value-type="float">
            <text:p>0.7426160574</text:p>
          </table:table-cell>
          <table:table-cell office:value-type="float" office:value="0.709677398204803" calcext:value-type="float">
            <text:p>0.70967739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B</text:p>
          </table:table-cell>
          <table:table-cell office:value-type="float" office:value="0.719653189182282" calcext:value-type="float">
            <text:p>0.7196531892</text:p>
          </table:table-cell>
          <table:table-cell office:value-type="float" office:value="0.715942025184631" calcext:value-type="float">
            <text:p>0.7159420252</text:p>
          </table:table-cell>
          <table:table-cell office:value-type="float" office:value="0.713872849941254" calcext:value-type="float">
            <text:p>0.7138728499</text:p>
          </table:table-cell>
          <table:table-cell office:value-type="float" office:value="0.680115282535553" calcext:value-type="float">
            <text:p>0.6801152825</text:p>
          </table:table-cell>
          <table:table-cell office:value-type="float" office:value="0.628985524177551" calcext:value-type="float">
            <text:p>0.6289855242</text:p>
          </table:table-cell>
          <table:table-cell office:value-type="float" office:value="0.495652168989181" calcext:value-type="float">
            <text:p>0.495652169</text:p>
          </table:table-cell>
          <table:table-cell office:value-type="float" office:value="0.578488349914551" calcext:value-type="float">
            <text:p>0.5784883499</text:p>
          </table:table-cell>
          <table:table-cell office:value-type="float" office:value="0.401162803173065" calcext:value-type="float">
            <text:p>0.4011628032</text:p>
          </table:table-cell>
          <table:table-cell office:value-type="float" office:value="0.449404776096344" calcext:value-type="float">
            <text:p>0.44940477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INTC</text:p>
          </table:table-cell>
          <table:table-cell office:value-type="float" office:value="0.570576548576355" calcext:value-type="float">
            <text:p>0.5705765486</text:p>
          </table:table-cell>
          <table:table-cell office:value-type="float" office:value="0.60636180639267" calcext:value-type="float">
            <text:p>0.6063618064</text:p>
          </table:table-cell>
          <table:table-cell office:value-type="float" office:value="0.624254465103149" calcext:value-type="float">
            <text:p>0.6242544651</text:p>
          </table:table-cell>
          <table:table-cell office:value-type="float" office:value="0.601190447807312" calcext:value-type="float">
            <text:p>0.6011904478</text:p>
          </table:table-cell>
          <table:table-cell office:value-type="float" office:value="0.613861382007599" calcext:value-type="float">
            <text:p>0.613861382</text:p>
          </table:table-cell>
          <table:table-cell office:value-type="float" office:value="0.641584157943726" calcext:value-type="float">
            <text:p>0.6415841579</text:p>
          </table:table-cell>
          <table:table-cell office:value-type="float" office:value="0.560157775878906" calcext:value-type="float">
            <text:p>0.5601577759</text:p>
          </table:table-cell>
          <table:table-cell office:value-type="float" office:value="0.546351075172424" calcext:value-type="float">
            <text:p>0.5463510752</text:p>
          </table:table-cell>
          <table:table-cell office:value-type="float" office:value="0.376725852489471" calcext:value-type="float">
            <text:p>0.37672585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SCO</text:p>
          </table:table-cell>
          <table:table-cell office:value-type="float" office:value="0.685884714126587" calcext:value-type="float">
            <text:p>0.6858847141</text:p>
          </table:table-cell>
          <table:table-cell office:value-type="float" office:value="0.584493041038513" calcext:value-type="float">
            <text:p>0.584493041</text:p>
          </table:table-cell>
          <table:table-cell office:value-type="float" office:value="0.508946299552918" calcext:value-type="float">
            <text:p>0.5089462996</text:p>
          </table:table-cell>
          <table:table-cell office:value-type="float" office:value="0.609901010990143" calcext:value-type="float">
            <text:p>0.609901011</text:p>
          </table:table-cell>
          <table:table-cell office:value-type="float" office:value="0.546534657478333" calcext:value-type="float">
            <text:p>0.5465346575</text:p>
          </table:table-cell>
          <table:table-cell office:value-type="float" office:value="0.542574286460876" calcext:value-type="float">
            <text:p>0.5425742865</text:p>
          </table:table-cell>
          <table:table-cell office:value-type="float" office:value="0.621301770210266" calcext:value-type="float">
            <text:p>0.6213017702</text:p>
          </table:table-cell>
          <table:table-cell office:value-type="float" office:value="0.54851484298706" calcext:value-type="float">
            <text:p>0.548514843</text:p>
          </table:table-cell>
          <table:table-cell office:value-type="float" office:value="0.528712868690491" calcext:value-type="float">
            <text:p>0.52871286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MCSA</text:p>
          </table:table-cell>
          <table:table-cell office:value-type="float" office:value="0.441304355859757" calcext:value-type="float">
            <text:p>0.4413043559</text:p>
          </table:table-cell>
          <table:table-cell table:number-columns-repeated="2" office:value-type="float" office:value="0.444685459136963" calcext:value-type="float">
            <text:p>0.4446854591</text:p>
          </table:table-cell>
          <table:table-cell office:value-type="float" office:value="0.446854650974274" calcext:value-type="float">
            <text:p>0.446854651</text:p>
          </table:table-cell>
          <table:table-cell office:value-type="float" office:value="0.548596084117889" calcext:value-type="float">
            <text:p>0.5485960841</text:p>
          </table:table-cell>
          <table:table-cell office:value-type="float" office:value="0.535637140274048" calcext:value-type="float">
            <text:p>0.5356371403</text:p>
          </table:table-cell>
          <table:table-cell office:value-type="float" office:value="0.473118275403976" calcext:value-type="float">
            <text:p>0.4731182754</text:p>
          </table:table-cell>
          <table:table-cell office:value-type="float" office:value="0.359139770269394" calcext:value-type="float">
            <text:p>0.3591397703</text:p>
          </table:table-cell>
          <table:table-cell office:value-type="float" office:value="0.320430099964142" calcext:value-type="float">
            <text:p>0.32043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VDA</text:p>
          </table:table-cell>
          <table:table-cell office:value-type="float" office:value="0.652719676494598" calcext:value-type="float">
            <text:p>0.6527196765</text:p>
          </table:table-cell>
          <table:table-cell office:value-type="float" office:value="0.649159669876099" calcext:value-type="float">
            <text:p>0.6491596699</text:p>
          </table:table-cell>
          <table:table-cell office:value-type="float" office:value="0.64075630903244" calcext:value-type="float">
            <text:p>0.640756309</text:p>
          </table:table-cell>
          <table:table-cell office:value-type="float" office:value="0.649895191192627" calcext:value-type="float">
            <text:p>0.6498951912</text:p>
          </table:table-cell>
          <table:table-cell office:value-type="float" office:value="0.664570212364197" calcext:value-type="float">
            <text:p>0.6645702124</text:p>
          </table:table-cell>
          <table:table-cell office:value-type="float" office:value="0.565126061439514" calcext:value-type="float">
            <text:p>0.5651260614</text:p>
          </table:table-cell>
          <table:table-cell office:value-type="float" office:value="0.546218514442444" calcext:value-type="float">
            <text:p>0.5462185144</text:p>
          </table:table-cell>
          <table:table-cell office:value-type="float" office:value="0.662447273731232" calcext:value-type="float">
            <text:p>0.6624472737</text:p>
          </table:table-cell>
          <table:table-cell office:value-type="float" office:value="0.678800880908966" calcext:value-type="float">
            <text:p>0.67880088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FLX</text:p>
          </table:table-cell>
          <table:table-cell office:value-type="float" office:value="0.656063616275787" calcext:value-type="float">
            <text:p>0.6560636163</text:p>
          </table:table-cell>
          <table:table-cell office:value-type="float" office:value="0.512922465801239" calcext:value-type="float">
            <text:p>0.5129224658</text:p>
          </table:table-cell>
          <table:table-cell office:value-type="float" office:value="0.377733588218689" calcext:value-type="float">
            <text:p>0.3777335882</text:p>
          </table:table-cell>
          <table:table-cell office:value-type="float" office:value="0.50595235824585" calcext:value-type="float">
            <text:p>0.5059523582</text:p>
          </table:table-cell>
          <table:table-cell office:value-type="float" office:value="0.358415842056274" calcext:value-type="float">
            <text:p>0.3584158421</text:p>
          </table:table-cell>
          <table:table-cell office:value-type="float" office:value="0.449504941701889" calcext:value-type="float">
            <text:p>0.4495049417</text:p>
          </table:table-cell>
          <table:table-cell office:value-type="float" office:value="0.41420117020607" calcext:value-type="float">
            <text:p>0.4142011702</text:p>
          </table:table-cell>
          <table:table-cell office:value-type="float" office:value="0.287968426942825" calcext:value-type="float">
            <text:p>0.2879684269</text:p>
          </table:table-cell>
          <table:table-cell office:value-type="float" office:value="0.426877468824387" calcext:value-type="float">
            <text:p>0.42687746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AAPL</text:p>
          </table:table-cell>
          <table:table-cell office:value-type="float" office:value="0.442007235384981" calcext:value-type="float">
            <text:p>0.4420072354</text:p>
          </table:table-cell>
          <table:table-cell office:value-type="float" office:value="0.301973016987121" calcext:value-type="float">
            <text:p>0.301973017</text:p>
          </table:table-cell>
          <table:table-cell office:value-type="float" office:value="0.248453044548279" calcext:value-type="float">
            <text:p>0.2484530445</text:p>
          </table:table-cell>
          <table:table-cell office:value-type="float" office:value="0.266472180757597" calcext:value-type="float">
            <text:p>0.2664721808</text:p>
          </table:table-cell>
          <table:table-cell office:value-type="float" office:value="0.173959775496858" calcext:value-type="float">
            <text:p>0.1739597755</text:p>
          </table:table-cell>
          <table:table-cell office:value-type="float" office:value="0.0315031967932024" calcext:value-type="float">
            <text:p>0.0315031968</text:p>
          </table:table-cell>
          <table:table-cell office:value-type="float" office:value="0.193242502175901" calcext:value-type="float">
            <text:p>0.1932425022</text:p>
          </table:table-cell>
          <table:table-cell office:value-type="float" office:value="0.273755898741154" calcext:value-type="float">
            <text:p>0.2737558987</text:p>
          </table:table-cell>
          <table:table-cell office:value-type="float" office:value="0.0844181962435079" calcext:value-type="float">
            <text:p>0.08441819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AMZN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GOOGL</text:p>
          </table:table-cell>
          <table:table-cell office:value-type="float" office:value="0.00267221814757725" calcext:value-type="float">
            <text:p>0.0026722181</text:p>
          </table:table-cell>
          <table:table-cell office:value-type="float" office:value="-0.144743708657747" calcext:value-type="float">
            <text:p>-0.1447437087</text:p>
          </table:table-cell>
          <table:table-cell office:value-type="float" office:value="-0.0761093096958556" calcext:value-type="float">
            <text:p>-0.0761093097</text:p>
          </table:table-cell>
          <table:table-cell office:value-type="float" office:value="-0.030812383025989" calcext:value-type="float">
            <text:p>-0.030812383</text:p>
          </table:table-cell>
          <table:table-cell office:value-type="float" office:value="-0.104501970175587" calcext:value-type="float">
            <text:p>-0.1045019702</text:p>
          </table:table-cell>
          <table:table-cell office:value-type="float" office:value="-0.07937638190254" calcext:value-type="float">
            <text:p>-0.0793763819</text:p>
          </table:table-cell>
          <table:table-cell office:value-type="float" office:value="-0.122804719234617" calcext:value-type="float">
            <text:p>-0.1228047192</text:p>
          </table:table-cell>
          <table:table-cell office:value-type="float" office:value="-0.175586391544048" calcext:value-type="float">
            <text:p>-0.1755863915</text:p>
          </table:table-cell>
          <table:table-cell office:value-type="float" office:value="0.0443758069932484" calcext:value-type="float">
            <text:p>0.0443758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MSFT</text:p>
          </table:table-cell>
          <table:table-cell office:value-type="float" office:value="0.101088506347642" calcext:value-type="float">
            <text:p>0.1010885063</text:p>
          </table:table-cell>
          <table:table-cell office:value-type="float" office:value="-0.113740885072119" calcext:value-type="float">
            <text:p>-0.1137408851</text:p>
          </table:table-cell>
          <table:table-cell office:value-type="float" office:value="0.148072027453102" calcext:value-type="float">
            <text:p>0.1480720275</text:p>
          </table:table-cell>
          <table:table-cell office:value-type="float" office:value="-0.0621661555673287" calcext:value-type="float">
            <text:p>-0.0621661556</text:p>
          </table:table-cell>
          <table:table-cell office:value-type="float" office:value="0.0188491879959357" calcext:value-type="float">
            <text:p>0.018849188</text:p>
          </table:table-cell>
          <table:table-cell office:value-type="float" office:value="-0.145160955198725" calcext:value-type="float">
            <text:p>-0.1451609552</text:p>
          </table:table-cell>
          <table:table-cell office:value-type="float" office:value="0.313795709793467" calcext:value-type="float">
            <text:p>0.3137957098</text:p>
          </table:table-cell>
          <table:table-cell office:value-type="float" office:value="0.329389719031735" calcext:value-type="float">
            <text:p>0.329389719</text:p>
          </table:table-cell>
          <table:table-cell office:value-type="float" office:value="0.216756949970144" calcext:value-type="float">
            <text:p>0.216756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FB</text:p>
          </table:table-cell>
          <table:table-cell office:value-type="float" office:value="0.440143628702443" calcext:value-type="float">
            <text:p>0.4401436287</text:p>
          </table:table-cell>
          <table:table-cell office:value-type="float" office:value="0.470592244024387" calcext:value-type="float">
            <text:p>0.470592244</text:p>
          </table:table-cell>
          <table:table-cell office:value-type="float" office:value="0.406922879560985" calcext:value-type="float">
            <text:p>0.4069228796</text:p>
          </table:table-cell>
          <table:table-cell office:value-type="float" office:value="0.406576238217824" calcext:value-type="float">
            <text:p>0.4065762382</text:p>
          </table:table-cell>
          <table:table-cell office:value-type="float" office:value="0.359106511209419" calcext:value-type="float">
            <text:p>0.3591065112</text:p>
          </table:table-cell>
          <table:table-cell office:value-type="float" office:value="0.127088445887929" calcext:value-type="float">
            <text:p>0.1270884459</text:p>
          </table:table-cell>
          <table:table-cell office:value-type="float" office:value="0.284780917523114" calcext:value-type="float">
            <text:p>0.2847809175</text:p>
          </table:table-cell>
          <table:table-cell office:value-type="float" office:value="0.00297170640321951" calcext:value-type="float">
            <text:p>0.0029717064</text:p>
          </table:table-cell>
          <table:table-cell office:value-type="float" office:value="0.0446984702401118" calcext:value-type="float">
            <text:p>0.04469847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INTC</text:p>
          </table:table-cell>
          <table:table-cell office:value-type="float" office:value="0.145408674230339" calcext:value-type="float">
            <text:p>0.1454086742</text:p>
          </table:table-cell>
          <table:table-cell office:value-type="float" office:value="0.218656843851857" calcext:value-type="float">
            <text:p>0.2186568439</text:p>
          </table:table-cell>
          <table:table-cell office:value-type="float" office:value="0.277776211965038" calcext:value-type="float">
            <text:p>0.277776212</text:p>
          </table:table-cell>
          <table:table-cell office:value-type="float" office:value="0.202459076665808" calcext:value-type="float">
            <text:p>0.2024590767</text:p>
          </table:table-cell>
          <table:table-cell office:value-type="float" office:value="0.225062682188005" calcext:value-type="float">
            <text:p>0.2250626822</text:p>
          </table:table-cell>
          <table:table-cell office:value-type="float" office:value="0.29573161098334" calcext:value-type="float">
            <text:p>0.295731611</text:p>
          </table:table-cell>
          <table:table-cell office:value-type="float" office:value="0.24395238715819" calcext:value-type="float">
            <text:p>0.2439523872</text:p>
          </table:table-cell>
          <table:table-cell office:value-type="float" office:value="0.095551655206041" calcext:value-type="float">
            <text:p>0.0955516552</text:p>
          </table:table-cell>
          <table:table-cell office:value-type="float" office:value="-0.258002799653553" calcext:value-type="float">
            <text:p>-0.25800279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CSCO</text:p>
          </table:table-cell>
          <table:table-cell office:value-type="float" office:value="0.420701896540411" calcext:value-type="float">
            <text:p>0.4207018965</text:p>
          </table:table-cell>
          <table:table-cell office:value-type="float" office:value="0.315022805548603" calcext:value-type="float">
            <text:p>0.3150228055</text:p>
          </table:table-cell>
          <table:table-cell office:value-type="float" office:value="0.295580924692989" calcext:value-type="float">
            <text:p>0.2955809247</text:p>
          </table:table-cell>
          <table:table-cell office:value-type="float" office:value="0.334776173464013" calcext:value-type="float">
            <text:p>0.3347761735</text:p>
          </table:table-cell>
          <table:table-cell office:value-type="float" office:value="0.248809866433409" calcext:value-type="float">
            <text:p>0.2488098664</text:p>
          </table:table-cell>
          <table:table-cell office:value-type="float" office:value="0.244267206929932" calcext:value-type="float">
            <text:p>0.2442672069</text:p>
          </table:table-cell>
          <table:table-cell office:value-type="float" office:value="0.289484984387328" calcext:value-type="float">
            <text:p>0.2894849844</text:p>
          </table:table-cell>
          <table:table-cell office:value-type="float" office:value="0.193749478459874" calcext:value-type="float">
            <text:p>0.1937494785</text:p>
          </table:table-cell>
          <table:table-cell office:value-type="float" office:value="0.0688804346780378" calcext:value-type="float">
            <text:p>0.06888043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CMC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483398843978" calcext:value-type="float">
            <text:p>0.3044833988</text:p>
          </table:table-cell>
          <table:table-cell office:value-type="float" office:value="0.282781273379903" calcext:value-type="float">
            <text:p>0.2827812734</text:p>
          </table:table-cell>
          <table:table-cell office:value-type="float" office:value="0.0563109349868286" calcext:value-type="float">
            <text:p>0.056310935</text:p>
          </table:table-cell>
          <table:table-cell office:value-type="float" office:value="-0.310124749271707" calcext:value-type="float">
            <text:p>-0.3101247493</text:p>
          </table:table-cell>
          <table:table-cell office:value-type="float" office:value="-0.345068410602239" calcext:value-type="float">
            <text:p>-0.34506841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NVDA</text:p>
          </table:table-cell>
          <table:table-cell office:value-type="float" office:value="0.212912561254268" calcext:value-type="float">
            <text:p>0.2129125613</text:p>
          </table:table-cell>
          <table:table-cell office:value-type="float" office:value="0.229908506427995" calcext:value-type="float">
            <text:p>0.2299085064</text:p>
          </table:table-cell>
          <table:table-cell office:value-type="float" office:value="0.185325891046226" calcext:value-type="float">
            <text:p>0.185325891</text:p>
          </table:table-cell>
          <table:table-cell office:value-type="float" office:value="0.203052562251287" calcext:value-type="float">
            <text:p>0.2030525623</text:p>
          </table:table-cell>
          <table:table-cell office:value-type="float" office:value="0.23841606269049" calcext:value-type="float">
            <text:p>0.2384160627</text:p>
          </table:table-cell>
          <table:table-cell office:value-type="float" office:value="0.0441548315135842" calcext:value-type="float">
            <text:p>0.0441548315</text:p>
          </table:table-cell>
          <table:table-cell office:value-type="float" office:value="-0.0123904698859507" calcext:value-type="float">
            <text:p>-0.0123904699</text:p>
          </table:table-cell>
          <table:table-cell office:value-type="float" office:value="0.390365935873213" calcext:value-type="float">
            <text:p>0.3903659359</text:p>
          </table:table-cell>
          <table:table-cell office:value-type="float" office:value="0.229041701524705" calcext:value-type="float">
            <text:p>0.22904170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NFLX</text:p>
          </table:table-cell>
          <table:table-cell office:value-type="float" office:value="0.0207766160008694" calcext:value-type="float">
            <text:p>0.020776616</text:p>
          </table:table-cell>
          <table:table-cell office:value-type="float" office:value="-0.144293241263804" calcext:value-type="float">
            <text:p>-0.1442932413</text:p>
          </table:table-cell>
          <table:table-cell office:value-type="float" office:value="-0.150598493629488" calcext:value-type="float">
            <text:p>-0.1505984936</text:p>
          </table:table-cell>
          <table:table-cell office:value-type="float" office:value="-0.222911285030141" calcext:value-type="float">
            <text:p>-0.222911285</text:p>
          </table:table-cell>
          <table:table-cell office:value-type="float" office:value="-0.126319174567244" calcext:value-type="float">
            <text:p>-0.1263191746</text:p>
          </table:table-cell>
          <table:table-cell office:value-type="float" office:value="-0.23434442889949" calcext:value-type="float">
            <text:p>-0.2343444289</text:p>
          </table:table-cell>
          <table:table-cell office:value-type="float" office:value="-0.130820940122836" calcext:value-type="float">
            <text:p>-0.1308209401</text:p>
          </table:table-cell>
          <table:table-cell office:value-type="float" office:value="-0.267085778226642" calcext:value-type="float">
            <text:p>-0.2670857782</text:p>
          </table:table-cell>
          <table:table-cell office:value-type="float" office:value="-0.16106301791023" calcext:value-type="float">
            <text:p>-0.1610630179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NW</text:p>
          </table:table-cell>
          <table:table-cell table:formula="of:=AVERAGE([.C65:.C74])" office:value-type="float" office:value="0.178571133660853" calcext:value-type="float">
            <text:p>0.1785711337</text:p>
          </table:table-cell>
          <table:table-cell table:formula="of:=AVERAGE([.D65:.D74])" office:value-type="float" office:value="0.113337558184629" calcext:value-type="float">
            <text:p>0.1133375582</text:p>
          </table:table-cell>
          <table:table-cell table:formula="of:=AVERAGE([.E65:.E74])" office:value-type="float" office:value="0.133542317594128" calcext:value-type="float">
            <text:p>0.1335423176</text:p>
          </table:table-cell>
          <table:table-cell table:formula="of:=AVERAGE([.F65:.F74])" office:value-type="float" office:value="0.109744640773307" calcext:value-type="float">
            <text:p>0.1097446408</text:p>
          </table:table-cell>
          <table:table-cell table:formula="of:=AVERAGE([.G65:.G74])" office:value-type="float" office:value="0.133786634011526" calcext:value-type="float">
            <text:p>0.133786634</text:p>
          </table:table-cell>
          <table:table-cell table:formula="of:=AVERAGE([.H65:.H74])" office:value-type="float" office:value="0.0566644799487136" calcext:value-type="float">
            <text:p>0.0566644799</text:p>
          </table:table-cell>
          <table:table-cell table:formula="of:=AVERAGE([.I65:.I74])" office:value-type="float" office:value="0.111555130678142" calcext:value-type="float">
            <text:p>0.1115551307</text:p>
          </table:table-cell>
          <table:table-cell table:formula="of:=AVERAGE([.J65:.J74])" office:value-type="float" office:value="0.053298747467284" calcext:value-type="float">
            <text:p>0.0532987475</text:p>
          </table:table-cell>
          <table:table-cell table:formula="of:=AVERAGE([.K65:.K74])" office:value-type="float" office:value="-0.00759626685162671" calcext:value-type="float">
            <text:p>-0.00759626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ANW</text:p>
          </table:table-cell>
          <table:table-cell table:formula="of:=AVERAGE([.C55:.C64])" office:value-type="float" office:value="0.634723553061485" calcext:value-type="float">
            <text:p>0.6347235531</text:p>
          </table:table-cell>
          <table:table-cell table:formula="of:=AVERAGE([.D55:.D64])" office:value-type="float" office:value="0.587253394722939" calcext:value-type="float">
            <text:p>0.5872533947</text:p>
          </table:table-cell>
          <table:table-cell table:formula="of:=AVERAGE([.E55:.E64])" office:value-type="float" office:value="0.587065100669861" calcext:value-type="float">
            <text:p>0.5870651007</text:p>
          </table:table-cell>
          <table:table-cell table:formula="of:=AVERAGE([.F55:.F64])" office:value-type="float" office:value="0.586993107199669" calcext:value-type="float">
            <text:p>0.5869931072</text:p>
          </table:table-cell>
          <table:table-cell table:formula="of:=AVERAGE([.G55:.G64])" office:value-type="float" office:value="0.57620912194252" calcext:value-type="float">
            <text:p>0.5762091219</text:p>
          </table:table-cell>
          <table:table-cell table:formula="of:=AVERAGE([.H55:.H64])" office:value-type="float" office:value="0.549295747280121" calcext:value-type="float">
            <text:p>0.5492957473</text:p>
          </table:table-cell>
          <table:table-cell table:formula="of:=AVERAGE([.I55:.I64])" office:value-type="float" office:value="0.580301034450531" calcext:value-type="float">
            <text:p>0.5803010345</text:p>
          </table:table-cell>
          <table:table-cell table:formula="of:=AVERAGE([.J55:.J64])" office:value-type="float" office:value="0.546210291981697" calcext:value-type="float">
            <text:p>0.546210292</text:p>
          </table:table-cell>
          <table:table-cell table:formula="of:=AVERAGE([.K55:.K64])" office:value-type="float" office:value="0.524807664752007" calcext:value-type="float">
            <text:p>0.5248076648</text:p>
          </table:table-cell>
          <table:table-cell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VDA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VD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VDA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 office:value-type="float" office:value="272" calcext:value-type="float">
            <text:p>2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VD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FLX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FLX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FLX</text:p>
          </table:table-cell>
          <table:table-cell office:value-type="float" office:value="310" calcext:value-type="float">
            <text:p>310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FLX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MSFT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MSFT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MSFT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280" calcext:value-type="float">
            <text:p>280</text:p>
          </table:table-cell>
          <table:table-cell office:value-type="float" office:value="143" calcext:value-type="float">
            <text:p>143</text:p>
          </table:table-cell>
          <table:table-cell office:value-type="float" office:value="220" calcext:value-type="float">
            <text:p>220</text:p>
          </table:table-cell>
          <table:table-cell office:value-type="float" office:value="129" calcext:value-type="float">
            <text:p>129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SFT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INTC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INTC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 office:value-type="float" office:value="235" calcext:value-type="float">
            <text:p>2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NTC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INTC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206" calcext:value-type="float">
            <text:p>206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GOOGL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GOOGL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GOOGL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OOG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B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B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B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B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SCO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SCO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SCO</text:p>
          </table:table-cell>
          <table:table-cell office:value-type="float" office:value="226" calcext:value-type="float">
            <text:p>226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SCO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MC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MCSA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MC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MCSA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3"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MZN</text:p>
          </table:table-cell>
          <table:table-cell table:number-columns-repeated="6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MZ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MZN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MZ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APL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APL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FP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APL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F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APL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TP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APL</text:p>
          </table:table-cell>
          <table:table-cell office:value-type="string" calcext:value-type="string">
            <text:p>TN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accuracy</text:p>
          </table:table-cell>
          <table:table-cell table:style-name="ce4" table:formula="of:=([.P124]+[.P125])/SUM([.P122:.P125])" office:value-type="float" office:value="0.714876033057851" calcext:value-type="float">
            <text:p>0.71</text:p>
          </table:table-cell>
          <table:table-cell table:style-name="ce4" table:formula="of:=([.Q124]+[.Q125])/SUM([.Q122:.Q125])" office:value-type="float" office:value="0.652892561983471" calcext:value-type="float">
            <text:p>0.65</text:p>
          </table:table-cell>
          <table:table-cell table:style-name="ce4" table:formula="of:=([.R124]+[.R125])/SUM([.R122:.R125])" office:value-type="float" office:value="0.619834710743802" calcext:value-type="float">
            <text:p>0.62</text:p>
          </table:table-cell>
          <table:table-cell table:style-name="ce4" table:formula="of:=([.S124]+[.S125])/SUM([.S122:.S125])" office:value-type="float" office:value="0.62603305785124" calcext:value-type="float">
            <text:p>0.63</text:p>
          </table:table-cell>
          <table:table-cell table:style-name="ce4" table:formula="of:=([.T124]+[.T125])/SUM([.T122:.T125])" office:value-type="float" office:value="0.606625258799172" calcext:value-type="float">
            <text:p>0.61</text:p>
          </table:table-cell>
          <table:table-cell table:style-name="ce4" table:formula="of:=([.U124]+[.U125])/SUM([.U122:.U125])" office:value-type="float" office:value="0.568464730290456" calcext:value-type="float">
            <text:p>0.57</text:p>
          </table:table-cell>
          <table:table-cell table:style-name="ce4" table:formula="of:=([.V124]+[.V125])/SUM([.V122:.V125])" office:value-type="float" office:value="0.6" calcext:value-type="float">
            <text:p>0.60</text:p>
          </table:table-cell>
          <table:table-cell table:style-name="ce4" table:formula="of:=([.W124]+[.W125])/SUM([.W122:.W125])" office:value-type="float" office:value="0.644957983193277" calcext:value-type="float">
            <text:p>0.64</text:p>
          </table:table-cell>
          <table:table-cell table:style-name="ce4" table:formula="of:=([.X124]+[.X125])/SUM([.X122:.X125])" office:value-type="float" office:value="0.575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Precision</text:p>
          </table:table-cell>
          <table:table-cell table:style-name="ce4" table:formula="of:=[.P124]/([.P124]+[.P122])" office:value-type="float" office:value="0.675810473815461" calcext:value-type="float">
            <text:p>0.68</text:p>
          </table:table-cell>
          <table:table-cell table:style-name="ce4" table:formula="of:=[.Q124]/([.Q124]+[.Q122])" office:value-type="float" office:value="0.62877030162413" calcext:value-type="float">
            <text:p>0.63</text:p>
          </table:table-cell>
          <table:table-cell table:style-name="ce4" table:formula="of:=[.R124]/([.R124]+[.R122])" office:value-type="float" office:value="0.602591792656587" calcext:value-type="float">
            <text:p>0.60</text:p>
          </table:table-cell>
          <table:table-cell table:style-name="ce4" table:formula="of:=[.S124]/([.S124]+[.S122])" office:value-type="float" office:value="0.606521739130435" calcext:value-type="float">
            <text:p>0.61</text:p>
          </table:table-cell>
          <table:table-cell table:style-name="ce4" table:formula="of:=[.T124]/([.T124]+[.T122])" office:value-type="float" office:value="0.596491228070175" calcext:value-type="float">
            <text:p>0.60</text:p>
          </table:table-cell>
          <table:table-cell table:style-name="ce4" table:formula="of:=[.U124]/([.U124]+[.U122])" office:value-type="float" office:value="0.580046403712297" calcext:value-type="float">
            <text:p>0.58</text:p>
          </table:table-cell>
          <table:table-cell table:style-name="ce4" table:formula="of:=[.V124]/([.V124]+[.V122])" office:value-type="float" office:value="0.588865096359743" calcext:value-type="float">
            <text:p>0.59</text:p>
          </table:table-cell>
          <table:table-cell table:style-name="ce4" table:formula="of:=[.W124]/([.W124]+[.W122])" office:value-type="float" office:value="0.625304136253041" calcext:value-type="float">
            <text:p>0.63</text:p>
          </table:table-cell>
          <table:table-cell table:style-name="ce4" table:formula="of:=[.X124]/([.X124]+[.X122])" office:value-type="float" office:value="0.582309582309582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Recall</text:p>
          </table:table-cell>
          <table:table-cell table:style-name="ce4" table:formula="of:=[.P124]/([.P124]+[.P123])" office:value-type="float" office:value="0.971326164874552" calcext:value-type="float">
            <text:p>0.97</text:p>
          </table:table-cell>
          <table:table-cell table:style-name="ce4" table:formula="of:=[.Q124]/([.Q124]+[.Q123])" office:value-type="float" office:value="0.971326164874552" calcext:value-type="float">
            <text:p>0.97</text:p>
          </table:table-cell>
          <table:table-cell table:style-name="ce4" table:formula="of:=[.R124]/([.R124]+[.R123])" office:value-type="float" office:value="1" calcext:value-type="float">
            <text:p>1.00</text:p>
          </table:table-cell>
          <table:table-cell table:style-name="ce4" table:formula="of:=[.S124]/([.S124]+[.S123])" office:value-type="float" office:value="1" calcext:value-type="float">
            <text:p>1.00</text:p>
          </table:table-cell>
          <table:table-cell table:style-name="ce4" table:formula="of:=[.T124]/([.T124]+[.T123])" office:value-type="float" office:value="0.97841726618705" calcext:value-type="float">
            <text:p>0.98</text:p>
          </table:table-cell>
          <table:table-cell table:style-name="ce4" table:formula="of:=[.U124]/([.U124]+[.U123])" office:value-type="float" office:value="0.902527075812274" calcext:value-type="float">
            <text:p>0.90</text:p>
          </table:table-cell>
          <table:table-cell table:style-name="ce4" table:formula="of:=[.V124]/([.V124]+[.V123])" office:value-type="float" office:value="1" calcext:value-type="float">
            <text:p>1.00</text:p>
          </table:table-cell>
          <table:table-cell table:style-name="ce4" table:formula="of:=[.W124]/([.W124]+[.W123])" office:value-type="float" office:value="0.944852941176471" calcext:value-type="float">
            <text:p>0.94</text:p>
          </table:table-cell>
          <table:table-cell table:style-name="ce4" table:formula="of:=[.X124]/([.X124]+[.X123])" office:value-type="float" office:value="0.874538745387454" calcext:value-type="float">
            <text:p>0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F1</text:p>
          </table:table-cell>
          <table:table-cell table:style-name="ce4" table:formula="of:=2*[.P127]*[.P128]/([.P127]+[.P128])" office:value-type="float" office:value="0.797058823529412" calcext:value-type="float">
            <text:p>0.80</text:p>
          </table:table-cell>
          <table:table-cell table:style-name="ce4" table:formula="of:=2*[.Q127]*[.Q128]/([.Q127]+[.Q128])" office:value-type="float" office:value="0.763380281690141" calcext:value-type="float">
            <text:p>0.76</text:p>
          </table:table-cell>
          <table:table-cell table:style-name="ce4" table:formula="of:=2*[.R127]*[.R128]/([.R127]+[.R128])" office:value-type="float" office:value="0.752021563342318" calcext:value-type="float">
            <text:p>0.75</text:p>
          </table:table-cell>
          <table:table-cell table:style-name="ce4" table:formula="of:=2*[.S127]*[.S128]/([.S127]+[.S128])" office:value-type="float" office:value="0.755074424898512" calcext:value-type="float">
            <text:p>0.76</text:p>
          </table:table-cell>
          <table:table-cell table:style-name="ce4" table:formula="of:=2*[.T127]*[.T128]/([.T127]+[.T128])" office:value-type="float" office:value="0.741144414168937" calcext:value-type="float">
            <text:p>0.74</text:p>
          </table:table-cell>
          <table:table-cell table:style-name="ce4" table:formula="of:=2*[.U127]*[.U128]/([.U127]+[.U128])" office:value-type="float" office:value="0.706214689265537" calcext:value-type="float">
            <text:p>0.71</text:p>
          </table:table-cell>
          <table:table-cell table:style-name="ce4" table:formula="of:=2*[.V127]*[.V128]/([.V127]+[.V128])" office:value-type="float" office:value="0.741239892183288" calcext:value-type="float">
            <text:p>0.74</text:p>
          </table:table-cell>
          <table:table-cell table:style-name="ce4" table:formula="of:=2*[.W127]*[.W128]/([.W127]+[.W128])" office:value-type="float" office:value="0.752562225475842" calcext:value-type="float">
            <text:p>0.75</text:p>
          </table:table-cell>
          <table:table-cell table:style-name="ce4" table:formula="of:=2*[.X127]*[.X128]/([.X127]+[.X128])" office:value-type="float" office:value="0.699115044247788" calcext:value-type="float">
            <text:p>0.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MCC</text:p>
          </table:table-cell>
          <table:table-cell table:style-name="ce4" table:formula="of:=([.P124]*[.P125]-[.P122]*[.P123])/SQRT(([.P124]+[.P122])*([.P124]+[.P123])*([.P125]+[.P122])*([.P125]+[.P123]))" office:value-type="float" office:value="0.442007235384981" calcext:value-type="float">
            <text:p>0.44</text:p>
          </table:table-cell>
          <table:table-cell table:style-name="ce4" table:formula="of:=([.Q124]*[.Q125]-[.Q122]*[.Q123])/SQRT(([.Q124]+[.Q122])*([.Q124]+[.Q123])*([.Q125]+[.Q122])*([.Q125]+[.Q123]))" office:value-type="float" office:value="0.301973016987121" calcext:value-type="float">
            <text:p>0.30</text:p>
          </table:table-cell>
          <table:table-cell table:style-name="ce4" table:formula="of:=([.R124]*[.R125]-[.R122]*[.R123])/SQRT(([.R124]+[.R122])*([.R124]+[.R123])*([.R125]+[.R122])*([.R125]+[.R123]))" office:value-type="float" office:value="0.248453044548279" calcext:value-type="float">
            <text:p>0.25</text:p>
          </table:table-cell>
          <table:table-cell table:style-name="ce4" table:formula="of:=([.S124]*[.S125]-[.S122]*[.S123])/SQRT(([.S124]+[.S122])*([.S124]+[.S123])*([.S125]+[.S122])*([.S125]+[.S123]))" office:value-type="float" office:value="0.266472180757597" calcext:value-type="float">
            <text:p>0.27</text:p>
          </table:table-cell>
          <table:table-cell table:style-name="ce4" table:formula="of:=([.T124]*[.T125]-[.T122]*[.T123])/SQRT(([.T124]+[.T122])*([.T124]+[.T123])*([.T125]+[.T122])*([.T125]+[.T123]))" office:value-type="float" office:value="0.173959775496858" calcext:value-type="float">
            <text:p>0.17</text:p>
          </table:table-cell>
          <table:table-cell table:style-name="ce4" table:formula="of:=([.U124]*[.U125]-[.U122]*[.U123])/SQRT(([.U124]+[.U122])*([.U124]+[.U123])*([.U125]+[.U122])*([.U125]+[.U123]))" office:value-type="float" office:value="0.0315031967932024" calcext:value-type="float">
            <text:p>0.03</text:p>
          </table:table-cell>
          <table:table-cell table:style-name="ce4" table:formula="of:=([.V124]*[.V125]-[.V122]*[.V123])/SQRT(([.V124]+[.V122])*([.V124]+[.V123])*([.V125]+[.V122])*([.V125]+[.V123]))" office:value-type="float" office:value="0.193242502175901" calcext:value-type="float">
            <text:p>0.19</text:p>
          </table:table-cell>
          <table:table-cell table:style-name="ce4" table:formula="of:=([.W124]*[.W125]-[.W122]*[.W123])/SQRT(([.W124]+[.W122])*([.W124]+[.W123])*([.W125]+[.W122])*([.W125]+[.W123]))" office:value-type="float" office:value="0.273755898741154" calcext:value-type="float">
            <text:p>0.27</text:p>
          </table:table-cell>
          <table:table-cell table:style-name="ce4" table:formula="of:=([.X124]*[.X125]-[.X122]*[.X123])/SQRT(([.X124]+[.X122])*([.X124]+[.X123])*([.X125]+[.X122])*([.X125]+[.X123]))" office:value-type="float" office:value="0.0844181962435079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FP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FN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TP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TN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9"/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accuracy</text:p>
          </table:table-cell>
          <table:table-cell table:style-name="ce4" table:formula="of:=([.P134]+[.P135])/SUM([.P132:.P135])" office:value-type="float" office:value="0.719653179190751" calcext:value-type="float">
            <text:p>0.72</text:p>
          </table:table-cell>
          <table:table-cell table:style-name="ce4" table:formula="of:=([.Q134]+[.Q135])/SUM([.Q132:.Q135])" office:value-type="float" office:value="0.715942028985507" calcext:value-type="float">
            <text:p>0.72</text:p>
          </table:table-cell>
          <table:table-cell table:style-name="ce4" table:formula="of:=([.R134]+[.R135])/SUM([.R132:.R135])" office:value-type="float" office:value="0.713872832369942" calcext:value-type="float">
            <text:p>0.71</text:p>
          </table:table-cell>
          <table:table-cell table:style-name="ce4" table:formula="of:=([.S134]+[.S135])/SUM([.S132:.S135])" office:value-type="float" office:value="0.680115273775216" calcext:value-type="float">
            <text:p>0.68</text:p>
          </table:table-cell>
          <table:table-cell table:style-name="ce4" table:formula="of:=([.T134]+[.T135])/SUM([.T132:.T135])" office:value-type="float" office:value="0.628985507246377" calcext:value-type="float">
            <text:p>0.63</text:p>
          </table:table-cell>
          <table:table-cell table:style-name="ce4" table:formula="of:=([.U134]+[.U135])/SUM([.U132:.U135])" office:value-type="float" office:value="0.495652173913043" calcext:value-type="float">
            <text:p>0.50</text:p>
          </table:table-cell>
          <table:table-cell table:style-name="ce4" table:formula="of:=([.V134]+[.V135])/SUM([.V132:.V135])" office:value-type="float" office:value="0.578488372093023" calcext:value-type="float">
            <text:p>0.58</text:p>
          </table:table-cell>
          <table:table-cell table:style-name="ce4" table:formula="of:=([.W134]+[.W135])/SUM([.W132:.W135])" office:value-type="float" office:value="0.401162790697674" calcext:value-type="float">
            <text:p>0.40</text:p>
          </table:table-cell>
          <table:table-cell table:style-name="ce4" table:formula="of:=([.X134]+[.X135])/SUM([.X132:.X135])" office:value-type="float" office:value="0.449404761904762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FB</text:p>
          </table:table-cell>
          <table:table-cell office:value-type="string" calcext:value-type="string">
            <text:p>Precision</text:p>
          </table:table-cell>
          <table:table-cell table:style-name="ce4" table:formula="of:=[.P134]/([.P134]+[.P132])" office:value-type="float" office:value="0.786516853932584" calcext:value-type="float">
            <text:p>0.79</text:p>
          </table:table-cell>
          <table:table-cell table:style-name="ce4" table:formula="of:=[.Q134]/([.Q134]+[.Q132])" office:value-type="float" office:value="0.853146853146853" calcext:value-type="float">
            <text:p>0.85</text:p>
          </table:table-cell>
          <table:table-cell table:style-name="ce4" table:formula="of:=[.R134]/([.R134]+[.R132])" office:value-type="float" office:value="0.753623188405797" calcext:value-type="float">
            <text:p>0.75</text:p>
          </table:table-cell>
          <table:table-cell table:style-name="ce4" table:formula="of:=[.S134]/([.S134]+[.S132])" office:value-type="float" office:value="0.832167832167832" calcext:value-type="float">
            <text:p>0.83</text:p>
          </table:table-cell>
          <table:table-cell table:style-name="ce4" table:formula="of:=[.T134]/([.T134]+[.T132])" office:value-type="float" office:value="0.854545454545455" calcext:value-type="float">
            <text:p>0.85</text:p>
          </table:table-cell>
          <table:table-cell table:style-name="ce4" table:formula="of:=[.U134]/([.U134]+[.U132])" office:value-type="float" office:value="0.717948717948718" calcext:value-type="float">
            <text:p>0.72</text:p>
          </table:table-cell>
          <table:table-cell table:style-name="ce4" table:formula="of:=[.V134]/([.V134]+[.V132])" office:value-type="float" office:value="0.83" calcext:value-type="float">
            <text:p>0.83</text:p>
          </table:table-cell>
          <table:table-cell table:style-name="ce4" table:formula="of:=[.W134]/([.W134]+[.W132])" office:value-type="float" office:value="0.619047619047619" calcext:value-type="float">
            <text:p>0.62</text:p>
          </table:table-cell>
          <table:table-cell table:style-name="ce4" table:formula="of:=[.X134]/([.X134]+[.X132])" office:value-type="float" office:value="0.656716417910448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FB</text:p>
          </table:table-cell>
          <table:table-cell office:value-type="string" calcext:value-type="string">
            <text:p>Recall</text:p>
          </table:table-cell>
          <table:table-cell table:style-name="ce4" table:formula="of:=[.P134]/([.P134]+[.P133])" office:value-type="float" office:value="0.703517587939699" calcext:value-type="float">
            <text:p>0.70</text:p>
          </table:table-cell>
          <table:table-cell table:style-name="ce4" table:formula="of:=[.Q134]/([.Q134]+[.Q133])" office:value-type="float" office:value="0.613065326633166" calcext:value-type="float">
            <text:p>0.61</text:p>
          </table:table-cell>
          <table:table-cell table:style-name="ce4" table:formula="of:=[.R134]/([.R134]+[.R133])" office:value-type="float" office:value="0.764705882352941" calcext:value-type="float">
            <text:p>0.76</text:p>
          </table:table-cell>
          <table:table-cell table:style-name="ce4" table:formula="of:=[.S134]/([.S134]+[.S133])" office:value-type="float" office:value="0.577669902912621" calcext:value-type="float">
            <text:p>0.58</text:p>
          </table:table-cell>
          <table:table-cell table:style-name="ce4" table:formula="of:=[.T134]/([.T134]+[.T133])" office:value-type="float" office:value="0.45631067961165" calcext:value-type="float">
            <text:p>0.46</text:p>
          </table:table-cell>
          <table:table-cell table:style-name="ce4" table:formula="of:=[.U134]/([.U134]+[.U133])" office:value-type="float" office:value="0.269230769230769" calcext:value-type="float">
            <text:p>0.27</text:p>
          </table:table-cell>
          <table:table-cell table:style-name="ce4" table:formula="of:=[.V134]/([.V134]+[.V133])" office:value-type="float" office:value="0.393364928909953" calcext:value-type="float">
            <text:p>0.39</text:p>
          </table:table-cell>
          <table:table-cell table:style-name="ce4" table:formula="of:=[.W134]/([.W134]+[.W133])" office:value-type="float" office:value="0.0616113744075829" calcext:value-type="float">
            <text:p>0.06</text:p>
          </table:table-cell>
          <table:table-cell table:style-name="ce4" table:formula="of:=[.X134]/([.X134]+[.X133])" office:value-type="float" office:value="0.213592233009709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FB</text:p>
          </table:table-cell>
          <table:table-cell office:value-type="string" calcext:value-type="string">
            <text:p>F1</text:p>
          </table:table-cell>
          <table:table-cell table:style-name="ce4" table:formula="of:=2*[.P137]*[.P138]/([.P137]+[.P138])" office:value-type="float" office:value="0.742705570291777" calcext:value-type="float">
            <text:p>0.74</text:p>
          </table:table-cell>
          <table:table-cell table:style-name="ce4" table:formula="of:=2*[.Q137]*[.Q138]/([.Q137]+[.Q138])" office:value-type="float" office:value="0.713450292397661" calcext:value-type="float">
            <text:p>0.71</text:p>
          </table:table-cell>
          <table:table-cell table:style-name="ce4" table:formula="of:=2*[.R137]*[.R138]/([.R137]+[.R138])" office:value-type="float" office:value="0.759124087591241" calcext:value-type="float">
            <text:p>0.76</text:p>
          </table:table-cell>
          <table:table-cell table:style-name="ce4" table:formula="of:=2*[.S137]*[.S138]/([.S137]+[.S138])" office:value-type="float" office:value="0.681948424068768" calcext:value-type="float">
            <text:p>0.68</text:p>
          </table:table-cell>
          <table:table-cell table:style-name="ce4" table:formula="of:=2*[.T137]*[.T138]/([.T137]+[.T138])" office:value-type="float" office:value="0.594936708860759" calcext:value-type="float">
            <text:p>0.59</text:p>
          </table:table-cell>
          <table:table-cell table:style-name="ce4" table:formula="of:=2*[.U137]*[.U138]/([.U137]+[.U138])" office:value-type="float" office:value="0.391608391608392" calcext:value-type="float">
            <text:p>0.39</text:p>
          </table:table-cell>
          <table:table-cell table:style-name="ce4" table:formula="of:=2*[.V137]*[.V138]/([.V137]+[.V138])" office:value-type="float" office:value="0.533762057877813" calcext:value-type="float">
            <text:p>0.53</text:p>
          </table:table-cell>
          <table:table-cell table:style-name="ce4" table:formula="of:=2*[.W137]*[.W138]/([.W137]+[.W138])" office:value-type="float" office:value="0.112068965517241" calcext:value-type="float">
            <text:p>0.11</text:p>
          </table:table-cell>
          <table:table-cell table:style-name="ce4" table:formula="of:=2*[.X137]*[.X138]/([.X137]+[.X138])" office:value-type="float" office:value="0.322344322344322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FB</text:p>
          </table:table-cell>
          <table:table-cell office:value-type="string" calcext:value-type="string">
            <text:p>MCC</text:p>
          </table:table-cell>
          <table:table-cell table:style-name="ce4" table:formula="of:=([.P134]*[.P135]-[.P132]*[.P133])/SQRT(([.P134]+[.P132])*([.P134]+[.P133])*([.P135]+[.P132])*([.P135]+[.P133]))" office:value-type="float" office:value="0.440143628702443" calcext:value-type="float">
            <text:p>0.44</text:p>
          </table:table-cell>
          <table:table-cell table:style-name="ce4" table:formula="of:=([.Q134]*[.Q135]-[.Q132]*[.Q133])/SQRT(([.Q134]+[.Q132])*([.Q134]+[.Q133])*([.Q135]+[.Q132])*([.Q135]+[.Q133]))" office:value-type="float" office:value="0.470592244024387" calcext:value-type="float">
            <text:p>0.47</text:p>
          </table:table-cell>
          <table:table-cell table:style-name="ce4" table:formula="of:=([.R134]*[.R135]-[.R132]*[.R133])/SQRT(([.R134]+[.R132])*([.R134]+[.R133])*([.R135]+[.R132])*([.R135]+[.R133]))" office:value-type="float" office:value="0.406922879560985" calcext:value-type="float">
            <text:p>0.41</text:p>
          </table:table-cell>
          <table:table-cell table:style-name="ce4" table:formula="of:=([.S134]*[.S135]-[.S132]*[.S133])/SQRT(([.S134]+[.S132])*([.S134]+[.S133])*([.S135]+[.S132])*([.S135]+[.S133]))" office:value-type="float" office:value="0.406576238217824" calcext:value-type="float">
            <text:p>0.41</text:p>
          </table:table-cell>
          <table:table-cell table:style-name="ce4" table:formula="of:=([.T134]*[.T135]-[.T132]*[.T133])/SQRT(([.T134]+[.T132])*([.T134]+[.T133])*([.T135]+[.T132])*([.T135]+[.T133]))" office:value-type="float" office:value="0.359106511209419" calcext:value-type="float">
            <text:p>0.36</text:p>
          </table:table-cell>
          <table:table-cell table:style-name="ce4" table:formula="of:=([.U134]*[.U135]-[.U132]*[.U133])/SQRT(([.U134]+[.U132])*([.U134]+[.U133])*([.U135]+[.U132])*([.U135]+[.U133]))" office:value-type="float" office:value="0.127088445887929" calcext:value-type="float">
            <text:p>0.13</text:p>
          </table:table-cell>
          <table:table-cell table:style-name="ce4" table:formula="of:=([.V134]*[.V135]-[.V132]*[.V133])/SQRT(([.V134]+[.V132])*([.V134]+[.V133])*([.V135]+[.V132])*([.V135]+[.V133]))" office:value-type="float" office:value="0.284780917523114" calcext:value-type="float">
            <text:p>0.28</text:p>
          </table:table-cell>
          <table:table-cell table:style-name="ce4" table:formula="of:=([.W134]*[.W135]-[.W132]*[.W133])/SQRT(([.W134]+[.W132])*([.W134]+[.W133])*([.W135]+[.W132])*([.W135]+[.W133]))" office:value-type="float" office:value="0.00297170640321951" calcext:value-type="float">
            <text:p>0.00</text:p>
          </table:table-cell>
          <table:table-cell table:style-name="ce4" table:formula="of:=([.X134]*[.X135]-[.X132]*[.X133])/SQRT(([.X134]+[.X132])*([.X134]+[.X133])*([.X135]+[.X132])*([.X135]+[.X133]))" office:value-type="float" office:value="0.0446984702401118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FP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FN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TP</text:p>
          </table:table-cell>
          <table:table-cell office:value-type="float" office:value="226" calcext:value-type="float">
            <text:p>226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TN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accuracy</text:p>
          </table:table-cell>
          <table:table-cell table:style-name="ce4" table:formula="of:=([.P144]+[.P145])/SUM([.P142:.P145])" office:value-type="float" office:value="0.685884691848907" calcext:value-type="float">
            <text:p>0.69</text:p>
          </table:table-cell>
          <table:table-cell table:style-name="ce4" table:formula="of:=([.Q144]+[.Q145])/SUM([.Q142:.Q145])" office:value-type="float" office:value="0.584493041749503" calcext:value-type="float">
            <text:p>0.58</text:p>
          </table:table-cell>
          <table:table-cell table:style-name="ce4" table:formula="of:=([.R144]+[.R145])/SUM([.R142:.R145])" office:value-type="float" office:value="0.508946322067594" calcext:value-type="float">
            <text:p>0.51</text:p>
          </table:table-cell>
          <table:table-cell table:style-name="ce4" table:formula="of:=([.S144]+[.S145])/SUM([.S142:.S145])" office:value-type="float" office:value="0.60990099009901" calcext:value-type="float">
            <text:p>0.61</text:p>
          </table:table-cell>
          <table:table-cell table:style-name="ce4" table:formula="of:=([.T144]+[.T145])/SUM([.T142:.T145])" office:value-type="float" office:value="0.546534653465347" calcext:value-type="float">
            <text:p>0.55</text:p>
          </table:table-cell>
          <table:table-cell table:style-name="ce4" table:formula="of:=([.U144]+[.U145])/SUM([.U142:.U145])" office:value-type="float" office:value="0.542574257425743" calcext:value-type="float">
            <text:p>0.54</text:p>
          </table:table-cell>
          <table:table-cell table:style-name="ce4" table:formula="of:=([.V144]+[.V145])/SUM([.V142:.V145])" office:value-type="float" office:value="0.621301775147929" calcext:value-type="float">
            <text:p>0.62</text:p>
          </table:table-cell>
          <table:table-cell table:style-name="ce4" table:formula="of:=([.W144]+[.W145])/SUM([.W142:.W145])" office:value-type="float" office:value="0.548514851485149" calcext:value-type="float">
            <text:p>0.55</text:p>
          </table:table-cell>
          <table:table-cell table:style-name="ce4" table:formula="of:=([.X144]+[.X145])/SUM([.X142:.X145])" office:value-type="float" office:value="0.528712871287129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Precision</text:p>
          </table:table-cell>
          <table:table-cell table:style-name="ce4" table:formula="of:=[.P144]/([.P144]+[.P142])" office:value-type="float" office:value="0.911290322580645" calcext:value-type="float">
            <text:p>0.91</text:p>
          </table:table-cell>
          <table:table-cell table:style-name="ce4" table:formula="of:=[.Q144]/([.Q144]+[.Q142])" office:value-type="float" office:value="0.900523560209424" calcext:value-type="float">
            <text:p>0.90</text:p>
          </table:table-cell>
          <table:table-cell table:style-name="ce4" table:formula="of:=[.R144]/([.R144]+[.R142])" office:value-type="float" office:value="0.945736434108527" calcext:value-type="float">
            <text:p>0.95</text:p>
          </table:table-cell>
          <table:table-cell table:style-name="ce4" table:formula="of:=[.S144]/([.S144]+[.S142])" office:value-type="float" office:value="0.899521531100478" calcext:value-type="float">
            <text:p>0.90</text:p>
          </table:table-cell>
          <table:table-cell table:style-name="ce4" table:formula="of:=[.T144]/([.T144]+[.T142])" office:value-type="float" office:value="0.868852459016393" calcext:value-type="float">
            <text:p>0.87</text:p>
          </table:table-cell>
          <table:table-cell table:style-name="ce4" table:formula="of:=[.U144]/([.U144]+[.U142])" office:value-type="float" office:value="0.867403314917127" calcext:value-type="float">
            <text:p>0.87</text:p>
          </table:table-cell>
          <table:table-cell table:style-name="ce4" table:formula="of:=[.V144]/([.V144]+[.V142])" office:value-type="float" office:value="0.85655737704918" calcext:value-type="float">
            <text:p>0.86</text:p>
          </table:table-cell>
          <table:table-cell table:style-name="ce4" table:formula="of:=[.W144]/([.W144]+[.W142])" office:value-type="float" office:value="0.823809523809524" calcext:value-type="float">
            <text:p>0.82</text:p>
          </table:table-cell>
          <table:table-cell table:style-name="ce4" table:formula="of:=[.X144]/([.X144]+[.X142])" office:value-type="float" office:value="0.752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Recall</text:p>
          </table:table-cell>
          <table:table-cell table:style-name="ce4" table:formula="of:=[.P144]/([.P144]+[.P143])" office:value-type="float" office:value="0.624309392265193" calcext:value-type="float">
            <text:p>0.62</text:p>
          </table:table-cell>
          <table:table-cell table:style-name="ce4" table:formula="of:=[.Q144]/([.Q144]+[.Q143])" office:value-type="float" office:value="0.475138121546961" calcext:value-type="float">
            <text:p>0.48</text:p>
          </table:table-cell>
          <table:table-cell table:style-name="ce4" table:formula="of:=[.R144]/([.R144]+[.R143])" office:value-type="float" office:value="0.337016574585635" calcext:value-type="float">
            <text:p>0.34</text:p>
          </table:table-cell>
          <table:table-cell table:style-name="ce4" table:formula="of:=[.S144]/([.S144]+[.S143])" office:value-type="float" office:value="0.516483516483517" calcext:value-type="float">
            <text:p>0.52</text:p>
          </table:table-cell>
          <table:table-cell table:style-name="ce4" table:formula="of:=[.T144]/([.T144]+[.T143])" office:value-type="float" office:value="0.436813186813187" calcext:value-type="float">
            <text:p>0.44</text:p>
          </table:table-cell>
          <table:table-cell table:style-name="ce4" table:formula="of:=[.U144]/([.U144]+[.U143])" office:value-type="float" office:value="0.431318681318681" calcext:value-type="float">
            <text:p>0.43</text:p>
          </table:table-cell>
          <table:table-cell table:style-name="ce4" table:formula="of:=[.V144]/([.V144]+[.V143])" office:value-type="float" office:value="0.57103825136612" calcext:value-type="float">
            <text:p>0.57</text:p>
          </table:table-cell>
          <table:table-cell table:style-name="ce4" table:formula="of:=[.W144]/([.W144]+[.W143])" office:value-type="float" office:value="0.475274725274725" calcext:value-type="float">
            <text:p>0.48</text:p>
          </table:table-cell>
          <table:table-cell table:style-name="ce4" table:formula="of:=[.X144]/([.X144]+[.X143])" office:value-type="float" office:value="0.516483516483517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CSCO</text:p>
          </table:table-cell>
          <table:table-cell office:value-type="string" calcext:value-type="string">
            <text:p>F1</text:p>
          </table:table-cell>
          <table:table-cell table:style-name="ce4" table:formula="of:=2*[.P147]*[.P148]/([.P147]+[.P148])" office:value-type="float" office:value="0.740983606557377" calcext:value-type="float">
            <text:p>0.74</text:p>
          </table:table-cell>
          <table:table-cell table:style-name="ce4" table:formula="of:=2*[.Q147]*[.Q148]/([.Q147]+[.Q148])" office:value-type="float" office:value="0.622061482820977" calcext:value-type="float">
            <text:p>0.62</text:p>
          </table:table-cell>
          <table:table-cell table:style-name="ce4" table:formula="of:=2*[.R147]*[.R148]/([.R147]+[.R148])" office:value-type="float" office:value="0.496945010183299" calcext:value-type="float">
            <text:p>0.50</text:p>
          </table:table-cell>
          <table:table-cell table:style-name="ce4" table:formula="of:=2*[.S147]*[.S148]/([.S147]+[.S148])" office:value-type="float" office:value="0.656195462478185" calcext:value-type="float">
            <text:p>0.66</text:p>
          </table:table-cell>
          <table:table-cell table:style-name="ce4" table:formula="of:=2*[.T147]*[.T148]/([.T147]+[.T148])" office:value-type="float" office:value="0.581352833638025" calcext:value-type="float">
            <text:p>0.58</text:p>
          </table:table-cell>
          <table:table-cell table:style-name="ce4" table:formula="of:=2*[.U147]*[.U148]/([.U147]+[.U148])" office:value-type="float" office:value="0.576146788990826" calcext:value-type="float">
            <text:p>0.58</text:p>
          </table:table-cell>
          <table:table-cell table:style-name="ce4" table:formula="of:=2*[.V147]*[.V148]/([.V147]+[.V148])" office:value-type="float" office:value="0.685245901639344" calcext:value-type="float">
            <text:p>0.69</text:p>
          </table:table-cell>
          <table:table-cell table:style-name="ce4" table:formula="of:=2*[.W147]*[.W148]/([.W147]+[.W148])" office:value-type="float" office:value="0.602787456445993" calcext:value-type="float">
            <text:p>0.60</text:p>
          </table:table-cell>
          <table:table-cell table:style-name="ce4" table:formula="of:=2*[.X147]*[.X148]/([.X147]+[.X148])" office:value-type="float" office:value="0.612377850162866" calcext:value-type="float">
            <text:p>0.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SNW</text:p>
          </table:table-cell>
          <table:covered-table-cell table:number-columns-repeated="9"/>
          <table:table-cell table:number-columns-repeated="3"/>
          <table:table-cell office:value-type="string" calcext:value-type="string">
            <text:p>CSCO</text:p>
          </table:table-cell>
          <table:table-cell office:value-type="string" calcext:value-type="string">
            <text:p>MCC</text:p>
          </table:table-cell>
          <table:table-cell table:style-name="ce4" table:formula="of:=([.P144]*[.P145]-[.P142]*[.P143])/SQRT(([.P144]+[.P142])*([.P144]+[.P143])*([.P145]+[.P142])*([.P145]+[.P143]))" office:value-type="float" office:value="0.420701896540411" calcext:value-type="float">
            <text:p>0.42</text:p>
          </table:table-cell>
          <table:table-cell table:style-name="ce4" table:formula="of:=([.Q144]*[.Q145]-[.Q142]*[.Q143])/SQRT(([.Q144]+[.Q142])*([.Q144]+[.Q143])*([.Q145]+[.Q142])*([.Q145]+[.Q143]))" office:value-type="float" office:value="0.315022805548603" calcext:value-type="float">
            <text:p>0.32</text:p>
          </table:table-cell>
          <table:table-cell table:style-name="ce4" table:formula="of:=([.R144]*[.R145]-[.R142]*[.R143])/SQRT(([.R144]+[.R142])*([.R144]+[.R143])*([.R145]+[.R142])*([.R145]+[.R143]))" office:value-type="float" office:value="0.295580924692989" calcext:value-type="float">
            <text:p>0.30</text:p>
          </table:table-cell>
          <table:table-cell table:style-name="ce4" table:formula="of:=([.S144]*[.S145]-[.S142]*[.S143])/SQRT(([.S144]+[.S142])*([.S144]+[.S143])*([.S145]+[.S142])*([.S145]+[.S143]))" office:value-type="float" office:value="0.334776173464013" calcext:value-type="float">
            <text:p>0.33</text:p>
          </table:table-cell>
          <table:table-cell table:style-name="ce4" table:formula="of:=([.T144]*[.T145]-[.T142]*[.T143])/SQRT(([.T144]+[.T142])*([.T144]+[.T143])*([.T145]+[.T142])*([.T145]+[.T143]))" office:value-type="float" office:value="0.248809866433409" calcext:value-type="float">
            <text:p>0.25</text:p>
          </table:table-cell>
          <table:table-cell table:style-name="ce4" table:formula="of:=([.U144]*[.U145]-[.U142]*[.U143])/SQRT(([.U144]+[.U142])*([.U144]+[.U143])*([.U145]+[.U142])*([.U145]+[.U143]))" office:value-type="float" office:value="0.244267206929932" calcext:value-type="float">
            <text:p>0.24</text:p>
          </table:table-cell>
          <table:table-cell table:style-name="ce4" table:formula="of:=([.V144]*[.V145]-[.V142]*[.V143])/SQRT(([.V144]+[.V142])*([.V144]+[.V143])*([.V145]+[.V142])*([.V145]+[.V143]))" office:value-type="float" office:value="0.289484984387328" calcext:value-type="float">
            <text:p>0.29</text:p>
          </table:table-cell>
          <table:table-cell table:style-name="ce4" table:formula="of:=([.W144]*[.W145]-[.W142]*[.W143])/SQRT(([.W144]+[.W142])*([.W144]+[.W143])*([.W145]+[.W142])*([.W145]+[.W143]))" office:value-type="float" office:value="0.193749478459874" calcext:value-type="float">
            <text:p>0.19</text:p>
          </table:table-cell>
          <table:table-cell table:style-name="ce4" table:formula="of:=([.X144]*[.X145]-[.X142]*[.X143])/SQRT(([.X144]+[.X142])*([.X144]+[.X143])*([.X145]+[.X142])*([.X145]+[.X143]))" office:value-type="float" office:value="0.0688804346780378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APL</text:p>
          </table:table-cell>
          <table:table-cell office:value-type="float" office:value="0.772819459438324" calcext:value-type="float">
            <text:p>0.7728194594</text:p>
          </table:table-cell>
          <table:table-cell office:value-type="float" office:value="0.805273830890656" calcext:value-type="float">
            <text:p>0.8052738309</text:p>
          </table:table-cell>
          <table:table-cell office:value-type="float" office:value="0.695740342140198" calcext:value-type="float">
            <text:p>0.6957403421</text:p>
          </table:table-cell>
          <table:table-cell office:value-type="float" office:value="0.636916816234589" calcext:value-type="float">
            <text:p>0.6369168162</text:p>
          </table:table-cell>
          <table:table-cell office:value-type="float" office:value="0.681541562080383" calcext:value-type="float">
            <text:p>0.6815415621</text:p>
          </table:table-cell>
          <table:table-cell office:value-type="float" office:value="0.610547661781311" calcext:value-type="float">
            <text:p>0.6105476618</text:p>
          </table:table-cell>
          <table:table-cell office:value-type="float" office:value="0.533604860305786" calcext:value-type="float">
            <text:p>0.5336048603</text:p>
          </table:table-cell>
          <table:table-cell office:value-type="float" office:value="0.570552170276642" calcext:value-type="float">
            <text:p>0.5705521703</text:p>
          </table:table-cell>
          <table:table-cell office:value-type="float" office:value="0.554192245006561" calcext:value-type="float">
            <text:p>0.5541922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MZN</text:p>
          </table:table-cell>
          <table:table-cell office:value-type="float" office:value="0.737089216709137" calcext:value-type="float">
            <text:p>0.7370892167</text:p>
          </table:table-cell>
          <table:table-cell office:value-type="float" office:value="0.744075834751129" calcext:value-type="float">
            <text:p>0.7440758348</text:p>
          </table:table-cell>
          <table:table-cell office:value-type="float" office:value="0.773584902286529" calcext:value-type="float">
            <text:p>0.7735849023</text:p>
          </table:table-cell>
          <table:table-cell office:value-type="float" office:value="0.741784036159515" calcext:value-type="float">
            <text:p>0.741784036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34597146511078" calcext:value-type="float">
            <text:p>0.7345971465</text:p>
          </table:table-cell>
          <table:table-cell office:value-type="float" office:value="0.730769217014313" calcext:value-type="float">
            <text:p>0.730769217</text:p>
          </table:table-cell>
          <table:table-cell office:value-type="float" office:value="0.722772300243378" calcext:value-type="float">
            <text:p>0.7227723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OOGL</text:p>
          </table:table-cell>
          <table:table-cell office:value-type="float" office:value="0.378205120563507" calcext:value-type="float">
            <text:p>0.3782051206</text:p>
          </table:table-cell>
          <table:table-cell office:value-type="float" office:value="0.464743584394455" calcext:value-type="float">
            <text:p>0.4647435844</text:p>
          </table:table-cell>
          <table:table-cell office:value-type="float" office:value="0.389776349067688" calcext:value-type="float">
            <text:p>0.3897763491</text:p>
          </table:table-cell>
          <table:table-cell office:value-type="float" office:value="0.437699675559998" calcext:value-type="float">
            <text:p>0.4376996756</text:p>
          </table:table-cell>
          <table:table-cell office:value-type="float" office:value="0.333333343267441" calcext:value-type="float">
            <text:p>0.3333333433</text:p>
          </table:table-cell>
          <table:table-cell office:value-type="float" office:value="0.51602566242218" calcext:value-type="float">
            <text:p>0.5160256624</text:p>
          </table:table-cell>
          <table:table-cell office:value-type="float" office:value="0.619807068109512" calcext:value-type="float">
            <text:p>0.6198070681</text:p>
          </table:table-cell>
          <table:table-cell office:value-type="float" office:value="0.456591635942459" calcext:value-type="float">
            <text:p>0.4565916359</text:p>
          </table:table-cell>
          <table:table-cell office:value-type="float" office:value="0.504950523376465" calcext:value-type="float">
            <text:p>0.50495052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SFT</text:p>
          </table:table-cell>
          <table:table-cell office:value-type="float" office:value="0.615541934967041" calcext:value-type="float">
            <text:p>0.615541935</text:p>
          </table:table-cell>
          <table:table-cell office:value-type="float" office:value="0.314168363809586" calcext:value-type="float">
            <text:p>0.3141683638</text:p>
          </table:table-cell>
          <table:table-cell office:value-type="float" office:value="0.620901644229889" calcext:value-type="float">
            <text:p>0.6209016442</text:p>
          </table:table-cell>
          <table:table-cell office:value-type="float" office:value="0.705521464347839" calcext:value-type="float">
            <text:p>0.7055214643</text:p>
          </table:table-cell>
          <table:table-cell office:value-type="float" office:value="0.626283347606659" calcext:value-type="float">
            <text:p>0.6262833476</text:p>
          </table:table-cell>
          <table:table-cell office:value-type="float" office:value="0.601642727851868" calcext:value-type="float">
            <text:p>0.6016427279</text:p>
          </table:table-cell>
          <table:table-cell office:value-type="float" office:value="0.745379865169525" calcext:value-type="float">
            <text:p>0.7453798652</text:p>
          </table:table-cell>
          <table:table-cell office:value-type="float" office:value="0.697722554206848" calcext:value-type="float">
            <text:p>0.6977225542</text:p>
          </table:table-cell>
          <table:table-cell office:value-type="float" office:value="0.658995807170868" calcext:value-type="float">
            <text:p>0.65899580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B</text:p>
          </table:table-cell>
          <table:table-cell office:value-type="float" office:value="0.716292142868042" calcext:value-type="float">
            <text:p>0.7162921429</text:p>
          </table:table-cell>
          <table:table-cell office:value-type="float" office:value="0.567415714263916" calcext:value-type="float">
            <text:p>0.5674157143</text:p>
          </table:table-cell>
          <table:table-cell office:value-type="float" office:value="0.557422995567322" calcext:value-type="float">
            <text:p>0.5574229956</text:p>
          </table:table-cell>
          <table:table-cell office:value-type="float" office:value="0.5530726313591" calcext:value-type="float">
            <text:p>0.5530726314</text:p>
          </table:table-cell>
          <table:table-cell office:value-type="float" office:value="0.650838017463684" calcext:value-type="float">
            <text:p>0.6508380175</text:p>
          </table:table-cell>
          <table:table-cell office:value-type="float" office:value="0.642458081245422" calcext:value-type="float">
            <text:p>0.6424580812</text:p>
          </table:table-cell>
          <table:table-cell office:value-type="float" office:value="0.398876398801804" calcext:value-type="float">
            <text:p>0.3988763988</text:p>
          </table:table-cell>
          <table:table-cell office:value-type="float" office:value="0.586402237415314" calcext:value-type="float">
            <text:p>0.5864022374</text:p>
          </table:table-cell>
          <table:table-cell office:value-type="float" office:value="0.40114614367485" calcext:value-type="float">
            <text:p>0.40114614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INTC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99025344848633" calcext:value-type="float">
            <text:p>0.4990253448</text:p>
          </table:table-cell>
          <table:table-cell office:value-type="float" office:value="0.468871593475342" calcext:value-type="float">
            <text:p>0.4688715935</text:p>
          </table:table-cell>
          <table:table-cell office:value-type="float" office:value="0.58560311794281" calcext:value-type="float">
            <text:p>0.5856031179</text:p>
          </table:table-cell>
          <table:table-cell table:number-columns-repeated="2" office:value-type="float" office:value="0.478682160377502" calcext:value-type="float">
            <text:p>0.4786821604</text:p>
          </table:table-cell>
          <table:table-cell office:value-type="float" office:value="0.346899211406708" calcext:value-type="float">
            <text:p>0.34689921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SCO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27485379576683" calcext:value-type="float">
            <text:p>0.2748537958</text:p>
          </table:table-cell>
          <table:table-cell office:value-type="float" office:value="0.476653695106506" calcext:value-type="float">
            <text:p>0.4766536951</text:p>
          </table:table-cell>
          <table:table-cell office:value-type="float" office:value="0.468871593475342" calcext:value-type="float">
            <text:p>0.4688715935</text:p>
          </table:table-cell>
          <table:table-cell office:value-type="float" office:value="0.274319052696228" calcext:value-type="float">
            <text:p>0.2743190527</text:p>
          </table:table-cell>
          <table:table-cell office:value-type="float" office:value="0.273255825042725" calcext:value-type="float">
            <text:p>0.273255825</text:p>
          </table:table-cell>
          <table:table-cell office:value-type="float" office:value="0.534883737564087" calcext:value-type="float">
            <text:p>0.5348837376</text:p>
          </table:table-cell>
          <table:table-cell office:value-type="float" office:value="0.517441868782043" calcext:value-type="float">
            <text:p>0.51744186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MCSA</text:p>
          </table:table-cell>
          <table:table-cell table:number-columns-repeated="3" office:value-type="float" office:value="0.444680839776993" calcext:value-type="float">
            <text:p>0.4446808398</text:p>
          </table:table-cell>
          <table:table-cell office:value-type="float" office:value="0.437367290258408" calcext:value-type="float">
            <text:p>0.4373672903</text:p>
          </table:table-cell>
          <table:table-cell table:number-columns-repeated="2" office:value-type="float" office:value="0.436440676450729" calcext:value-type="float">
            <text:p>0.4364406765</text:p>
          </table:table-cell>
          <table:table-cell office:value-type="float" office:value="0.563291132450104" calcext:value-type="float">
            <text:p>0.5632911325</text:p>
          </table:table-cell>
          <table:table-cell table:number-columns-repeated="2" office:value-type="float" office:value="0.436708867549896" calcext:value-type="float">
            <text:p>0.43670886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VDA</text:p>
          </table:table-cell>
          <table:table-cell office:value-type="float" office:value="0.601226985454559" calcext:value-type="float">
            <text:p>0.6012269855</text:p>
          </table:table-cell>
          <table:table-cell office:value-type="float" office:value="0.635991811752319" calcext:value-type="float">
            <text:p>0.6359918118</text:p>
          </table:table-cell>
          <table:table-cell office:value-type="float" office:value="0.59100204706192" calcext:value-type="float">
            <text:p>0.5910020471</text:p>
          </table:table-cell>
          <table:table-cell office:value-type="float" office:value="0.600814640522003" calcext:value-type="float">
            <text:p>0.6008146405</text:p>
          </table:table-cell>
          <table:table-cell office:value-type="float" office:value="0.643584549427033" calcext:value-type="float">
            <text:p>0.6435845494</text:p>
          </table:table-cell>
          <table:table-cell table:number-columns-repeated="2" office:value-type="float" office:value="0.623217940330505" calcext:value-type="float">
            <text:p>0.6232179403</text:p>
          </table:table-cell>
          <table:table-cell office:value-type="float" office:value="0.635991811752319" calcext:value-type="float">
            <text:p>0.6359918118</text:p>
          </table:table-cell>
          <table:table-cell office:value-type="float" office:value="0.538302302360535" calcext:value-type="float">
            <text:p>0.53830230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FLX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424124509096146" calcext:value-type="float">
            <text:p>0.4241245091</text:p>
          </table:table-cell>
          <table:table-cell office:value-type="float" office:value="0.303501933813095" calcext:value-type="float">
            <text:p>0.3035019338</text:p>
          </table:table-cell>
          <table:table-cell office:value-type="float" office:value="0.398832678794861" calcext:value-type="float">
            <text:p>0.3988326788</text:p>
          </table:table-cell>
          <table:table-cell office:value-type="float" office:value="0.554263591766357" calcext:value-type="float">
            <text:p>0.5542635918</text:p>
          </table:table-cell>
          <table:table-cell office:value-type="float" office:value="0.604651153087616" calcext:value-type="float">
            <text:p>0.6046511531</text:p>
          </table:table-cell>
          <table:table-cell office:value-type="float" office:value="0.494186043739319" calcext:value-type="float">
            <text:p>0.49418604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AAPL</text:p>
          </table:table-cell>
          <table:table-cell office:value-type="float" office:value="0.533059819326172" calcext:value-type="float">
            <text:p>0.5330598193</text:p>
          </table:table-cell>
          <table:table-cell office:value-type="float" office:value="0.595909084645324" calcext:value-type="float">
            <text:p>0.5959090846</text:p>
          </table:table-cell>
          <table:table-cell office:value-type="float" office:value="0.358603333939209" calcext:value-type="float">
            <text:p>0.3586033339</text:p>
          </table:table-cell>
          <table:table-cell office:value-type="float" office:value="0.219134486114593" calcext:value-type="float">
            <text:p>0.2191344861</text:p>
          </table:table-cell>
          <table:table-cell office:value-type="float" office:value="0.337447929645766" calcext:value-type="float">
            <text:p>0.3374479296</text:p>
          </table:table-cell>
          <table:table-cell office:value-type="float" office:value="0.154817045128753" calcext:value-type="float">
            <text:p>0.1548170451</text:p>
          </table:table-cell>
          <table:table-cell office:value-type="float" office:value="-0.111813621799299" calcext:value-type="float">
            <text:p>-0.1118136218</text:p>
          </table:table-cell>
          <table:table-cell office:value-type="float" office:value="0.0254836302554853" calcext:value-type="float">
            <text:p>0.025483630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AMZN</text:p>
          </table:table-cell>
          <table:table-cell office:value-type="float" office:value="0" calcext:value-type="float">
            <text:p>0</text:p>
          </table:table-cell>
          <table:table-cell office:value-type="float" office:value="0.276940816143688" calcext:value-type="float">
            <text:p>0.2769408161</text:p>
          </table:table-cell>
          <table:table-cell office:value-type="float" office:value="0.350423845589326" calcext:value-type="float">
            <text:p>0.3504238456</text:p>
          </table:table-cell>
          <table:table-cell office:value-type="float" office:value="0.562039075033538" calcext:value-type="float">
            <text:p>0.562039075</text:p>
          </table:table-cell>
          <table:table-cell office:value-type="float" office:value="0.398154484690077" calcext:value-type="float">
            <text:p>0.39815448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GOOGL</text:p>
          </table:table-cell>
          <table:table-cell office:value-type="float" office:value="-0.187953228449585" calcext:value-type="float">
            <text:p>-0.1879532284</text:p>
          </table:table-cell>
          <table:table-cell office:value-type="float" office:value="-0.02572525770113" calcext:value-type="float">
            <text:p>-0.0257252577</text:p>
          </table:table-cell>
          <table:table-cell office:value-type="float" office:value="-0.194288353995786" calcext:value-type="float">
            <text:p>-0.194288354</text:p>
          </table:table-cell>
          <table:table-cell office:value-type="float" office:value="-0.15332436899262" calcext:value-type="float">
            <text:p>-0.153324369</text:p>
          </table:table-cell>
          <table:table-cell office:value-type="float" office:value="-0.389984474903545" calcext:value-type="float">
            <text:p>-0.3899844749</text:p>
          </table:table-cell>
          <table:table-cell office:value-type="float" office:value="0.0317988352155124" calcext:value-type="float">
            <text:p>0.0317988352</text:p>
          </table:table-cell>
          <table:table-cell office:value-type="float" office:value="0.197590527000795" calcext:value-type="float">
            <text:p>0.197590527</text:p>
          </table:table-cell>
          <table:table-cell office:value-type="float" office:value="-0.178198602155187" calcext:value-type="float">
            <text:p>-0.1781986022</text:p>
          </table:table-cell>
          <table:table-cell office:value-type="float" office:value="-0.011224087632373" calcext:value-type="float">
            <text:p>-0.01122408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MSFT</text:p>
          </table:table-cell>
          <table:table-cell office:value-type="float" office:value="0.0525452333136704" calcext:value-type="float">
            <text:p>0.0525452333</text:p>
          </table:table-cell>
          <table:table-cell office:value-type="float" office:value="0" calcext:value-type="float">
            <text:p>0</text:p>
          </table:table-cell>
          <table:table-cell office:value-type="float" office:value="0.165242765274058" calcext:value-type="float">
            <text:p>0.1652427653</text:p>
          </table:table-cell>
          <table:table-cell office:value-type="float" office:value="0.331185709100074" calcext:value-type="float">
            <text:p>0.3311857091</text:p>
          </table:table-cell>
          <table:table-cell office:value-type="float" office:value="0.231257196882903" calcext:value-type="float">
            <text:p>0.2312571969</text:p>
          </table:table-cell>
          <table:table-cell office:value-type="float" office:value="0.0479465210963525" calcext:value-type="float">
            <text:p>0.0479465211</text:p>
          </table:table-cell>
          <table:table-cell office:value-type="float" office:value="0.333731702580331" calcext:value-type="float">
            <text:p>0.3337317026</text:p>
          </table:table-cell>
          <table:table-cell office:value-type="float" office:value="0.13615660883496" calcext:value-type="float">
            <text:p>0.1361566088</text:p>
          </table:table-cell>
          <table:table-cell office:value-type="float" office:value="-0.0207816977110676" calcext:value-type="float">
            <text:p>-0.02078169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FB</text:p>
          </table:table-cell>
          <table:table-cell office:value-type="float" office:value="0.46691703547653" calcext:value-type="float">
            <text:p>0.4669170355</text:p>
          </table:table-cell>
          <table:table-cell office:value-type="float" office:value="0.0982887315351912" calcext:value-type="float">
            <text:p>0.0982887315</text:p>
          </table:table-cell>
          <table:table-cell office:value-type="float" office:value="0.069216998875171" calcext:value-type="float">
            <text:p>0.0692169989</text:p>
          </table:table-cell>
          <table:table-cell office:value-type="float" office:value="0.139909171586453" calcext:value-type="float">
            <text:p>0.1399091716</text:p>
          </table:table-cell>
          <table:table-cell office:value-type="float" office:value="0.275198380922184" calcext:value-type="float">
            <text:p>0.2751983809</text:p>
          </table:table-cell>
          <table:table-cell office:value-type="float" office:value="0.291523212536021" calcext:value-type="float">
            <text:p>0.2915232125</text:p>
          </table:table-cell>
          <table:table-cell office:value-type="float" office:value="-0.193362044486252" calcext:value-type="float">
            <text:p>-0.1933620445</text:p>
          </table:table-cell>
          <table:table-cell office:value-type="float" office:value="0.201622680703388" calcext:value-type="float">
            <text:p>0.2016226807</text:p>
          </table:table-cell>
          <table:table-cell office:value-type="float" office:value="-0.0501099798139061" calcext:value-type="float">
            <text:p>-0.05010997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INTC</text:p>
          </table:table-cell>
          <table:table-cell office:value-type="float" office:value="0.108505367989585" calcext:value-type="float">
            <text:p>0.108505368</text:p>
          </table:table-cell>
          <table:table-cell office:value-type="float" office:value="0.151484002479869" calcext:value-type="float">
            <text:p>0.1514840025</text:p>
          </table:table-cell>
          <table:table-cell office:value-type="float" office:value="0.31310431516131" calcext:value-type="float">
            <text:p>0.3131043152</text:p>
          </table:table-cell>
          <table:table-cell office:value-type="float" office:value="0.0117063834411347" calcext:value-type="float">
            <text:p>0.0117063834</text:p>
          </table:table-cell>
          <table:table-cell office:value-type="float" office:value="-0.0817600098264514" calcext:value-type="float">
            <text:p>-0.0817600098</text:p>
          </table:table-cell>
          <table:table-cell office:value-type="float" office:value="0.176050929696078" calcext:value-type="float">
            <text:p>0.1760509297</text:p>
          </table:table-cell>
          <table:table-cell office:value-type="float" office:value="-0.0296473403223589" calcext:value-type="float">
            <text:p>-0.0296473403</text:p>
          </table:table-cell>
          <table:table-cell office:value-type="float" office:value="-0.0335147713776913" calcext:value-type="float">
            <text:p>-0.0335147714</text:p>
          </table:table-cell>
          <table:table-cell office:value-type="float" office:value="-0.363706871589603" calcext:value-type="float">
            <text:p>-0.36370687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CSCO</text:p>
          </table:table-cell>
          <table:table-cell office:value-type="float" office:value="0" calcext:value-type="float">
            <text:p>0</text:p>
          </table:table-cell>
          <table:table-cell office:value-type="float" office:value="0.136715675109977" calcext:value-type="float">
            <text:p>0.1367156751</text:p>
          </table:table-cell>
          <table:table-cell office:value-type="float" office:value="0" calcext:value-type="float">
            <text:p>0</text:p>
          </table:table-cell>
          <table:table-cell office:value-type="float" office:value="0.288923740668884" calcext:value-type="float">
            <text:p>0.2889237407</text:p>
          </table:table-cell>
          <table:table-cell office:value-type="float" office:value="-0.0678003087681847" calcext:value-type="float">
            <text:p>-0.067800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133167356151" calcext:value-type="float">
            <text:p>0.1241331674</text:p>
          </table:table-cell>
          <table:table-cell office:value-type="float" office:value="0.0154905934260515" calcext:value-type="float">
            <text:p>0.01549059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CMCSA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NVDA</text:p>
          </table:table-cell>
          <table:table-cell office:value-type="float" office:value="0.194191338488443" calcext:value-type="float">
            <text:p>0.1941913385</text:p>
          </table:table-cell>
          <table:table-cell office:value-type="float" office:value="0.142891423277701" calcext:value-type="float">
            <text:p>0.1428914233</text:p>
          </table:table-cell>
          <table:table-cell office:value-type="float" office:value="0.0316294761268114" calcext:value-type="float">
            <text:p>0.0316294761</text:p>
          </table:table-cell>
          <table:table-cell office:value-type="float" office:value="0.0762422825091561" calcext:value-type="float">
            <text:p>0.0762422825</text:p>
          </table:table-cell>
          <table:table-cell office:value-type="float" office:value="0.154459526016122" calcext:value-type="float">
            <text:p>0.15445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816478154747" calcext:value-type="float">
            <text:p>0.1268164782</text:p>
          </table:table-cell>
          <table:table-cell office:value-type="float" office:value="-0.0419216737925834" calcext:value-type="float">
            <text:p>-0.04192167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C_R</text:p>
          </table:table-cell>
          <table:table-cell office:value-type="string" calcext:value-type="string">
            <text:p>NFLX</text:p>
          </table:table-cell>
          <table:table-cell office:value-type="float" office:value="0.167841938276812" calcext:value-type="float">
            <text:p>0.1678419383</text:p>
          </table:table-cell>
          <table:table-cell office:value-type="float" office:value="0.163594388378375" calcext:value-type="float">
            <text:p>0.1635943884</text:p>
          </table:table-cell>
          <table:table-cell office:value-type="float" office:value="0.057435033156686" calcext:value-type="float">
            <text:p>0.0574350332</text:p>
          </table:table-cell>
          <table:table-cell office:value-type="float" office:value="-0.0753106455320341" calcext:value-type="float">
            <text:p>-0.0753106455</text:p>
          </table:table-cell>
          <table:table-cell office:value-type="float" office:value="0" calcext:value-type="float">
            <text:p>0</text:p>
          </table:table-cell>
          <table:table-cell office:value-type="float" office:value="-0.152240931054213" calcext:value-type="float">
            <text:p>-0.1522409311</text:p>
          </table:table-cell>
          <table:table-cell office:value-type="float" office:value="-0.257630893099483" calcext:value-type="float">
            <text:p>-0.2576308931</text:p>
          </table:table-cell>
          <table:table-cell office:value-type="float" office:value="0.222613276708421" calcext:value-type="float">
            <text:p>0.2226132767</text:p>
          </table:table-cell>
          <table:table-cell office:value-type="float" office:value="-0.0110074705696402" calcext:value-type="float">
            <text:p>-0.0110074706</text:p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SNW</text:p>
          </table:table-cell>
          <table:table-cell table:formula="of:=AVERAGE([.C162:.C171])" office:value-type="float" office:value="0.133510750442163" calcext:value-type="float">
            <text:p>0.1335107504</text:p>
          </table:table-cell>
          <table:table-cell table:formula="of:=AVERAGE([.D162:.D171])" office:value-type="float" office:value="0.1540098863869" calcext:value-type="float">
            <text:p>0.1540098864</text:p>
          </table:table-cell>
          <table:table-cell table:formula="of:=AVERAGE([.E162:.E171])" office:value-type="float" office:value="0.115136741412679" calcext:value-type="float">
            <text:p>0.1151367414</text:p>
          </table:table-cell>
          <table:table-cell table:formula="of:=AVERAGE([.F162:.F171])" office:value-type="float" office:value="0.140050583392918" calcext:value-type="float">
            <text:p>0.1400505834</text:p>
          </table:table-cell>
          <table:table-cell table:formula="of:=AVERAGE([.G162:.G171])" office:value-type="float" office:value="0.0856972724658871" calcext:value-type="float">
            <text:p>0.0856972725</text:p>
          </table:table-cell>
          <table:table-cell table:formula="of:=AVERAGE([.H162:.H171])" office:value-type="float" office:value="0.0549895612618504" calcext:value-type="float">
            <text:p>0.0549895613</text:p>
          </table:table-cell>
          <table:table-cell table:formula="of:=AVERAGE([.I162:.I171])" office:value-type="float" office:value="-0.00611316701262669" calcext:value-type="float">
            <text:p>-0.006113167</text:p>
          </table:table-cell>
          <table:table-cell table:formula="of:=AVERAGE([.J162:.J171])" office:value-type="float" office:value="0.0625112468480274" calcext:value-type="float">
            <text:p>0.0625112468</text:p>
          </table:table-cell>
          <table:table-cell table:formula="of:=AVERAGE([.K162:.K171])" office:value-type="float" office:value="-0.0483261187683122" calcext:value-type="float">
            <text:p>-0.0483261188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SNW</text:p>
          </table:table-cell>
          <table:table-cell table:formula="of:=AVERAGE([.C152:.C161])" office:value-type="float" office:value="0.56603869497776" calcext:value-type="float">
            <text:p>0.566038695</text:p>
          </table:table-cell>
          <table:table-cell table:formula="of:=AVERAGE([.D152:.D161])" office:value-type="float" office:value="0.547244372963905" calcext:value-type="float">
            <text:p>0.547244373</text:p>
          </table:table-cell>
          <table:table-cell table:formula="of:=AVERAGE([.E152:.E161])" office:value-type="float" office:value="0.550030666589737" calcext:value-type="float">
            <text:p>0.5500306666</text:p>
          </table:table-cell>
          <table:table-cell table:formula="of:=AVERAGE([.F152:.F161])" office:value-type="float" office:value="0.551298010349274" calcext:value-type="float">
            <text:p>0.5512980103</text:p>
          </table:table-cell>
          <table:table-cell table:formula="of:=AVERAGE([.G152:.G161])" office:value-type="float" office:value="0.536326661705971" calcext:value-type="float">
            <text:p>0.5363266617</text:p>
          </table:table-cell>
          <table:table-cell table:formula="of:=AVERAGE([.H152:.H161])" office:value-type="float" office:value="0.542368474602699" calcext:value-type="float">
            <text:p>0.5423684746</text:p>
          </table:table-cell>
          <table:table-cell table:formula="of:=AVERAGE([.I152:.I161])" office:value-type="float" office:value="0.55249759888649" calcext:value-type="float">
            <text:p>0.5524975989</text:p>
          </table:table-cell>
          <table:table-cell table:formula="of:=AVERAGE([.J152:.J161])" office:value-type="float" office:value="0.5732955545187" calcext:value-type="float">
            <text:p>0.5732955545</text:p>
          </table:table-cell>
          <table:table-cell table:formula="of:=AVERAGE([.K152:.K161])" office:value-type="float" office:value="0.517559531331062" calcext:value-type="float">
            <text:p>0.5175595313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VDA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VDA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VDA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VDA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FLX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FLX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358" calcext:value-type="float">
            <text:p>358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FLX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FLX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MSFT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MSFT</text:p>
          </table:table-cell>
          <table:table-cell office:value-type="float" office:value="78" calcext:value-type="float">
            <text:p>78</text:p>
          </table:table-cell>
          <table:table-cell office:value-type="float" office:value="334" calcext:value-type="float">
            <text:p>334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MSFT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style-name="ce4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SFT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4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INTC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style-name="ce4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INTC</text:p>
          </table:table-cell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ce4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NTC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4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INTC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GOOG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GOOGL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GOOGL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OOGL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2"/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B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B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B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B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SC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SCO</text:p>
          </table:table-cell>
          <table:table-cell office:value-type="float" office:value="371" calcext:value-type="float">
            <text:p>371</text:p>
          </table:table-cell>
          <table:table-cell office:value-type="float" office:value="347" calcext:value-type="float">
            <text:p>347</text:p>
          </table:table-cell>
          <table:table-cell office:value-type="float" office:value="372" calcext:value-type="float">
            <text:p>372</text:p>
          </table:table-cell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S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SCO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MC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MCSA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MC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MCSA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3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MZN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MZ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MZN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MZ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APL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APL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APL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APL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</table:table>
      <table:table table:name="Pres WeighCost" table:style-name="ta1">
        <table:shapes>
          <draw:frame draw:z-index="0" draw:style-name="gr1" draw:text-style-name="P1" svg:width="610.41pt" svg:height="285.22pt" svg:x="836.56pt" svg:y="135.35pt">
            <loext:p draw:notify-on-update-of-ranges="'Pres WeighCost'.O5:'Pres WeighCost'.W5 'Pres WeighCost'.N6:'Pres WeighCost'.N6 'Pres WeighCost'.O6:'Pres WeighCost'.W6 'Pres WeighCost'.N7:'Pres WeighCost'.N7 'Pres WeighCost'.O7:'Pres WeighCost'.W7 'Pres WeighCost'.N8:'Pres WeighCost'.N8 'Pres WeighCost'.O8:'Pres WeighCost'.W8 'Pres WeighCost'.N9:'Pres WeighCost'.N9 'Pres WeighCost'.O9:'Pres WeighCost'.W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609.05pt" svg:height="288.09pt" svg:x="882.2pt" svg:y="431.46pt">
            <loext:p draw:notify-on-update-of-ranges="'Pres WeighCost'.O41:'Pres WeighCost'.W41 'Pres WeighCost'.N42:'Pres WeighCost'.N42 'Pres WeighCost'.O42:'Pres WeighCost'.W42 'Pres WeighCost'.N43:'Pres WeighCost'.N43 'Pres WeighCost'.O43:'Pres WeighCost'.W43 'Pres WeighCost'.N44:'Pres WeighCost'.N44 'Pres WeighCost'.O44:'Pres WeighCost'.W44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10" table:number-rows-spanned="1">
            <text:p>RULE CLASSIFIER</text:p>
          </table:table-cell>
          <table:covered-table-cell table:number-columns-repeated="9" table:style-name="ce3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APL</text:p>
          </table:table-cell>
          <table:table-cell office:value-type="float" office:value="0.711967545638945" calcext:value-type="float">
            <text:p>0.7119675456</text:p>
          </table:table-cell>
          <table:table-cell office:value-type="float" office:value="0.8052738336714" calcext:value-type="float">
            <text:p>0.8052738337</text:p>
          </table:table-cell>
          <table:table-cell office:value-type="float" office:value="0.606490872210953" calcext:value-type="float">
            <text:p>0.6064908722</text:p>
          </table:table-cell>
          <table:table-cell office:value-type="float" office:value="0.59026369168357" calcext:value-type="float">
            <text:p>0.5902636917</text:p>
          </table:table-cell>
          <table:table-cell office:value-type="float" office:value="0.756592292089249" calcext:value-type="float">
            <text:p>0.7565922921</text:p>
          </table:table-cell>
          <table:table-cell office:value-type="float" office:value="0.73630831643002" calcext:value-type="float">
            <text:p>0.7363083164</text:p>
          </table:table-cell>
          <table:table-cell office:value-type="float" office:value="0.592668024439918" calcext:value-type="float">
            <text:p>0.5926680244</text:p>
          </table:table-cell>
          <table:table-cell office:value-type="float" office:value="0.551431492842536" calcext:value-type="float">
            <text:p>0.5514314928</text:p>
          </table:table-cell>
          <table:table-cell office:value-type="float" office:value="0.536363636363636" calcext:value-type="float">
            <text:p>0.5363636364</text:p>
          </table:table-cell>
          <table:table-cell table:number-columns-repeated="2"/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MZN</text:p>
          </table:table-cell>
          <table:table-cell office:value-type="float" office:value="0.711538461538462" calcext:value-type="float">
            <text:p>0.7115384615</text:p>
          </table:table-cell>
          <table:table-cell office:value-type="float" office:value="0.393203883495146" calcext:value-type="float">
            <text:p>0.3932038835</text:p>
          </table:table-cell>
          <table:table-cell office:value-type="float" office:value="0.461165048543689" calcext:value-type="float">
            <text:p>0.4611650485</text:p>
          </table:table-cell>
          <table:table-cell office:value-type="float" office:value="0.601941747572815" calcext:value-type="float">
            <text:p>0.6019417476</text:p>
          </table:table-cell>
          <table:table-cell office:value-type="float" office:value="0.248780487804878" calcext:value-type="float">
            <text:p>0.2487804878</text:p>
          </table:table-cell>
          <table:table-cell office:value-type="float" office:value="0.443349753694581" calcext:value-type="float">
            <text:p>0.4433497537</text:p>
          </table:table-cell>
          <table:table-cell office:value-type="float" office:value="0.524752475247525" calcext:value-type="float">
            <text:p>0.5247524752</text:p>
          </table:table-cell>
          <table:table-cell office:value-type="float" office:value="0.417085427135678" calcext:value-type="float">
            <text:p>0.4170854271</text:p>
          </table:table-cell>
          <table:table-cell office:value-type="float" office:value="0.290155440414508" calcext:value-type="float">
            <text:p>0.2901554404</text:p>
          </table:table-cell>
          <table:table-cell table:number-columns-repeated="2"/>
          <table:table-cell table:style-name="ce5" office:value-type="string" calcext:value-type="string">
            <text:p>RC</text:p>
          </table:table-cell>
          <table:table-cell table:style-name="ce5" office:value-type="float" office:value="0.154094525892015" calcext:value-type="float">
            <text:p>0.154</text:p>
          </table:table-cell>
          <table:table-cell table:style-name="ce5" office:value-type="float" office:value="-0.00475531155744847" calcext:value-type="float">
            <text:p>-0.005</text:p>
          </table:table-cell>
          <table:table-cell table:style-name="ce5" office:value-type="float" office:value="-0.0225222868513552" calcext:value-type="float">
            <text:p>-0.023</text:p>
          </table:table-cell>
          <table:table-cell table:style-name="ce5" office:value-type="float" office:value="0.085324348161714" calcext:value-type="float">
            <text:p>0.085</text:p>
          </table:table-cell>
          <table:table-cell table:style-name="ce5" office:value-type="float" office:value="0.0551830870544779" calcext:value-type="float">
            <text:p>0.055</text:p>
          </table:table-cell>
          <table:table-cell table:style-name="ce5" office:value-type="float" office:value="-0.010078526926072" calcext:value-type="float">
            <text:p>-0.010</text:p>
          </table:table-cell>
          <table:table-cell table:style-name="ce5" office:value-type="float" office:value="0.0424417122453044" calcext:value-type="float">
            <text:p>0.042</text:p>
          </table:table-cell>
          <table:table-cell table:style-name="ce5" office:value-type="float" office:value="0.000750697773481185" calcext:value-type="float">
            <text:p>0.001</text:p>
          </table:table-cell>
          <table:table-cell table:style-name="ce5" office:value-type="float" office:value="0.0051791890137694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OOGL</text:p>
          </table:table-cell>
          <table:table-cell office:value-type="float" office:value="0.592833876221498" calcext:value-type="float">
            <text:p>0.5928338762</text:p>
          </table:table-cell>
          <table:table-cell office:value-type="float" office:value="0.42156862745098" calcext:value-type="float">
            <text:p>0.4215686275</text:p>
          </table:table-cell>
          <table:table-cell office:value-type="float" office:value="0.542483660130719" calcext:value-type="float">
            <text:p>0.5424836601</text:p>
          </table:table-cell>
          <table:table-cell office:value-type="float" office:value="0.59672131147541" calcext:value-type="float">
            <text:p>0.5967213115</text:p>
          </table:table-cell>
          <table:table-cell office:value-type="float" office:value="0.450657894736842" calcext:value-type="float">
            <text:p>0.4506578947</text:p>
          </table:table-cell>
          <table:table-cell office:value-type="float" office:value="0.501650165016502" calcext:value-type="float">
            <text:p>0.501650165</text:p>
          </table:table-cell>
          <table:table-cell office:value-type="float" office:value="0.541721854304636" calcext:value-type="float">
            <text:p>0.5417218543</text:p>
          </table:table-cell>
          <table:table-cell office:value-type="float" office:value="0.420529801324503" calcext:value-type="float">
            <text:p>0.4205298013</text:p>
          </table:table-cell>
          <table:table-cell office:value-type="float" office:value="0.523809523809524" calcext:value-type="float">
            <text:p>0.5238095238</text:p>
          </table:table-cell>
          <table:table-cell table:number-columns-repeated="2"/>
          <table:table-cell table:style-name="ce5" office:value-type="string" calcext:value-type="string">
            <text:p>AWN</text:p>
          </table:table-cell>
          <table:table-cell table:style-name="ce5" office:value-type="float" office:value="0.18890270525971" calcext:value-type="float">
            <text:p>0.189</text:p>
          </table:table-cell>
          <table:table-cell table:style-name="ce5" office:value-type="float" office:value="0.151526297129686" calcext:value-type="float">
            <text:p>0.152</text:p>
          </table:table-cell>
          <table:table-cell table:style-name="ce5" office:value-type="float" office:value="0.179644789859331" calcext:value-type="float">
            <text:p>0.180</text:p>
          </table:table-cell>
          <table:table-cell table:style-name="ce5" office:value-type="float" office:value="0.141985621045703" calcext:value-type="float">
            <text:p>0.142</text:p>
          </table:table-cell>
          <table:table-cell table:style-name="ce5" office:value-type="float" office:value="0.14952687102562" calcext:value-type="float">
            <text:p>0.150</text:p>
          </table:table-cell>
          <table:table-cell table:style-name="ce5" office:value-type="float" office:value="0.086703310667669" calcext:value-type="float">
            <text:p>0.087</text:p>
          </table:table-cell>
          <table:table-cell table:style-name="ce5" office:value-type="float" office:value="0.0997190898861101" calcext:value-type="float">
            <text:p>0.100</text:p>
          </table:table-cell>
          <table:table-cell table:style-name="ce5" office:value-type="float" office:value="0.0799845774588609" calcext:value-type="float">
            <text:p>0.080</text:p>
          </table:table-cell>
          <table:table-cell table:style-name="ce5" office:value-type="float" office:value="0.0056716238044905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SFT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460580912863071" calcext:value-type="float">
            <text:p>0.4605809129</text:p>
          </table:table-cell>
          <table:table-cell office:value-type="float" office:value="0.509355509355509" calcext:value-type="float">
            <text:p>0.5093555094</text:p>
          </table:table-cell>
          <table:table-cell office:value-type="float" office:value="0.694386694386694" calcext:value-type="float">
            <text:p>0.6943866944</text:p>
          </table:table-cell>
          <table:table-cell office:value-type="float" office:value="0.578288100208768" calcext:value-type="float">
            <text:p>0.5782881002</text:p>
          </table:table-cell>
          <table:table-cell office:value-type="float" office:value="0.544885177453027" calcext:value-type="float">
            <text:p>0.5448851775</text:p>
          </table:table-cell>
          <table:table-cell office:value-type="float" office:value="0.610878661087866" calcext:value-type="float">
            <text:p>0.6108786611</text:p>
          </table:table-cell>
          <table:table-cell office:value-type="float" office:value="0.602536997885835" calcext:value-type="float">
            <text:p>0.6025369979</text:p>
          </table:table-cell>
          <table:table-cell office:value-type="float" office:value="0.498933901918976" calcext:value-type="float">
            <text:p>0.4989339019</text:p>
          </table:table-cell>
          <table:table-cell table:number-columns-repeated="2"/>
          <table:table-cell table:style-name="ce5" office:value-type="string" calcext:value-type="string">
            <text:p>SNW</text:p>
          </table:table-cell>
          <table:table-cell table:style-name="ce5" office:value-type="float" office:value="0.127068095021001" calcext:value-type="float">
            <text:p>0.127</text:p>
          </table:table-cell>
          <table:table-cell table:style-name="ce5" office:value-type="float" office:value="0.132008160800545" calcext:value-type="float">
            <text:p>0.132</text:p>
          </table:table-cell>
          <table:table-cell table:style-name="ce5" office:value-type="float" office:value="0.12980041763709" calcext:value-type="float">
            <text:p>0.130</text:p>
          </table:table-cell>
          <table:table-cell table:style-name="ce5" office:value-type="float" office:value="0.139475245677179" calcext:value-type="float">
            <text:p>0.139</text:p>
          </table:table-cell>
          <table:table-cell table:style-name="ce5" office:value-type="float" office:value="0.103343873369357" calcext:value-type="float">
            <text:p>0.103</text:p>
          </table:table-cell>
          <table:table-cell table:style-name="ce5" office:value-type="float" office:value="0.0918525683128456" calcext:value-type="float">
            <text:p>0.092</text:p>
          </table:table-cell>
          <table:table-cell table:style-name="ce5" office:value-type="float" office:value="-0.010037283178008" calcext:value-type="float">
            <text:p>-0.010</text:p>
          </table:table-cell>
          <table:table-cell table:style-name="ce5" office:value-type="float" office:value="0.0189730708167199" calcext:value-type="float">
            <text:p>0.019</text:p>
          </table:table-cell>
          <table:table-cell table:style-name="ce5" office:value-type="float" office:value="-0.0452765780046144" calcext:value-type="float">
            <text:p>-0.045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B</text:p>
          </table:table-cell>
          <table:table-cell office:value-type="float" office:value="0.60968660968661" calcext:value-type="float">
            <text:p>0.6096866097</text:p>
          </table:table-cell>
          <table:table-cell office:value-type="float" office:value="0.458689458689459" calcext:value-type="float">
            <text:p>0.4586894587</text:p>
          </table:table-cell>
          <table:table-cell office:value-type="float" office:value="0.511428571428571" calcext:value-type="float">
            <text:p>0.5114285714</text:p>
          </table:table-cell>
          <table:table-cell office:value-type="float" office:value="0.39031339031339" calcext:value-type="float">
            <text:p>0.3903133903</text:p>
          </table:table-cell>
          <table:table-cell office:value-type="float" office:value="0.48" calcext:value-type="float">
            <text:p>0.48</text:p>
          </table:table-cell>
          <table:table-cell office:value-type="float" office:value="0.457142857142857" calcext:value-type="float">
            <text:p>0.4571428571</text:p>
          </table:table-cell>
          <table:table-cell office:value-type="float" office:value="0.377521613832853" calcext:value-type="float">
            <text:p>0.3775216138</text:p>
          </table:table-cell>
          <table:table-cell office:value-type="float" office:value="0.623906705539359" calcext:value-type="float">
            <text:p>0.6239067055</text:p>
          </table:table-cell>
          <table:table-cell office:value-type="float" office:value="0.474926253687316" calcext:value-type="float">
            <text:p>0.4749262537</text:p>
          </table:table-cell>
          <table:table-cell table:number-columns-repeated="2"/>
          <table:table-cell table:style-name="ce5" office:value-type="string" calcext:value-type="string">
            <text:p>ARMA</text:p>
          </table:table-cell>
          <table:table-cell table:style-name="ce5" office:value-type="float" office:value="0.0303313048987277" calcext:value-type="float">
            <text:p>0.030</text:p>
          </table:table-cell>
          <table:table-cell table:style-name="ce5" office:value-type="float" office:value="0.0267312677211704" calcext:value-type="float">
            <text:p>0.027</text:p>
          </table:table-cell>
          <table:table-cell table:number-columns-repeated="3" table:style-name="ce5" office:value-type="float" office:value="0.0267277620465459" calcext:value-type="float">
            <text:p>0.027</text:p>
          </table:table-cell>
          <table:table-cell table:style-name="ce5" office:value-type="float" office:value="0.0289835489167891" calcext:value-type="float">
            <text:p>0.029</text:p>
          </table:table-cell>
          <table:table-cell table:style-name="ce5" office:value-type="float" office:value="0.00725937257255496" calcext:value-type="float">
            <text:p>0.007</text:p>
          </table:table-cell>
          <table:table-cell table:style-name="ce5" office:value-type="float" office:value="-0.0113238393148694" calcext:value-type="float">
            <text:p>-0.011</text:p>
          </table:table-cell>
          <table:table-cell table:style-name="ce5" office:value-type="float" office:value="0.0233698940395177" calcext:value-type="float">
            <text:p>0.02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INTC</text:p>
          </table:table-cell>
          <table:table-cell office:value-type="float" office:value="0.434108527131783" calcext:value-type="float">
            <text:p>0.4341085271</text:p>
          </table:table-cell>
          <table:table-cell office:value-type="float" office:value="0.472868217054264" calcext:value-type="float">
            <text:p>0.4728682171</text:p>
          </table:table-cell>
          <table:table-cell office:value-type="float" office:value="0.409708737864078" calcext:value-type="float">
            <text:p>0.4097087379</text:p>
          </table:table-cell>
          <table:table-cell office:value-type="float" office:value="0.520388349514563" calcext:value-type="float">
            <text:p>0.5203883495</text:p>
          </table:table-cell>
          <table:table-cell office:value-type="float" office:value="0.4" calcext:value-type="float">
            <text:p>0.4</text:p>
          </table:table-cell>
          <table:table-cell office:value-type="float" office:value="0.431067961165049" calcext:value-type="float">
            <text:p>0.4310679612</text:p>
          </table:table-cell>
          <table:table-cell office:value-type="float" office:value="0.494186046511628" calcext:value-type="float">
            <text:p>0.4941860465</text:p>
          </table:table-cell>
          <table:table-cell office:value-type="float" office:value="0.463178294573643" calcext:value-type="float">
            <text:p>0.4631782946</text:p>
          </table:table-cell>
          <table:table-cell office:value-type="float" office:value="0.459708737864078" calcext:value-type="float">
            <text:p>0.45970873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SCO</text:p>
          </table:table-cell>
          <table:table-cell office:value-type="float" office:value="0.647286821705426" calcext:value-type="float">
            <text:p>0.6472868217</text:p>
          </table:table-cell>
          <table:table-cell office:value-type="float" office:value="0.662135922330097" calcext:value-type="float">
            <text:p>0.6621359223</text:p>
          </table:table-cell>
          <table:table-cell office:value-type="float" office:value="0.429126213592233" calcext:value-type="float">
            <text:p>0.4291262136</text:p>
          </table:table-cell>
          <table:table-cell office:value-type="float" office:value="0.458252427184466" calcext:value-type="float">
            <text:p>0.4582524272</text:p>
          </table:table-cell>
          <table:table-cell office:value-type="float" office:value="0.742248062015504" calcext:value-type="float">
            <text:p>0.742248062</text:p>
          </table:table-cell>
          <table:table-cell office:value-type="float" office:value="0.43495145631068" calcext:value-type="float">
            <text:p>0.4349514563</text:p>
          </table:table-cell>
          <table:table-cell office:value-type="float" office:value="0.55631067961165" calcext:value-type="float">
            <text:p>0.5563106796</text:p>
          </table:table-cell>
          <table:table-cell office:value-type="float" office:value="0.499029126213592" calcext:value-type="float">
            <text:p>0.4990291262</text:p>
          </table:table-cell>
          <table:table-cell office:value-type="float" office:value="0.533980582524272" calcext:value-type="float">
            <text:p>0.53398058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MCSA</text:p>
          </table:table-cell>
          <table:table-cell office:value-type="float" office:value="0.4957805907173" calcext:value-type="float">
            <text:p>0.4957805907</text:p>
          </table:table-cell>
          <table:table-cell office:value-type="float" office:value="0.470464135021097" calcext:value-type="float">
            <text:p>0.470464135</text:p>
          </table:table-cell>
          <table:table-cell office:value-type="float" office:value="0.468354430379747" calcext:value-type="float">
            <text:p>0.4683544304</text:p>
          </table:table-cell>
          <table:table-cell office:value-type="float" office:value="0.488372093023256" calcext:value-type="float">
            <text:p>0.488372093</text:p>
          </table:table-cell>
          <table:table-cell office:value-type="float" office:value="0.530655391120507" calcext:value-type="float">
            <text:p>0.5306553911</text:p>
          </table:table-cell>
          <table:table-cell office:value-type="float" office:value="0.408033826638478" calcext:value-type="float">
            <text:p>0.4080338266</text:p>
          </table:table-cell>
          <table:table-cell office:value-type="float" office:value="0.465116279069767" calcext:value-type="float">
            <text:p>0.4651162791</text:p>
          </table:table-cell>
          <table:table-cell office:value-type="float" office:value="0.430379746835443" calcext:value-type="float">
            <text:p>0.4303797468</text:p>
          </table:table-cell>
          <table:table-cell office:value-type="float" office:value="0.545454545454545" calcext:value-type="float">
            <text:p>0.54545454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VDA</text:p>
          </table:table-cell>
          <table:table-cell office:value-type="float" office:value="0.528925619834711" calcext:value-type="float">
            <text:p>0.5289256198</text:p>
          </table:table-cell>
          <table:table-cell office:value-type="float" office:value="0.601239669421488" calcext:value-type="float">
            <text:p>0.6012396694</text:p>
          </table:table-cell>
          <table:table-cell office:value-type="float" office:value="0.573498964803313" calcext:value-type="float">
            <text:p>0.5734989648</text:p>
          </table:table-cell>
          <table:table-cell office:value-type="float" office:value="0.546583850931677" calcext:value-type="float">
            <text:p>0.5465838509</text:p>
          </table:table-cell>
          <table:table-cell office:value-type="float" office:value="0.542443064182195" calcext:value-type="float">
            <text:p>0.5424430642</text:p>
          </table:table-cell>
          <table:table-cell office:value-type="float" office:value="0.650103519668737" calcext:value-type="float">
            <text:p>0.6501035197</text:p>
          </table:table-cell>
          <table:table-cell office:value-type="float" office:value="0.514522821576763" calcext:value-type="float">
            <text:p>0.5145228216</text:p>
          </table:table-cell>
          <table:table-cell office:value-type="float" office:value="0.538622129436326" calcext:value-type="float">
            <text:p>0.5386221294</text:p>
          </table:table-cell>
          <table:table-cell office:value-type="float" office:value="0.543340380549683" calcext:value-type="float">
            <text:p>0.54334038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FLX</text:p>
          </table:table-cell>
          <table:table-cell office:value-type="float" office:value="0.74031007751938" calcext:value-type="float">
            <text:p>0.7403100775</text:p>
          </table:table-cell>
          <table:table-cell office:value-type="float" office:value="0.596899224806201" calcext:value-type="float">
            <text:p>0.5968992248</text:p>
          </table:table-cell>
          <table:table-cell office:value-type="float" office:value="0.609708737864078" calcext:value-type="float">
            <text:p>0.6097087379</text:p>
          </table:table-cell>
          <table:table-cell office:value-type="float" office:value="0.689320388349515" calcext:value-type="float">
            <text:p>0.6893203883</text:p>
          </table:table-cell>
          <table:table-cell office:value-type="float" office:value="0.697087378640777" calcext:value-type="float">
            <text:p>0.6970873786</text:p>
          </table:table-cell>
          <table:table-cell office:value-type="float" office:value="0.656976744186046" calcext:value-type="float">
            <text:p>0.6569767442</text:p>
          </table:table-cell>
          <table:table-cell office:value-type="float" office:value="0.684108527131783" calcext:value-type="float">
            <text:p>0.6841085271</text:p>
          </table:table-cell>
          <table:table-cell office:value-type="float" office:value="0.626744186046512" calcext:value-type="float">
            <text:p>0.626744186</text:p>
          </table:table-cell>
          <table:table-cell office:value-type="float" office:value="0.532038834951456" calcext:value-type="float">
            <text:p>0.5320388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APL</text:p>
          </table:table-cell>
          <table:table-cell office:value-type="float" office:value="0.413601641878912" calcext:value-type="float">
            <text:p>0.4136016419</text:p>
          </table:table-cell>
          <table:table-cell office:value-type="float" office:value="0.628858842436357" calcext:value-type="float">
            <text:p>0.6288588424</text:p>
          </table:table-cell>
          <table:table-cell office:value-type="float" office:value="0.252823937748603" calcext:value-type="float">
            <text:p>0.2528239377</text:p>
          </table:table-cell>
          <table:table-cell office:value-type="float" office:value="0.163879360701949" calcext:value-type="float">
            <text:p>0.1638793607</text:p>
          </table:table-cell>
          <table:table-cell office:value-type="float" office:value="0.528370616172035" calcext:value-type="float">
            <text:p>0.5283706162</text:p>
          </table:table-cell>
          <table:table-cell office:value-type="float" office:value="0.495380520212101" calcext:value-type="float">
            <text:p>0.4953805202</text:p>
          </table:table-cell>
          <table:table-cell office:value-type="float" office:value="0.191045227542067" calcext:value-type="float">
            <text:p>0.1910452275</text:p>
          </table:table-cell>
          <table:table-cell office:value-type="float" office:value="0.314167019097121" calcext:value-type="float">
            <text:p>0.3141670191</text:p>
          </table:table-cell>
          <table:table-cell office:value-type="float" office:value="0.154696800567873" calcext:value-type="float">
            <text:p>0.1546968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MZN</text:p>
          </table:table-cell>
          <table:table-cell office:value-type="float" office:value="0.325414298847586" calcext:value-type="float">
            <text:p>0.3254142988</text:p>
          </table:table-cell>
          <table:table-cell office:value-type="float" office:value="-0.421401930005424" calcext:value-type="float">
            <text:p>-0.42140193</text:p>
          </table:table-cell>
          <table:table-cell office:value-type="float" office:value="-0.0863465783552691" calcext:value-type="float">
            <text:p>-0.0863465784</text:p>
          </table:table-cell>
          <table:table-cell office:value-type="float" office:value="0.016076421248835" calcext:value-type="float">
            <text:p>0.0160764212</text:p>
          </table:table-cell>
          <table:table-cell office:value-type="float" office:value="-0.532651068040922" calcext:value-type="float">
            <text:p>-0.532651068</text:p>
          </table:table-cell>
          <table:table-cell office:value-type="float" office:value="-0.169340374828717" calcext:value-type="float">
            <text:p>-0.1693403748</text:p>
          </table:table-cell>
          <table:table-cell office:value-type="float" office:value="-0.0700695259639122" calcext:value-type="float">
            <text:p>-0.070069526</text:p>
          </table:table-cell>
          <table:table-cell office:value-type="float" office:value="-0.242189108626673" calcext:value-type="float">
            <text:p>-0.2421891086</text:p>
          </table:table-cell>
          <table:table-cell office:value-type="float" office:value="-0.288197497848191" calcext:value-type="float">
            <text:p>-0.28819749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GOOGL</text:p>
          </table:table-cell>
          <table:table-cell office:value-type="float" office:value="0.089656099470631" calcext:value-type="float">
            <text:p>0.0896560995</text:p>
          </table:table-cell>
          <table:table-cell office:value-type="float" office:value="-0.145714995799938" calcext:value-type="float">
            <text:p>-0.1457149958</text:p>
          </table:table-cell>
          <table:table-cell office:value-type="float" office:value="0.0418612546920166" calcext:value-type="float">
            <text:p>0.0418612547</text:p>
          </table:table-cell>
          <table:table-cell office:value-type="float" office:value="0.173930026688504" calcext:value-type="float">
            <text:p>0.1739300267</text:p>
          </table:table-cell>
          <table:table-cell office:value-type="float" office:value="-0.197687669253627" calcext:value-type="float">
            <text:p>-0.1976876693</text:p>
          </table:table-cell>
          <table:table-cell office:value-type="float" office:value="-0.0997794671399717" calcext:value-type="float">
            <text:p>-0.0997794671</text:p>
          </table:table-cell>
          <table:table-cell office:value-type="float" office:value="0.277989262713842" calcext:value-type="float">
            <text:p>0.2779892627</text:p>
          </table:table-cell>
          <table:table-cell office:value-type="float" office:value="-0.252540294802953" calcext:value-type="float">
            <text:p>-0.2525402948</text:p>
          </table:table-cell>
          <table:table-cell office:value-type="float" office:value="-0.0621726871789817" calcext:value-type="float">
            <text:p>-0.0621726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MSFT</text:p>
          </table:table-cell>
          <table:table-cell office:value-type="float" office:value="0.0532503890218896" calcext:value-type="float">
            <text:p>0.053250389</text:p>
          </table:table-cell>
          <table:table-cell office:value-type="float" office:value="-0.104854230042659" calcext:value-type="float">
            <text:p>-0.10485423</text:p>
          </table:table-cell>
          <table:table-cell office:value-type="float" office:value="-0.179068511363164" calcext:value-type="float">
            <text:p>-0.1790685114</text:p>
          </table:table-cell>
          <table:table-cell office:value-type="float" office:value="0.322060246762452" calcext:value-type="float">
            <text:p>0.3220602468</text:p>
          </table:table-cell>
          <table:table-cell office:value-type="float" office:value="0.161688361052307" calcext:value-type="float">
            <text:p>0.1616883611</text:p>
          </table:table-cell>
          <table:table-cell office:value-type="float" office:value="-0.118971406505851" calcext:value-type="float">
            <text:p>-0.1189714065</text:p>
          </table:table-cell>
          <table:table-cell office:value-type="float" office:value="-0.0566264886768801" calcext:value-type="float">
            <text:p>-0.0566264887</text:p>
          </table:table-cell>
          <table:table-cell office:value-type="float" office:value="0.00840259234667845" calcext:value-type="float">
            <text:p>0.0084025923</text:p>
          </table:table-cell>
          <table:table-cell office:value-type="float" office:value="-0.0167888846064877" calcext:value-type="float">
            <text:p>-0.01678888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FB</text:p>
          </table:table-cell>
          <table:table-cell office:value-type="float" office:value="0.219888097080748" calcext:value-type="float">
            <text:p>0.2198880971</text:p>
          </table:table-cell>
          <table:table-cell office:value-type="float" office:value="-0.0848746019760088" calcext:value-type="float">
            <text:p>-0.084874602</text:p>
          </table:table-cell>
          <table:table-cell office:value-type="float" office:value="0.0830194590228165" calcext:value-type="float">
            <text:p>0.083019459</text:p>
          </table:table-cell>
          <table:table-cell office:value-type="float" office:value="-0.199533292814403" calcext:value-type="float">
            <text:p>-0.1995332928</text:p>
          </table:table-cell>
          <table:table-cell office:value-type="float" office:value="-0.0472308404106126" calcext:value-type="float">
            <text:p>-0.0472308404</text:p>
          </table:table-cell>
          <table:table-cell office:value-type="float" office:value="-0.0313249346287769" calcext:value-type="float">
            <text:p>-0.0313249346</text:p>
          </table:table-cell>
          <table:table-cell office:value-type="float" office:value="-0.219185897702374" calcext:value-type="float">
            <text:p>-0.2191858977</text:p>
          </table:table-cell>
          <table:table-cell office:value-type="float" office:value="0.257178496981329" calcext:value-type="float">
            <text:p>0.257178497</text:p>
          </table:table-cell>
          <table:table-cell office:value-type="float" office:value="-0.0798808414432708" calcext:value-type="float">
            <text:p>-0.07988084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INTC</text:p>
          </table:table-cell>
          <table:table-cell office:value-type="float" office:value="-0.151652557041646" calcext:value-type="float">
            <text:p>-0.151652557</text:p>
          </table:table-cell>
          <table:table-cell office:value-type="float" office:value="-0.0645701657381538" calcext:value-type="float">
            <text:p>-0.0645701657</text:p>
          </table:table-cell>
          <table:table-cell office:value-type="float" office:value="-0.245760286480232" calcext:value-type="float">
            <text:p>-0.2457602865</text:p>
          </table:table-cell>
          <table:table-cell office:value-type="float" office:value="0.0339039406943748" calcext:value-type="float">
            <text:p>0.0339039407</text:p>
          </table:table-cell>
          <table:table-cell office:value-type="float" office:value="-0.203938564466341" calcext:value-type="float">
            <text:p>-0.2039385645</text:p>
          </table:table-cell>
          <table:table-cell office:value-type="float" office:value="-0.152136100570937" calcext:value-type="float">
            <text:p>-0.1521361006</text:p>
          </table:table-cell>
          <table:table-cell office:value-type="float" office:value="-0.03618877052736" calcext:value-type="float">
            <text:p>-0.0361887705</text:p>
          </table:table-cell>
          <table:table-cell office:value-type="float" office:value="-0.118418656201268" calcext:value-type="float">
            <text:p>-0.1184186562</text:p>
          </table:table-cell>
          <table:table-cell office:value-type="float" office:value="0.015636410224659" calcext:value-type="float">
            <text:p>0.01563641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SCO</text:p>
          </table:table-cell>
          <table:table-cell office:value-type="float" office:value="0.124848287515251" calcext:value-type="float">
            <text:p>0.1248482875</text:p>
          </table:table-cell>
          <table:table-cell office:value-type="float" office:value="-0.108920347776842" calcext:value-type="float">
            <text:p>-0.1089203478</text:p>
          </table:table-cell>
          <table:table-cell office:value-type="float" office:value="-0.240241469938953" calcext:value-type="float">
            <text:p>-0.2402414699</text:p>
          </table:table-cell>
          <table:table-cell office:value-type="float" office:value="-0.193537947808115" calcext:value-type="float">
            <text:p>-0.1935379478</text:p>
          </table:table-cell>
          <table:table-cell office:value-type="float" office:value="0.281379645832794" calcext:value-type="float">
            <text:p>0.2813796458</text:p>
          </table:table-cell>
          <table:table-cell office:value-type="float" office:value="-0.280469560633335" calcext:value-type="float">
            <text:p>-0.2804695606</text:p>
          </table:table-cell>
          <table:table-cell office:value-type="float" office:value="0.0460136266829843" calcext:value-type="float">
            <text:p>0.0460136267</text:p>
          </table:table-cell>
          <table:table-cell office:value-type="float" office:value="-0.105973225278978" calcext:value-type="float">
            <text:p>-0.1059732253</text:p>
          </table:table-cell>
          <table:table-cell office:value-type="float" office:value="-0.0380693739865278" calcext:value-type="float">
            <text:p>-0.0380693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MCSA</text:p>
          </table:table-cell>
          <table:table-cell office:value-type="float" office:value="0.0194732936606328" calcext:value-type="float">
            <text:p>0.0194732937</text:p>
          </table:table-cell>
          <table:table-cell office:value-type="float" office:value="0.0169584176096408" calcext:value-type="float">
            <text:p>0.0169584176</text:p>
          </table:table-cell>
          <table:table-cell office:value-type="float" office:value="-0.0359442577344795" calcext:value-type="float">
            <text:p>-0.0359442577</text:p>
          </table:table-cell>
          <table:table-cell office:value-type="float" office:value="0.0179889750353914" calcext:value-type="float">
            <text:p>0.017988975</text:p>
          </table:table-cell>
          <table:table-cell office:value-type="float" office:value="0.130654915983698" calcext:value-type="float">
            <text:p>0.130654916</text:p>
          </table:table-cell>
          <table:table-cell office:value-type="float" office:value="-0.161428710962256" calcext:value-type="float">
            <text:p>-0.161428711</text:p>
          </table:table-cell>
          <table:table-cell office:value-type="float" office:value="-0.0527988062170792" calcext:value-type="float">
            <text:p>-0.0527988062</text:p>
          </table:table-cell>
          <table:table-cell office:value-type="float" office:value="-0.111060780533132" calcext:value-type="float">
            <text:p>-0.1110607805</text:p>
          </table:table-cell>
          <table:table-cell office:value-type="float" office:value="0.195036447071501" calcext:value-type="float">
            <text:p>0.19503644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VDA</text:p>
          </table:table-cell>
          <table:table-cell office:value-type="float" office:value="0.037699832657857" calcext:value-type="float">
            <text:p>0.0376998327</text:p>
          </table:table-cell>
          <table:table-cell office:value-type="float" office:value="0.18754598429295" calcext:value-type="float">
            <text:p>0.1875459843</text:p>
          </table:table-cell>
          <table:table-cell office:value-type="float" office:value="0.124842905834178" calcext:value-type="float">
            <text:p>0.1248429058</text:p>
          </table:table-cell>
          <table:table-cell office:value-type="float" office:value="0.116810664939465" calcext:value-type="float">
            <text:p>0.1168106649</text:p>
          </table:table-cell>
          <table:table-cell office:value-type="float" office:value="0.0682645101629282" calcext:value-type="float">
            <text:p>0.0682645102</text:p>
          </table:table-cell>
          <table:table-cell office:value-type="float" office:value="0.242002197411685" calcext:value-type="float">
            <text:p>0.2420021974</text:p>
          </table:table-cell>
          <table:table-cell office:value-type="float" office:value="0.0459162356340385" calcext:value-type="float">
            <text:p>0.0459162356</text:p>
          </table:table-cell>
          <table:table-cell office:value-type="float" office:value="0.149681325549247" calcext:value-type="float">
            <text:p>0.1496813255</text:p>
          </table:table-cell>
          <table:table-cell office:value-type="float" office:value="0.149804747578952" calcext:value-type="float">
            <text:p>0.14980474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FLX</text:p>
          </table:table-cell>
          <table:table-cell office:value-type="float" office:value="0.408765875828286" calcext:value-type="float">
            <text:p>0.4087658758</text:p>
          </table:table-cell>
          <table:table-cell office:value-type="float" office:value="0.0494199114255935" calcext:value-type="float">
            <text:p>0.0494199114</text:p>
          </table:table-cell>
          <table:table-cell office:value-type="float" office:value="0.0595906780609312" calcext:value-type="float">
            <text:p>0.0595906781</text:p>
          </table:table-cell>
          <table:table-cell office:value-type="float" office:value="0.401665086168687" calcext:value-type="float">
            <text:p>0.4016650862</text:p>
          </table:table-cell>
          <table:table-cell office:value-type="float" office:value="0.36298096351252" calcext:value-type="float">
            <text:p>0.3629809635</text:p>
          </table:table-cell>
          <table:table-cell office:value-type="float" office:value="0.175282568385339" calcext:value-type="float">
            <text:p>0.1752825684</text:p>
          </table:table-cell>
          <table:table-cell office:value-type="float" office:value="0.298322258967718" calcext:value-type="float">
            <text:p>0.298322259</text:p>
          </table:table-cell>
          <table:table-cell office:value-type="float" office:value="0.10825960920344" calcext:value-type="float">
            <text:p>0.1082596092</text:p>
          </table:table-cell>
          <table:table-cell office:value-type="float" office:value="0.0217267697581686" calcext:value-type="float">
            <text:p>0.0217267698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RC</text:p>
          </table:table-cell>
          <table:table-cell table:formula="of:=AVERAGE([.C15:.C24])" office:value-type="float" office:value="0.154094525892015" calcext:value-type="float">
            <text:p>0.1540945259</text:p>
          </table:table-cell>
          <table:table-cell table:formula="of:=AVERAGE([.D15:.D24])" office:value-type="float" office:value="-0.00475531155744844" calcext:value-type="float">
            <text:p>-0.0047553116</text:p>
          </table:table-cell>
          <table:table-cell table:formula="of:=AVERAGE([.E15:.E24])" office:value-type="float" office:value="-0.0225222868513552" calcext:value-type="float">
            <text:p>-0.0225222869</text:p>
          </table:table-cell>
          <table:table-cell table:formula="of:=AVERAGE([.F15:.F24])" office:value-type="float" office:value="0.085324348161714" calcext:value-type="float">
            <text:p>0.0853243482</text:p>
          </table:table-cell>
          <table:table-cell table:formula="of:=AVERAGE([.G15:.G24])" office:value-type="float" office:value="0.055183087054478" calcext:value-type="float">
            <text:p>0.0551830871</text:p>
          </table:table-cell>
          <table:table-cell table:formula="of:=AVERAGE([.H15:.H24])" office:value-type="float" office:value="-0.010078526926072" calcext:value-type="float">
            <text:p>-0.0100785269</text:p>
          </table:table-cell>
          <table:table-cell table:formula="of:=AVERAGE([.I15:.I24])" office:value-type="float" office:value="0.0424417122453044" calcext:value-type="float">
            <text:p>0.0424417122</text:p>
          </table:table-cell>
          <table:table-cell table:formula="of:=AVERAGE([.J15:.J24])" office:value-type="float" office:value="0.00075069777348114" calcext:value-type="float">
            <text:p>0.0007506978</text:p>
          </table:table-cell>
          <table:table-cell table:formula="of:=AVERAGE([.K15:.K24])" office:value-type="float" office:value="0.00517918901376946" calcext:value-type="float">
            <text:p>0.0051791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RC</text:p>
          </table:table-cell>
          <table:table-cell table:formula="of:=AVERAGE([.C5:.C14])" office:value-type="float" office:value="0.603765552129846" calcext:value-type="float">
            <text:p>0.6037655521</text:p>
          </table:table-cell>
          <table:table-cell table:formula="of:=AVERAGE([.D5:.D14])" office:value-type="float" office:value="0.53429238848032" calcext:value-type="float">
            <text:p>0.5342923885</text:p>
          </table:table-cell>
          <table:table-cell table:formula="of:=AVERAGE([.E5:.E14])" office:value-type="float" office:value="0.512132074617289" calcext:value-type="float">
            <text:p>0.5121320746</text:p>
          </table:table-cell>
          <table:table-cell table:formula="of:=AVERAGE([.F5:.F14])" office:value-type="float" office:value="0.557654394443536" calcext:value-type="float">
            <text:p>0.5576543944</text:p>
          </table:table-cell>
          <table:table-cell table:formula="of:=AVERAGE([.G5:.G14])" office:value-type="float" office:value="0.542675267079872" calcext:value-type="float">
            <text:p>0.5426752671</text:p>
          </table:table-cell>
          <table:table-cell table:formula="of:=AVERAGE([.H5:.H14])" office:value-type="float" office:value="0.526446977770598" calcext:value-type="float">
            <text:p>0.5264469778</text:p>
          </table:table-cell>
          <table:table-cell table:formula="of:=AVERAGE([.I5:.I14])" office:value-type="float" office:value="0.536178698281439" calcext:value-type="float">
            <text:p>0.5361786983</text:p>
          </table:table-cell>
          <table:table-cell table:formula="of:=AVERAGE([.J5:.J14])" office:value-type="float" office:value="0.517344390783343" calcext:value-type="float">
            <text:p>0.5173443908</text:p>
          </table:table-cell>
          <table:table-cell table:formula="of:=AVERAGE([.K5:.K14])" office:value-type="float" office:value="0.493871183753799" calcext:value-type="float">
            <text:p>0.4938711838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2" office:value-type="string" calcext:value-type="string" table:number-columns-spanned="10" table:number-rows-spanned="1">
            <text:p>ARMA</text:p>
          </table:table-cell>
          <table:covered-table-cell table:number-columns-repeated="9"/>
          <table:table-cell table:number-columns-repeated="14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APL</text:p>
          </table:table-cell>
          <table:table-cell table:number-columns-repeated="6" office:value-type="float" office:value="0.0284620447531348" calcext:value-type="float">
            <text:p>0.0284620448</text:p>
          </table:table-cell>
          <table:table-cell table:number-columns-repeated="2" office:value-type="float" office:value="-0.0276622602606271" calcext:value-type="float">
            <text:p>-0.0276622603</text:p>
          </table:table-cell>
          <table:table-cell office:value-type="float" office:value="0.0284620447531348" calcext:value-type="float">
            <text:p>0.02846204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MZN</text:p>
          </table:table-cell>
          <table:table-cell table:number-columns-repeated="7" office:value-type="float" office:value="0.0325918864694353" calcext:value-type="float">
            <text:p>0.0325918865</text:p>
          </table:table-cell>
          <table:table-cell office:value-type="float" office:value="-0.0241540220232302" calcext:value-type="float">
            <text:p>-0.024154022</text:p>
          </table:table-cell>
          <table:table-cell office:value-type="float" office:value="0.0325918864694353" calcext:value-type="float">
            <text:p>0.03259188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GOOGL</text:p>
          </table:table-cell>
          <table:table-cell table:number-columns-repeated="7" office:value-type="float" office:value="0.027842353954031" calcext:value-type="float">
            <text:p>0.027842354</text:p>
          </table:table-cell>
          <table:table-cell table:number-columns-repeated="2" office:value-type="float" office:value="-0.028294194818683" calcext:value-type="float">
            <text:p>-0.02829419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MSFT</text:p>
          </table:table-cell>
          <table:table-cell table:number-columns-repeated="6" office:value-type="float" office:value="0.0305620706035369" calcext:value-type="float">
            <text:p>0.0305620706</text:p>
          </table:table-cell>
          <table:table-cell table:number-columns-repeated="2" office:value-type="float" office:value="-0.0257742474178394" calcext:value-type="float">
            <text:p>-0.0257742474</text:p>
          </table:table-cell>
          <table:table-cell office:value-type="float" office:value="0.0305620706035369" calcext:value-type="float">
            <text:p>0.03056207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FB</text:p>
          </table:table-cell>
          <table:table-cell table:number-columns-repeated="7" office:value-type="float" office:value="0.0276520674507436" calcext:value-type="float">
            <text:p>0.0276520675</text:p>
          </table:table-cell>
          <table:table-cell office:value-type="float" office:value="-0.0284890506290149" calcext:value-type="float">
            <text:p>-0.0284890506</text:p>
          </table:table-cell>
          <table:table-cell office:value-type="float" office:value="0.0276520674507436" calcext:value-type="float">
            <text:p>0.02765206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INTC</text:p>
          </table:table-cell>
          <table:table-cell office:value-type="float" office:value="0.0266408466994581" calcext:value-type="float">
            <text:p>0.0266408467</text:p>
          </table:table-cell>
          <table:table-cell table:number-columns-repeated="4" office:value-type="float" office:value="0.00408297799702635" calcext:value-type="float">
            <text:p>0.004082978</text:p>
          </table:table-cell>
          <table:table-cell table:number-columns-repeated="2" office:value-type="float" office:value="0.0266408466994581" calcext:value-type="float">
            <text:p>0.0266408467</text:p>
          </table:table-cell>
          <table:table-cell office:value-type="float" office:value="0.00408297799702635" calcext:value-type="float">
            <text:p>0.004082978</text:p>
          </table:table-cell>
          <table:table-cell office:value-type="float" office:value="0.0266408466994581" calcext:value-type="float">
            <text:p>0.02664084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SCO</text:p>
          </table:table-cell>
          <table:table-cell table:number-columns-repeated="6" office:value-type="float" office:value="0.0304945660350583" calcext:value-type="float">
            <text:p>0.030494566</text:p>
          </table:table-cell>
          <table:table-cell table:number-columns-repeated="2" office:value-type="float" office:value="-0.0258169693635068" calcext:value-type="float">
            <text:p>-0.0258169694</text:p>
          </table:table-cell>
          <table:table-cell office:value-type="float" office:value="0.0304945660350583" calcext:value-type="float">
            <text:p>0.0304945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MCSA</text:p>
          </table:table-cell>
          <table:table-cell table:number-columns-repeated="7" office:value-type="float" office:value="0.0234197543778743" calcext:value-type="float">
            <text:p>0.0234197544</text:p>
          </table:table-cell>
          <table:table-cell office:value-type="float" office:value="0.0234392341457483" calcext:value-type="float">
            <text:p>0.0234392341</text:p>
          </table:table-cell>
          <table:table-cell office:value-type="float" office:value="0.0234197543778743" calcext:value-type="float">
            <text:p>0.0234197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VDA</text:p>
          </table:table-cell>
          <table:table-cell office:value-type="float" office:value="0.0458647115767938" calcext:value-type="float">
            <text:p>0.0458647116</text:p>
          </table:table-cell>
          <table:table-cell office:value-type="float" office:value="0.0324222085036517" calcext:value-type="float">
            <text:p>0.0324222085</text:p>
          </table:table-cell>
          <table:table-cell table:number-columns-repeated="5" office:value-type="float" office:value="0.0323871517574073" calcext:value-type="float">
            <text:p>0.0323871518</text:p>
          </table:table-cell>
          <table:table-cell office:value-type="float" office:value="0.0458647115767938" calcext:value-type="float">
            <text:p>0.0458647116</text:p>
          </table:table-cell>
          <table:table-cell office:value-type="float" office:value="0.0323871517574073" calcext:value-type="float">
            <text:p>0.03238715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FLX</text:p>
          </table:table-cell>
          <table:table-cell table:number-columns-repeated="6" office:value-type="float" office:value="0.0297827470672113" calcext:value-type="float">
            <text:p>0.0297827471</text:p>
          </table:table-cell>
          <table:table-cell office:value-type="float" office:value="-0.0186868579414267" calcext:value-type="float">
            <text:p>-0.0186868579</text:p>
          </table:table-cell>
          <table:table-cell office:value-type="float" office:value="-0.0264345723553609" calcext:value-type="float">
            <text:p>-0.0264345724</text:p>
          </table:table-cell>
          <table:table-cell office:value-type="float" office:value="0.0297827470672113" calcext:value-type="float">
            <text:p>0.0297827471</text:p>
          </table:table-cell>
          <table:table-cell table:number-columns-repeated="2"/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RC</text:p>
          </table:table-cell>
          <table:table-cell table:style-name="ce5" office:value-type="float" office:value="0.603765552129846" calcext:value-type="float">
            <text:p>0.604</text:p>
          </table:table-cell>
          <table:table-cell table:style-name="ce5" office:value-type="float" office:value="0.53429238848032" calcext:value-type="float">
            <text:p>0.534</text:p>
          </table:table-cell>
          <table:table-cell table:style-name="ce5" office:value-type="float" office:value="0.512132074617289" calcext:value-type="float">
            <text:p>0.512</text:p>
          </table:table-cell>
          <table:table-cell table:style-name="ce5" office:value-type="float" office:value="0.557654394443536" calcext:value-type="float">
            <text:p>0.558</text:p>
          </table:table-cell>
          <table:table-cell table:style-name="ce5" office:value-type="float" office:value="0.542675267079872" calcext:value-type="float">
            <text:p>0.543</text:p>
          </table:table-cell>
          <table:table-cell table:style-name="ce5" office:value-type="float" office:value="0.526446977770598" calcext:value-type="float">
            <text:p>0.526</text:p>
          </table:table-cell>
          <table:table-cell table:style-name="ce5" office:value-type="float" office:value="0.536178698281439" calcext:value-type="float">
            <text:p>0.536</text:p>
          </table:table-cell>
          <table:table-cell table:style-name="ce5" office:value-type="float" office:value="0.517344390783343" calcext:value-type="float">
            <text:p>0.517</text:p>
          </table:table-cell>
          <table:table-cell table:style-name="ce5" office:value-type="float" office:value="0.493871183753799" calcext:value-type="float">
            <text:p>0.494</text:p>
          </table:table-cell>
          <table:table-cell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RMA</text:p>
          </table:table-cell>
          <table:table-cell table:formula="of:=AVERAGE([.C32:.C41])" office:value-type="float" office:value="0.0303313048987277" calcext:value-type="float">
            <text:p>0.0303313049</text:p>
          </table:table-cell>
          <table:table-cell table:formula="of:=AVERAGE([.D32:.D41])" office:value-type="float" office:value="0.0267312677211704" calcext:value-type="float">
            <text:p>0.0267312677</text:p>
          </table:table-cell>
          <table:table-cell table:formula="of:=AVERAGE([.E32:.E41])" office:value-type="float" office:value="0.0267277620465459" calcext:value-type="float">
            <text:p>0.026727762</text:p>
          </table:table-cell>
          <table:table-cell table:formula="of:=AVERAGE([.F32:.F41])" office:value-type="float" office:value="0.0267277620465459" calcext:value-type="float">
            <text:p>0.026727762</text:p>
          </table:table-cell>
          <table:table-cell table:formula="of:=AVERAGE([.G32:.G41])" office:value-type="float" office:value="0.0267277620465459" calcext:value-type="float">
            <text:p>0.026727762</text:p>
          </table:table-cell>
          <table:table-cell table:formula="of:=AVERAGE([.H32:.H41])" office:value-type="float" office:value="0.0289835489167891" calcext:value-type="float">
            <text:p>0.0289835489</text:p>
          </table:table-cell>
          <table:table-cell table:formula="of:=AVERAGE([.I32:.I41])" office:value-type="float" office:value="0.00725937257255496" calcext:value-type="float">
            <text:p>0.0072593726</text:p>
          </table:table-cell>
          <table:table-cell table:formula="of:=AVERAGE([.J32:.J41])" office:value-type="float" office:value="-0.0113238393148694" calcext:value-type="float">
            <text:p>-0.0113238393</text:p>
          </table:table-cell>
          <table:table-cell table:formula="of:=AVERAGE([.K32:.K41])" office:value-type="float" office:value="0.0233698940395177" calcext:value-type="float">
            <text:p>0.023369894</text:p>
          </table:table-cell>
          <table:table-cell table:number-columns-repeated="2"/>
          <table:table-cell office:value-type="string" calcext:value-type="string">
            <text:p>AWN</text:p>
          </table:table-cell>
          <table:table-cell table:style-name="ce5" office:value-type="float" office:value="0.628941498217375" calcext:value-type="float">
            <text:p>0.629</text:p>
          </table:table-cell>
          <table:table-cell table:style-name="ce5" office:value-type="float" office:value="0.587037586241379" calcext:value-type="float">
            <text:p>0.587</text:p>
          </table:table-cell>
          <table:table-cell table:style-name="ce5" office:value-type="float" office:value="0.574952078253483" calcext:value-type="float">
            <text:p>0.575</text:p>
          </table:table-cell>
          <table:table-cell table:style-name="ce5" office:value-type="float" office:value="0.579633184388248" calcext:value-type="float">
            <text:p>0.580</text:p>
          </table:table-cell>
          <table:table-cell table:style-name="ce5" office:value-type="float" office:value="0.551209675931004" calcext:value-type="float">
            <text:p>0.551</text:p>
          </table:table-cell>
          <table:table-cell table:style-name="ce5" office:value-type="float" office:value="0.519009818130297" calcext:value-type="float">
            <text:p>0.519</text:p>
          </table:table-cell>
          <table:table-cell table:style-name="ce5" office:value-type="float" office:value="0.554233593038624" calcext:value-type="float">
            <text:p>0.554</text:p>
          </table:table-cell>
          <table:table-cell table:style-name="ce5" office:value-type="float" office:value="0.494958802591088" calcext:value-type="float">
            <text:p>0.495</text:p>
          </table:table-cell>
          <table:table-cell table:style-name="ce5" office:value-type="float" office:value="0.517345389646868" calcext:value-type="float">
            <text:p>0.51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NW</text:p>
          </table:table-cell>
          <table:table-cell table:style-name="ce5" office:value-type="float" office:value="0.573815561282796" calcext:value-type="float">
            <text:p>0.574</text:p>
          </table:table-cell>
          <table:table-cell table:style-name="ce5" office:value-type="float" office:value="0.536388516816865" calcext:value-type="float">
            <text:p>0.536</text:p>
          </table:table-cell>
          <table:table-cell table:style-name="ce5" office:value-type="float" office:value="0.54112823129345" calcext:value-type="float">
            <text:p>0.541</text:p>
          </table:table-cell>
          <table:table-cell table:style-name="ce5" office:value-type="float" office:value="0.54553958548244" calcext:value-type="float">
            <text:p>0.546</text:p>
          </table:table-cell>
          <table:table-cell table:style-name="ce5" office:value-type="float" office:value="0.525826888217555" calcext:value-type="float">
            <text:p>0.526</text:p>
          </table:table-cell>
          <table:table-cell table:style-name="ce5" office:value-type="float" office:value="0.55037350936032" calcext:value-type="float">
            <text:p>0.550</text:p>
          </table:table-cell>
          <table:table-cell table:style-name="ce5" office:value-type="float" office:value="0.506920626967964" calcext:value-type="float">
            <text:p>0.507</text:p>
          </table:table-cell>
          <table:table-cell table:style-name="ce5" office:value-type="float" office:value="0.526968781700506" calcext:value-type="float">
            <text:p>0.527</text:p>
          </table:table-cell>
          <table:table-cell table:style-name="ce5" office:value-type="float" office:value="0.480788212055044" calcext:value-type="float">
            <text:p>0.48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 table:number-columns-spanned="10" table:number-rows-spanned="1">
            <text:p>ANW</text:p>
          </table:table-cell>
          <table:covered-table-cell table:number-columns-repeated="9"/>
          <table:table-cell table:number-columns-repeated="14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FLX</text:p>
          </table:table-cell>
          <table:table-cell office:value-type="float" office:value="0.656063616275787" calcext:value-type="float">
            <text:p>0.6560636163</text:p>
          </table:table-cell>
          <table:table-cell office:value-type="float" office:value="0.512922465801239" calcext:value-type="float">
            <text:p>0.5129224658</text:p>
          </table:table-cell>
          <table:table-cell office:value-type="float" office:value="0.377733588218689" calcext:value-type="float">
            <text:p>0.3777335882</text:p>
          </table:table-cell>
          <table:table-cell office:value-type="float" office:value="0.50595235824585" calcext:value-type="float">
            <text:p>0.5059523582</text:p>
          </table:table-cell>
          <table:table-cell office:value-type="float" office:value="0.358415842056274" calcext:value-type="float">
            <text:p>0.3584158421</text:p>
          </table:table-cell>
          <table:table-cell office:value-type="float" office:value="0.449504941701889" calcext:value-type="float">
            <text:p>0.4495049417</text:p>
          </table:table-cell>
          <table:table-cell office:value-type="float" office:value="0.41420117020607" calcext:value-type="float">
            <text:p>0.4142011702</text:p>
          </table:table-cell>
          <table:table-cell office:value-type="float" office:value="0.287968426942825" calcext:value-type="float">
            <text:p>0.2879684269</text:p>
          </table:table-cell>
          <table:table-cell office:value-type="float" office:value="0.426877468824387" calcext:value-type="float">
            <text:p>0.42687746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SFT</text:p>
          </table:table-cell>
          <table:table-cell office:value-type="float" office:value="0.578059077262878" calcext:value-type="float">
            <text:p>0.5780590773</text:p>
          </table:table-cell>
          <table:table-cell office:value-type="float" office:value="0.468354433774948" calcext:value-type="float">
            <text:p>0.4683544338</text:p>
          </table:table-cell>
          <table:table-cell office:value-type="float" office:value="0.671578943729401" calcext:value-type="float">
            <text:p>0.6715789437</text:p>
          </table:table-cell>
          <table:table-cell office:value-type="float" office:value="0.456842094659805" calcext:value-type="float">
            <text:p>0.4568420947</text:p>
          </table:table-cell>
          <table:table-cell office:value-type="float" office:value="0.571729958057404" calcext:value-type="float">
            <text:p>0.5717299581</text:p>
          </table:table-cell>
          <table:table-cell office:value-type="float" office:value="0.413502097129822" calcext:value-type="float">
            <text:p>0.4135020971</text:p>
          </table:table-cell>
          <table:table-cell office:value-type="float" office:value="0.738396644592285" calcext:value-type="float">
            <text:p>0.7383966446</text:p>
          </table:table-cell>
          <table:table-cell office:value-type="float" office:value="0.742616057395935" calcext:value-type="float">
            <text:p>0.7426160574</text:p>
          </table:table-cell>
          <table:table-cell office:value-type="float" office:value="0.709677398204803" calcext:value-type="float">
            <text:p>0.709677398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INTC</text:p>
          </table:table-cell>
          <table:table-cell table:style-name="ce6" office:value-type="float" office:value="0.602385699748993" calcext:value-type="float">
            <text:p>0.6023856997</text:p>
          </table:table-cell>
          <table:table-cell table:style-name="ce6" office:value-type="float" office:value="0.594433426856995" calcext:value-type="float">
            <text:p>0.5944334269</text:p>
          </table:table-cell>
          <table:table-cell table:style-name="ce6" office:value-type="float" office:value="0.556660056114197" calcext:value-type="float">
            <text:p>0.5566600561</text:p>
          </table:table-cell>
          <table:table-cell table:style-name="ce6" office:value-type="float" office:value="0.575396835803986" calcext:value-type="float">
            <text:p>0.5753968358</text:p>
          </table:table-cell>
          <table:table-cell table:style-name="ce6" office:value-type="float" office:value="0.590099036693573" calcext:value-type="float">
            <text:p>0.5900990367</text:p>
          </table:table-cell>
          <table:table-cell table:style-name="ce6" office:value-type="float" office:value="0.629702985286713" calcext:value-type="float">
            <text:p>0.6297029853</text:p>
          </table:table-cell>
          <table:table-cell table:style-name="ce6" office:value-type="float" office:value="0.481400380134582" calcext:value-type="float">
            <text:p>0.4814003801</text:p>
          </table:table-cell>
          <table:table-cell table:style-name="ce6" office:value-type="float" office:value="0.406311631202698" calcext:value-type="float">
            <text:p>0.4063116312</text:p>
          </table:table-cell>
          <table:table-cell table:style-name="ce6" office:value-type="float" office:value="0.374753445386887" calcext:value-type="float">
            <text:p>0.37475344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OOGL</text:p>
          </table:table-cell>
          <table:table-cell office:value-type="float" office:value="0.584158420562744" calcext:value-type="float">
            <text:p>0.5841584206</text:p>
          </table:table-cell>
          <table:table-cell office:value-type="float" office:value="0.471760809421539" calcext:value-type="float">
            <text:p>0.4717608094</text:p>
          </table:table-cell>
          <table:table-cell office:value-type="float" office:value="0.548172771930695" calcext:value-type="float">
            <text:p>0.5481727719</text:p>
          </table:table-cell>
          <table:table-cell office:value-type="float" office:value="0.524752497673035" calcext:value-type="float">
            <text:p>0.5247524977</text:p>
          </table:table-cell>
          <table:table-cell office:value-type="float" office:value="0.480132460594177" calcext:value-type="float">
            <text:p>0.4801324606</text:p>
          </table:table-cell>
          <table:table-cell office:value-type="float" office:value="0.428571432828903" calcext:value-type="float">
            <text:p>0.4285714328</text:p>
          </table:table-cell>
          <table:table-cell office:value-type="float" office:value="0.529801309108734" calcext:value-type="float">
            <text:p>0.5298013091</text:p>
          </table:table-cell>
          <table:table-cell office:value-type="float" office:value="0.370000004768372" calcext:value-type="float">
            <text:p>0.3700000048</text:p>
          </table:table-cell>
          <table:table-cell office:value-type="float" office:value="0.50684928894043" calcext:value-type="float">
            <text:p>0.5068492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B</text:p>
          </table:table-cell>
          <table:table-cell office:value-type="float" office:value="0.6705202460289" calcext:value-type="float">
            <text:p>0.670520246</text:p>
          </table:table-cell>
          <table:table-cell office:value-type="float" office:value="0.718840599060059" calcext:value-type="float">
            <text:p>0.7188405991</text:p>
          </table:table-cell>
          <table:table-cell office:value-type="float" office:value="0.647398829460144" calcext:value-type="float">
            <text:p>0.6473988295</text:p>
          </table:table-cell>
          <table:table-cell office:value-type="float" office:value="0.65417867898941" calcext:value-type="float">
            <text:p>0.654178679</text:p>
          </table:table-cell>
          <table:table-cell office:value-type="float" office:value="0.689855098724365" calcext:value-type="float">
            <text:p>0.6898550987</text:p>
          </table:table-cell>
          <table:table-cell office:value-type="float" office:value="0.620289862155914" calcext:value-type="float">
            <text:p>0.6202898622</text:p>
          </table:table-cell>
          <table:table-cell office:value-type="float" office:value="0.563953459262848" calcext:value-type="float">
            <text:p>0.5639534593</text:p>
          </table:table-cell>
          <table:table-cell office:value-type="float" office:value="0.404069781303406" calcext:value-type="float">
            <text:p>0.4040697813</text:p>
          </table:table-cell>
          <table:table-cell office:value-type="float" office:value="0.413690477609634" calcext:value-type="float">
            <text:p>0.41369047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SCO</text:p>
          </table:table-cell>
          <table:table-cell office:value-type="float" office:value="0.685884714126587" calcext:value-type="float">
            <text:p>0.6858847141</text:p>
          </table:table-cell>
          <table:table-cell office:value-type="float" office:value="0.584493041038513" calcext:value-type="float">
            <text:p>0.584493041</text:p>
          </table:table-cell>
          <table:table-cell office:value-type="float" office:value="0.508946299552918" calcext:value-type="float">
            <text:p>0.5089462996</text:p>
          </table:table-cell>
          <table:table-cell office:value-type="float" office:value="0.609901010990143" calcext:value-type="float">
            <text:p>0.609901011</text:p>
          </table:table-cell>
          <table:table-cell office:value-type="float" office:value="0.546534657478333" calcext:value-type="float">
            <text:p>0.5465346575</text:p>
          </table:table-cell>
          <table:table-cell office:value-type="float" office:value="0.542574286460876" calcext:value-type="float">
            <text:p>0.5425742865</text:p>
          </table:table-cell>
          <table:table-cell office:value-type="float" office:value="0.621301770210266" calcext:value-type="float">
            <text:p>0.6213017702</text:p>
          </table:table-cell>
          <table:table-cell office:value-type="float" office:value="0.54851484298706" calcext:value-type="float">
            <text:p>0.548514843</text:p>
          </table:table-cell>
          <table:table-cell office:value-type="float" office:value="0.528712868690491" calcext:value-type="float">
            <text:p>0.528712868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AMZN</text:p>
          </table:table-cell>
          <table:table-cell table:style-name="ce6" office:value-type="float" office:value="0.674876868724823" calcext:value-type="float">
            <text:p>0.6748768687</text:p>
          </table:table-cell>
          <table:table-cell table:style-name="ce6" office:value-type="float" office:value="0.678217828273773" calcext:value-type="float">
            <text:p>0.6782178283</text:p>
          </table:table-cell>
          <table:table-cell table:style-name="ce6" office:value-type="float" office:value="0.596059083938599" calcext:value-type="float">
            <text:p>0.5960590839</text:p>
          </table:table-cell>
          <table:table-cell table:style-name="ce6" office:value-type="float" office:value="0.754901945590973" calcext:value-type="float">
            <text:p>0.7549019456</text:p>
          </table:table-cell>
          <table:table-cell table:style-name="ce6" office:value-type="float" office:value="0.569306910037994" calcext:value-type="float">
            <text:p>0.56930691</text:p>
          </table:table-cell>
          <table:table-cell table:style-name="ce6" office:value-type="float" office:value="0.490099012851715" calcext:value-type="float">
            <text:p>0.4900990129</text:p>
          </table:table-cell>
          <table:table-cell table:style-name="ce6" office:value-type="float" office:value="0.701492547988892" calcext:value-type="float">
            <text:p>0.701492548</text:p>
          </table:table-cell>
          <table:table-cell table:style-name="ce6" office:value-type="float" office:value="0.568140687942505" calcext:value-type="float">
            <text:p>0.5681406879</text:p>
          </table:table-cell>
          <table:table-cell table:style-name="ce6" office:value-type="float" office:value="0.699481844902039" calcext:value-type="float">
            <text:p>0.69948184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APL</text:p>
          </table:table-cell>
          <table:table-cell office:value-type="float" office:value="0.667355358600616" calcext:value-type="float">
            <text:p>0.6673553586</text:p>
          </table:table-cell>
          <table:table-cell office:value-type="float" office:value="0.626033067703247" calcext:value-type="float">
            <text:p>0.6260330677</text:p>
          </table:table-cell>
          <table:table-cell office:value-type="float" office:value="0.642561972141266" calcext:value-type="float">
            <text:p>0.6425619721</text:p>
          </table:table-cell>
          <table:table-cell office:value-type="float" office:value="0.533057868480682" calcext:value-type="float">
            <text:p>0.5330578685</text:p>
          </table:table-cell>
          <table:table-cell office:value-type="float" office:value="0.540372669696808" calcext:value-type="float">
            <text:p>0.5403726697</text:p>
          </table:table-cell>
          <table:table-cell office:value-type="float" office:value="0.585062265396118" calcext:value-type="float">
            <text:p>0.5850622654</text:p>
          </table:table-cell>
          <table:table-cell office:value-type="float" office:value="0.493750005960465" calcext:value-type="float">
            <text:p>0.493750006</text:p>
          </table:table-cell>
          <table:table-cell office:value-type="float" office:value="0.529411792755127" calcext:value-type="float">
            <text:p>0.5294117928</text:p>
          </table:table-cell>
          <table:table-cell office:value-type="float" office:value="0.460416674613953" calcext:value-type="float">
            <text:p>0.46041667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VDA</text:p>
          </table:table-cell>
          <table:table-cell office:value-type="float" office:value="0.652719676494598" calcext:value-type="float">
            <text:p>0.6527196765</text:p>
          </table:table-cell>
          <table:table-cell office:value-type="float" office:value="0.649159669876099" calcext:value-type="float">
            <text:p>0.6491596699</text:p>
          </table:table-cell>
          <table:table-cell office:value-type="float" office:value="0.64075630903244" calcext:value-type="float">
            <text:p>0.640756309</text:p>
          </table:table-cell>
          <table:table-cell office:value-type="float" office:value="0.649895191192627" calcext:value-type="float">
            <text:p>0.6498951912</text:p>
          </table:table-cell>
          <table:table-cell office:value-type="float" office:value="0.664570212364197" calcext:value-type="float">
            <text:p>0.6645702124</text:p>
          </table:table-cell>
          <table:table-cell office:value-type="float" office:value="0.565126061439514" calcext:value-type="float">
            <text:p>0.5651260614</text:p>
          </table:table-cell>
          <table:table-cell office:value-type="float" office:value="0.546218514442444" calcext:value-type="float">
            <text:p>0.5462185144</text:p>
          </table:table-cell>
          <table:table-cell office:value-type="float" office:value="0.662447273731232" calcext:value-type="float">
            <text:p>0.6624472737</text:p>
          </table:table-cell>
          <table:table-cell office:value-type="float" office:value="0.678800880908966" calcext:value-type="float">
            <text:p>0.67880088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MCSA</text:p>
          </table:table-cell>
          <table:table-cell office:value-type="float" office:value="0.517391304347826" calcext:value-type="float">
            <text:p>0.5173913043</text:p>
          </table:table-cell>
          <table:table-cell office:value-type="float" office:value="0.566160520607375" calcext:value-type="float">
            <text:p>0.5661605206</text:p>
          </table:table-cell>
          <table:table-cell office:value-type="float" office:value="0.559652928416486" calcext:value-type="float">
            <text:p>0.5596529284</text:p>
          </table:table-cell>
          <table:table-cell office:value-type="float" office:value="0.531453362255965" calcext:value-type="float">
            <text:p>0.5314533623</text:p>
          </table:table-cell>
          <table:table-cell office:value-type="float" office:value="0.501079913606911" calcext:value-type="float">
            <text:p>0.5010799136</text:p>
          </table:table-cell>
          <table:table-cell office:value-type="float" office:value="0.465665236051502" calcext:value-type="float">
            <text:p>0.4656652361</text:p>
          </table:table-cell>
          <table:table-cell office:value-type="float" office:value="0.451820128479657" calcext:value-type="float">
            <text:p>0.4518201285</text:p>
          </table:table-cell>
          <table:table-cell office:value-type="float" office:value="0.43010752688172" calcext:value-type="float">
            <text:p>0.4301075269</text:p>
          </table:table-cell>
          <table:table-cell office:value-type="float" office:value="0.374193548387097" calcext:value-type="float">
            <text:p>0.37419354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FLX</text:p>
          </table:table-cell>
          <table:table-cell office:value-type="float" office:value="0.0207766160008694" calcext:value-type="float">
            <text:p>0.020776616</text:p>
          </table:table-cell>
          <table:table-cell office:value-type="float" office:value="-0.144293241263804" calcext:value-type="float">
            <text:p>-0.1442932413</text:p>
          </table:table-cell>
          <table:table-cell office:value-type="float" office:value="-0.150598493629488" calcext:value-type="float">
            <text:p>-0.1505984936</text:p>
          </table:table-cell>
          <table:table-cell office:value-type="float" office:value="-0.222911285030141" calcext:value-type="float">
            <text:p>-0.222911285</text:p>
          </table:table-cell>
          <table:table-cell office:value-type="float" office:value="-0.126319174567244" calcext:value-type="float">
            <text:p>-0.1263191746</text:p>
          </table:table-cell>
          <table:table-cell office:value-type="float" office:value="-0.23434442889949" calcext:value-type="float">
            <text:p>-0.2343444289</text:p>
          </table:table-cell>
          <table:table-cell office:value-type="float" office:value="-0.130820940122836" calcext:value-type="float">
            <text:p>-0.1308209401</text:p>
          </table:table-cell>
          <table:table-cell office:value-type="float" office:value="-0.267085778226642" calcext:value-type="float">
            <text:p>-0.2670857782</text:p>
          </table:table-cell>
          <table:table-cell office:value-type="float" office:value="-0.16106301791023" calcext:value-type="float">
            <text:p>-0.16106301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MSFT</text:p>
          </table:table-cell>
          <table:table-cell office:value-type="float" office:value="0.101088506347642" calcext:value-type="float">
            <text:p>0.1010885063</text:p>
          </table:table-cell>
          <table:table-cell office:value-type="float" office:value="-0.113740885072119" calcext:value-type="float">
            <text:p>-0.1137408851</text:p>
          </table:table-cell>
          <table:table-cell office:value-type="float" office:value="0.148072027453102" calcext:value-type="float">
            <text:p>0.1480720275</text:p>
          </table:table-cell>
          <table:table-cell office:value-type="float" office:value="-0.0621661555673287" calcext:value-type="float">
            <text:p>-0.0621661556</text:p>
          </table:table-cell>
          <table:table-cell office:value-type="float" office:value="0.0188491879959357" calcext:value-type="float">
            <text:p>0.018849188</text:p>
          </table:table-cell>
          <table:table-cell office:value-type="float" office:value="-0.145160955198725" calcext:value-type="float">
            <text:p>-0.1451609552</text:p>
          </table:table-cell>
          <table:table-cell office:value-type="float" office:value="0.313795709793467" calcext:value-type="float">
            <text:p>0.3137957098</text:p>
          </table:table-cell>
          <table:table-cell office:value-type="float" office:value="0.329389719031735" calcext:value-type="float">
            <text:p>0.329389719</text:p>
          </table:table-cell>
          <table:table-cell office:value-type="float" office:value="0.216756949970144" calcext:value-type="float">
            <text:p>0.216756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table:style-name="ce6" office:value-type="string" calcext:value-type="string">
            <text:p>INTC</text:p>
          </table:table-cell>
          <table:table-cell table:style-name="ce6" office:value-type="float" office:value="0.204659626294869" calcext:value-type="float">
            <text:p>0.2046596263</text:p>
          </table:table-cell>
          <table:table-cell table:style-name="ce6" office:value-type="float" office:value="0.190424749845323" calcext:value-type="float">
            <text:p>0.1904247498</text:p>
          </table:table-cell>
          <table:table-cell table:style-name="ce6" office:value-type="float" office:value="0.129394402229322" calcext:value-type="float">
            <text:p>0.1293944022</text:p>
          </table:table-cell>
          <table:table-cell table:style-name="ce6" office:value-type="float" office:value="0.162408401627971" calcext:value-type="float">
            <text:p>0.1624084016</text:p>
          </table:table-cell>
          <table:table-cell table:style-name="ce6" office:value-type="float" office:value="0.212344019247759" calcext:value-type="float">
            <text:p>0.2123440192</text:p>
          </table:table-cell>
          <table:table-cell table:style-name="ce6" office:value-type="float" office:value="0.2598179869351" calcext:value-type="float">
            <text:p>0.2598179869</text:p>
          </table:table-cell>
          <table:table-cell table:style-name="ce6" office:value-type="float" office:value="0.0104242033013636" calcext:value-type="float">
            <text:p>0.0104242033</text:p>
          </table:table-cell>
          <table:table-cell table:style-name="ce6" office:value-type="float" office:value="-0.247124975244297" calcext:value-type="float">
            <text:p>-0.2471249752</text:p>
          </table:table-cell>
          <table:table-cell table:style-name="ce6" office:value-type="float" office:value="-0.273977707804785" calcext:value-type="float">
            <text:p>-0.2739777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GOOGL</text:p>
          </table:table-cell>
          <table:table-cell office:value-type="float" office:value="-0.0385209822393806" calcext:value-type="float">
            <text:p>-0.0385209822</text:p>
          </table:table-cell>
          <table:table-cell office:value-type="float" office:value="-0.144023705042689" calcext:value-type="float">
            <text:p>-0.144023705</text:p>
          </table:table-cell>
          <table:table-cell office:value-type="float" office:value="-0.0597102986861107" calcext:value-type="float">
            <text:p>-0.0597102987</text:p>
          </table:table-cell>
          <table:table-cell office:value-type="float" office:value="-0.0906787053530976" calcext:value-type="float">
            <text:p>-0.0906787054</text:p>
          </table:table-cell>
          <table:table-cell office:value-type="float" office:value="-0.0977788120681541" calcext:value-type="float">
            <text:p>-0.0977788121</text:p>
          </table:table-cell>
          <table:table-cell office:value-type="float" office:value="-0.129678152841493" calcext:value-type="float">
            <text:p>-0.1296781528</text:p>
          </table:table-cell>
          <table:table-cell office:value-type="float" office:value="0.0245450330036364" calcext:value-type="float">
            <text:p>0.024545033</text:p>
          </table:table-cell>
          <table:table-cell office:value-type="float" office:value="0.0127298189457092" calcext:value-type="float">
            <text:p>0.0127298189</text:p>
          </table:table-cell>
          <table:table-cell office:value-type="float" office:value="0.316836091874409" calcext:value-type="float">
            <text:p>0.31683609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FB</text:p>
          </table:table-cell>
          <table:table-cell office:value-type="float" office:value="0.458335501561443" calcext:value-type="float">
            <text:p>0.4583355016</text:p>
          </table:table-cell>
          <table:table-cell office:value-type="float" office:value="0.467209006593309" calcext:value-type="float">
            <text:p>0.4672090066</text:p>
          </table:table-cell>
          <table:table-cell office:value-type="float" office:value="0.401521392234037" calcext:value-type="float">
            <text:p>0.4015213922</text:p>
          </table:table-cell>
          <table:table-cell office:value-type="float" office:value="0.425971426287677" calcext:value-type="float">
            <text:p>0.4259714263</text:p>
          </table:table-cell>
          <table:table-cell office:value-type="float" office:value="0.467505455200358" calcext:value-type="float">
            <text:p>0.4675054552</text:p>
          </table:table-cell>
          <table:table-cell office:value-type="float" office:value="0.415212918986753" calcext:value-type="float">
            <text:p>0.415212919</text:p>
          </table:table-cell>
          <table:table-cell office:value-type="float" office:value="0.345244498243537" calcext:value-type="float">
            <text:p>0.3452444982</text:p>
          </table:table-cell>
          <table:table-cell office:value-type="float" office:value="0.10577958720384" calcext:value-type="float">
            <text:p>0.1057795872</text:p>
          </table:table-cell>
          <table:table-cell office:value-type="float" office:value="-0.0215921950504151" calcext:value-type="float">
            <text:p>-0.02159219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SCO</text:p>
          </table:table-cell>
          <table:table-cell office:value-type="float" office:value="0.420701896540411" calcext:value-type="float">
            <text:p>0.4207018965</text:p>
          </table:table-cell>
          <table:table-cell office:value-type="float" office:value="0.315022805548603" calcext:value-type="float">
            <text:p>0.3150228055</text:p>
          </table:table-cell>
          <table:table-cell office:value-type="float" office:value="0.295580924692989" calcext:value-type="float">
            <text:p>0.2955809247</text:p>
          </table:table-cell>
          <table:table-cell office:value-type="float" office:value="0.334776173464013" calcext:value-type="float">
            <text:p>0.3347761735</text:p>
          </table:table-cell>
          <table:table-cell office:value-type="float" office:value="0.248809866433409" calcext:value-type="float">
            <text:p>0.2488098664</text:p>
          </table:table-cell>
          <table:table-cell office:value-type="float" office:value="0.244267206929932" calcext:value-type="float">
            <text:p>0.2442672069</text:p>
          </table:table-cell>
          <table:table-cell office:value-type="float" office:value="0.289484984387328" calcext:value-type="float">
            <text:p>0.2894849844</text:p>
          </table:table-cell>
          <table:table-cell office:value-type="float" office:value="0.193749478459874" calcext:value-type="float">
            <text:p>0.1937494785</text:p>
          </table:table-cell>
          <table:table-cell office:value-type="float" office:value="0.0688804346780378" calcext:value-type="float">
            <text:p>0.06888043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table:style-name="ce6" office:value-type="string" calcext:value-type="string">
            <text:p>AMZN</text:p>
          </table:table-cell>
          <table:table-cell table:style-name="ce6" office:value-type="float" office:value="0.130058748718063" calcext:value-type="float">
            <text:p>0.1300587487</text:p>
          </table:table-cell>
          <table:table-cell table:style-name="ce6" office:value-type="float" office:value="0.253519592745202" calcext:value-type="float">
            <text:p>0.2535195927</text:p>
          </table:table-cell>
          <table:table-cell table:style-name="ce6" office:value-type="float" office:value="0.257824534649127" calcext:value-type="float">
            <text:p>0.2578245346</text:p>
          </table:table-cell>
          <table:table-cell table:style-name="ce6" office:value-type="float" office:value="0.391524143199694" calcext:value-type="float">
            <text:p>0.3915241432</text:p>
          </table:table-cell>
          <table:table-cell table:style-name="ce6" office:value-type="float" office:value="0.22599659902002" calcext:value-type="float">
            <text:p>0.225996599</text:p>
          </table:table-cell>
          <table:table-cell table:style-name="ce6" office:value-type="float" office:value="0.166183854382697" calcext:value-type="float">
            <text:p>0.1661838544</text:p>
          </table:table-cell>
          <table:table-cell table:style-name="ce6" office:value-type="float" office:value="0.100498881616811" calcext:value-type="float">
            <text:p>0.1004988816</text:p>
          </table:table-cell>
          <table:table-cell table:style-name="ce6" office:value-type="float" office:value="0.32768037021696" calcext:value-type="float">
            <text:p>0.3276803702</text:p>
          </table:table-cell>
          <table:table-cell table:style-name="ce6" office:value-type="float" office:value="-0.0654232393895784" calcext:value-type="float">
            <text:p>-0.06542323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APL</text:p>
          </table:table-cell>
          <table:table-cell office:value-type="float" office:value="0.315028408554951" calcext:value-type="float">
            <text:p>0.3150284086</text:p>
          </table:table-cell>
          <table:table-cell office:value-type="float" office:value="0.211004541295676" calcext:value-type="float">
            <text:p>0.2110045413</text:p>
          </table:table-cell>
          <table:table-cell office:value-type="float" office:value="0.291113088681228" calcext:value-type="float">
            <text:p>0.2911130887</text:p>
          </table:table-cell>
          <table:table-cell office:value-type="float" office:value="0.0944795693323708" calcext:value-type="float">
            <text:p>0.0944795693</text:p>
          </table:table-cell>
          <table:table-cell office:value-type="float" office:value="0.0890654347172684" calcext:value-type="float">
            <text:p>0.0890654347</text:p>
          </table:table-cell>
          <table:table-cell office:value-type="float" office:value="0.154450505075586" calcext:value-type="float">
            <text:p>0.1544505051</text:p>
          </table:table-cell>
          <table:table-cell office:value-type="float" office:value="0.0344968516480832" calcext:value-type="float">
            <text:p>0.0344968516</text:p>
          </table:table-cell>
          <table:table-cell office:value-type="float" office:value="0.0439280559493067" calcext:value-type="float">
            <text:p>0.0439280559</text:p>
          </table:table-cell>
          <table:table-cell office:value-type="float" office:value="-0.0248611486854503" calcext:value-type="float">
            <text:p>-0.02486114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VDA</text:p>
          </table:table-cell>
          <table:table-cell office:value-type="float" office:value="0.212912561254268" calcext:value-type="float">
            <text:p>0.2129125613</text:p>
          </table:table-cell>
          <table:table-cell office:value-type="float" office:value="0.229908506427995" calcext:value-type="float">
            <text:p>0.2299085064</text:p>
          </table:table-cell>
          <table:table-cell office:value-type="float" office:value="0.185325891046226" calcext:value-type="float">
            <text:p>0.185325891</text:p>
          </table:table-cell>
          <table:table-cell office:value-type="float" office:value="0.203052562251287" calcext:value-type="float">
            <text:p>0.2030525623</text:p>
          </table:table-cell>
          <table:table-cell office:value-type="float" office:value="0.23841606269049" calcext:value-type="float">
            <text:p>0.2384160627</text:p>
          </table:table-cell>
          <table:table-cell office:value-type="float" office:value="0.0441548315135842" calcext:value-type="float">
            <text:p>0.0441548315</text:p>
          </table:table-cell>
          <table:table-cell office:value-type="float" office:value="-0.0123904698859507" calcext:value-type="float">
            <text:p>-0.0123904699</text:p>
          </table:table-cell>
          <table:table-cell office:value-type="float" office:value="0.390365935873213" calcext:value-type="float">
            <text:p>0.3903659359</text:p>
          </table:table-cell>
          <table:table-cell office:value-type="float" office:value="0.229041701524705" calcext:value-type="float">
            <text:p>0.2290417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MCSA</text:p>
          </table:table-cell>
          <table:table-cell office:value-type="float" office:value="0.0639861695639618" calcext:value-type="float">
            <text:p>0.0639861696</text:p>
          </table:table-cell>
          <table:table-cell office:value-type="float" office:value="0.250231600219365" calcext:value-type="float">
            <text:p>0.2502316002</text:p>
          </table:table-cell>
          <table:table-cell office:value-type="float" office:value="0.297924429922878" calcext:value-type="float">
            <text:p>0.2979244299</text:p>
          </table:table-cell>
          <table:table-cell office:value-type="float" office:value="0.183400080244587" calcext:value-type="float">
            <text:p>0.1834000802</text:p>
          </table:table-cell>
          <table:table-cell office:value-type="float" office:value="0.218380071586361" calcext:value-type="float">
            <text:p>0.2183800716</text:p>
          </table:table-cell>
          <table:table-cell office:value-type="float" office:value="0.0921293397927447" calcext:value-type="float">
            <text:p>0.0921293398</text:p>
          </table:table-cell>
          <table:table-cell office:value-type="float" office:value="0.0219121468756621" calcext:value-type="float">
            <text:p>0.0219121469</text:p>
          </table:table-cell>
          <table:table-cell office:value-type="float" office:value="-0.0895664376210899" calcext:value-type="float">
            <text:p>-0.0895664376</text:p>
          </table:table-cell>
          <table:table-cell office:value-type="float" office:value="-0.227881631161932" calcext:value-type="float">
            <text:p>-0.2278816312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WN</text:p>
          </table:table-cell>
          <table:table-cell table:formula="of:=AVERAGE([.C61:.C70])" office:value-type="float" office:value="0.18890270525971" calcext:value-type="float">
            <text:p>0.1889027053</text:p>
          </table:table-cell>
          <table:table-cell table:formula="of:=AVERAGE([.D61:.D70])" office:value-type="float" office:value="0.151526297129686" calcext:value-type="float">
            <text:p>0.1515262971</text:p>
          </table:table-cell>
          <table:table-cell table:formula="of:=AVERAGE([.E61:.E70])" office:value-type="float" office:value="0.179644789859331" calcext:value-type="float">
            <text:p>0.1796447899</text:p>
          </table:table-cell>
          <table:table-cell table:formula="of:=AVERAGE([.F61:.F70])" office:value-type="float" office:value="0.141985621045703" calcext:value-type="float">
            <text:p>0.141985621</text:p>
          </table:table-cell>
          <table:table-cell table:formula="of:=AVERAGE([.G61:.G70])" office:value-type="float" office:value="0.14952687102562" calcext:value-type="float">
            <text:p>0.149526871</text:p>
          </table:table-cell>
          <table:table-cell table:formula="of:=AVERAGE([.H61:.H70])" office:value-type="float" office:value="0.0867033106676689" calcext:value-type="float">
            <text:p>0.0867033107</text:p>
          </table:table-cell>
          <table:table-cell table:formula="of:=AVERAGE([.I61:.I70])" office:value-type="float" office:value="0.0997190898861102" calcext:value-type="float">
            <text:p>0.0997190899</text:p>
          </table:table-cell>
          <table:table-cell table:formula="of:=AVERAGE([.J61:.J70])" office:value-type="float" office:value="0.0799845774588609" calcext:value-type="float">
            <text:p>0.0799845775</text:p>
          </table:table-cell>
          <table:table-cell table:formula="of:=AVERAGE([.K61:.K70])" office:value-type="float" office:value="0.00567162380449049" calcext:value-type="float">
            <text:p>0.00567162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AWN</text:p>
          </table:table-cell>
          <table:table-cell table:formula="of:=AVERAGE([.C51:.C60])" office:value-type="float" office:value="0.628941498217375" calcext:value-type="float">
            <text:p>0.6289414982</text:p>
          </table:table-cell>
          <table:table-cell table:formula="of:=AVERAGE([.D51:.D60])" office:value-type="float" office:value="0.587037586241379" calcext:value-type="float">
            <text:p>0.5870375862</text:p>
          </table:table-cell>
          <table:table-cell table:formula="of:=AVERAGE([.E51:.E60])" office:value-type="float" office:value="0.574952078253484" calcext:value-type="float">
            <text:p>0.5749520783</text:p>
          </table:table-cell>
          <table:table-cell table:formula="of:=AVERAGE([.F51:.F60])" office:value-type="float" office:value="0.579633184388247" calcext:value-type="float">
            <text:p>0.5796331844</text:p>
          </table:table-cell>
          <table:table-cell table:formula="of:=AVERAGE([.G51:.G60])" office:value-type="float" office:value="0.551209675931004" calcext:value-type="float">
            <text:p>0.5512096759</text:p>
          </table:table-cell>
          <table:table-cell table:formula="of:=AVERAGE([.H51:.H60])" office:value-type="float" office:value="0.519009818130297" calcext:value-type="float">
            <text:p>0.5190098181</text:p>
          </table:table-cell>
          <table:table-cell table:formula="of:=AVERAGE([.I51:.I60])" office:value-type="float" office:value="0.554233593038624" calcext:value-type="float">
            <text:p>0.554233593</text:p>
          </table:table-cell>
          <table:table-cell table:formula="of:=AVERAGE([.J51:.J60])" office:value-type="float" office:value="0.494958802591088" calcext:value-type="float">
            <text:p>0.4949588026</text:p>
          </table:table-cell>
          <table:table-cell table:formula="of:=AVERAGE([.K51:.K60])" office:value-type="float" office:value="0.517345389646869" calcext:value-type="float">
            <text:p>0.5173453896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VD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VDA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VD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VDA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FLX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FLX</text:p>
          </table:table-cell>
          <table:table-cell office:value-type="float" office:value="296" calcext:value-type="float">
            <text:p>296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308" calcext:value-type="float">
            <text:p>308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358" calcext:value-type="float">
            <text:p>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FLX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FLX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FLX</text:p>
          </table:table-cell>
          <table:table-cell office:value-type="float" office:value="310" calcext:value-type="float">
            <text:p>310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FP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FLX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FN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FLX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TP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FLX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TN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MSFT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280" calcext:value-type="float">
            <text:p>280</text:p>
          </table:table-cell>
          <table:table-cell office:value-type="float" office:value="143" calcext:value-type="float">
            <text:p>143</text:p>
          </table:table-cell>
          <table:table-cell office:value-type="float" office:value="220" calcext:value-type="float">
            <text:p>220</text:p>
          </table:table-cell>
          <table:table-cell office:value-type="float" office:value="129" calcext:value-type="float">
            <text:p>129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accuracy</text:p>
          </table:table-cell>
          <table:table-cell table:style-name="ce8" table:formula="of:=([.P88]+[.P89])/SUM([.P86:.P89])" office:value-type="float" office:value="0.667355371900826" calcext:value-type="float">
            <text:p>0.67</text:p>
          </table:table-cell>
          <table:table-cell table:style-name="ce8" table:formula="of:=([.Q88]+[.Q89])/SUM([.Q86:.Q89])" office:value-type="float" office:value="0.62603305785124" calcext:value-type="float">
            <text:p>0.63</text:p>
          </table:table-cell>
          <table:table-cell table:style-name="ce8" table:formula="of:=([.R88]+[.R89])/SUM([.R86:.R89])" office:value-type="float" office:value="0.642561983471074" calcext:value-type="float">
            <text:p>0.64</text:p>
          </table:table-cell>
          <table:table-cell table:style-name="ce8" table:formula="of:=([.S88]+[.S89])/SUM([.S86:.S89])" office:value-type="float" office:value="0.533057851239669" calcext:value-type="float">
            <text:p>0.53</text:p>
          </table:table-cell>
          <table:table-cell table:style-name="ce8" table:formula="of:=([.T88]+[.T89])/SUM([.T86:.T89])" office:value-type="float" office:value="0.540372670807453" calcext:value-type="float">
            <text:p>0.54</text:p>
          </table:table-cell>
          <table:table-cell table:style-name="ce8" table:formula="of:=([.U88]+[.U89])/SUM([.U86:.U89])" office:value-type="float" office:value="0.5850622406639" calcext:value-type="float">
            <text:p>0.59</text:p>
          </table:table-cell>
          <table:table-cell table:style-name="ce8" table:formula="of:=([.V88]+[.V89])/SUM([.V86:.V89])" office:value-type="float" office:value="0.49375" calcext:value-type="float">
            <text:p>0.49</text:p>
          </table:table-cell>
          <table:table-cell table:style-name="ce8" table:formula="of:=([.W88]+[.W89])/SUM([.W86:.W89])" office:value-type="float" office:value="0.529411764705882" calcext:value-type="float">
            <text:p>0.53</text:p>
          </table:table-cell>
          <table:table-cell table:style-name="ce8" table:formula="of:=([.X88]+[.X89])/SUM([.X86:.X89])" office:value-type="float" office:value="0.460416666666667" calcext:value-type="float">
            <text:p>0.4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SFT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Precision</text:p>
          </table:table-cell>
          <table:table-cell table:style-name="ce8" table:formula="of:=[.P88]/([.P88]+[.P86])" office:value-type="float" office:value="0.704861111111111" calcext:value-type="float">
            <text:p>0.70</text:p>
          </table:table-cell>
          <table:table-cell table:style-name="ce8" table:formula="of:=[.Q88]/([.Q88]+[.Q86])" office:value-type="float" office:value="0.644970414201183" calcext:value-type="float">
            <text:p>0.64</text:p>
          </table:table-cell>
          <table:table-cell table:style-name="ce8" table:formula="of:=[.R88]/([.R88]+[.R86])" office:value-type="float" office:value="0.722689075630252" calcext:value-type="float">
            <text:p>0.72</text:p>
          </table:table-cell>
          <table:table-cell table:style-name="ce8" table:formula="of:=[.S88]/([.S88]+[.S86])" office:value-type="float" office:value="0.6318407960199" calcext:value-type="float">
            <text:p>0.63</text:p>
          </table:table-cell>
          <table:table-cell table:style-name="ce8" table:formula="of:=[.T88]/([.T88]+[.T86])" office:value-type="float" office:value="0.621739130434783" calcext:value-type="float">
            <text:p>0.62</text:p>
          </table:table-cell>
          <table:table-cell table:style-name="ce8" table:formula="of:=[.U88]/([.U88]+[.U86])" office:value-type="float" office:value="0.642066420664207" calcext:value-type="float">
            <text:p>0.64</text:p>
          </table:table-cell>
          <table:table-cell table:style-name="ce8" table:formula="of:=[.V88]/([.V88]+[.V86])" office:value-type="float" office:value="0.596385542168675" calcext:value-type="float">
            <text:p>0.60</text:p>
          </table:table-cell>
          <table:table-cell table:style-name="ce8" table:formula="of:=[.W88]/([.W88]+[.W86])" office:value-type="float" office:value="0.590909090909091" calcext:value-type="float">
            <text:p>0.59</text:p>
          </table:table-cell>
          <table:table-cell table:style-name="ce8" table:formula="of:=[.X88]/([.X88]+[.X86])" office:value-type="float" office:value="0.544776119402985" calcext:value-type="float">
            <text:p>0.5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MSFT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Recall</text:p>
          </table:table-cell>
          <table:table-cell table:style-name="ce8" table:formula="of:=[.P88]/([.P88]+[.P87])" office:value-type="float" office:value="0.727598566308244" calcext:value-type="float">
            <text:p>0.73</text:p>
          </table:table-cell>
          <table:table-cell table:style-name="ce8" table:formula="of:=[.Q88]/([.Q88]+[.Q87])" office:value-type="float" office:value="0.781362007168459" calcext:value-type="float">
            <text:p>0.78</text:p>
          </table:table-cell>
          <table:table-cell table:style-name="ce8" table:formula="of:=[.R88]/([.R88]+[.R87])" office:value-type="float" office:value="0.616487455197133" calcext:value-type="float">
            <text:p>0.62</text:p>
          </table:table-cell>
          <table:table-cell table:style-name="ce8" table:formula="of:=[.S88]/([.S88]+[.S87])" office:value-type="float" office:value="0.455197132616487" calcext:value-type="float">
            <text:p>0.46</text:p>
          </table:table-cell>
          <table:table-cell table:style-name="ce8" table:formula="of:=[.T88]/([.T88]+[.T87])" office:value-type="float" office:value="0.514388489208633" calcext:value-type="float">
            <text:p>0.51</text:p>
          </table:table-cell>
          <table:table-cell table:style-name="ce8" table:formula="of:=[.U88]/([.U88]+[.U87])" office:value-type="float" office:value="0.628158844765343" calcext:value-type="float">
            <text:p>0.63</text:p>
          </table:table-cell>
          <table:table-cell table:style-name="ce8" table:formula="of:=[.V88]/([.V88]+[.V87])" office:value-type="float" office:value="0.36" calcext:value-type="float">
            <text:p>0.36</text:p>
          </table:table-cell>
          <table:table-cell table:style-name="ce8" table:formula="of:=[.W88]/([.W88]+[.W87])" office:value-type="float" office:value="0.573529411764706" calcext:value-type="float">
            <text:p>0.57</text:p>
          </table:table-cell>
          <table:table-cell table:style-name="ce8" table:formula="of:=[.X88]/([.X88]+[.X87])" office:value-type="float" office:value="0.269372693726937" calcext:value-type="float">
            <text:p>0.2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MSFT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F1</text:p>
          </table:table-cell>
          <table:table-cell table:style-name="ce8" table:formula="of:=2*[.P91]*[.P92]/([.P91]+[.P92])" office:value-type="float" office:value="0.716049382716049" calcext:value-type="float">
            <text:p>0.72</text:p>
          </table:table-cell>
          <table:table-cell table:style-name="ce8" table:formula="of:=2*[.Q91]*[.Q92]/([.Q91]+[.Q92])" office:value-type="float" office:value="0.706645056726094" calcext:value-type="float">
            <text:p>0.71</text:p>
          </table:table-cell>
          <table:table-cell table:style-name="ce8" table:formula="of:=2*[.R91]*[.R92]/([.R91]+[.R92])" office:value-type="float" office:value="0.665377176015474" calcext:value-type="float">
            <text:p>0.67</text:p>
          </table:table-cell>
          <table:table-cell table:style-name="ce8" table:formula="of:=2*[.S91]*[.S92]/([.S91]+[.S92])" office:value-type="float" office:value="0.529166666666667" calcext:value-type="float">
            <text:p>0.53</text:p>
          </table:table-cell>
          <table:table-cell table:style-name="ce8" table:formula="of:=2*[.T91]*[.T92]/([.T91]+[.T92])" office:value-type="float" office:value="0.562992125984252" calcext:value-type="float">
            <text:p>0.56</text:p>
          </table:table-cell>
          <table:table-cell table:style-name="ce8" table:formula="of:=2*[.U91]*[.U92]/([.U91]+[.U92])" office:value-type="float" office:value="0.635036496350365" calcext:value-type="float">
            <text:p>0.64</text:p>
          </table:table-cell>
          <table:table-cell table:style-name="ce8" table:formula="of:=2*[.V91]*[.V92]/([.V91]+[.V92])" office:value-type="float" office:value="0.448979591836735" calcext:value-type="float">
            <text:p>0.45</text:p>
          </table:table-cell>
          <table:table-cell table:style-name="ce8" table:formula="of:=2*[.W91]*[.W92]/([.W91]+[.W92])" office:value-type="float" office:value="0.582089552238806" calcext:value-type="float">
            <text:p>0.58</text:p>
          </table:table-cell>
          <table:table-cell table:style-name="ce8" table:formula="of:=2*[.X91]*[.X92]/([.X91]+[.X92])" office:value-type="float" office:value="0.360493827160494" calcext:value-type="float">
            <text:p>0.3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INTC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AAPL</text:p>
          </table:table-cell>
          <table:table-cell office:value-type="string" calcext:value-type="string">
            <text:p>MCC</text:p>
          </table:table-cell>
          <table:table-cell table:style-name="ce8" table:formula="of:=([.P88]*[.P89]-[.P86]*[.P87])/SQRT(([.P88]+[.P86])*([.P88]+[.P87])*([.P89]+[.P86])*([.P89]+[.P87]))" office:value-type="float" office:value="0.315028408554951" calcext:value-type="float">
            <text:p>0.32</text:p>
          </table:table-cell>
          <table:table-cell table:style-name="ce8" table:formula="of:=([.Q88]*[.Q89]-[.Q86]*[.Q87])/SQRT(([.Q88]+[.Q86])*([.Q88]+[.Q87])*([.Q89]+[.Q86])*([.Q89]+[.Q87]))" office:value-type="float" office:value="0.211004541295676" calcext:value-type="float">
            <text:p>0.21</text:p>
          </table:table-cell>
          <table:table-cell table:style-name="ce8" table:formula="of:=([.R88]*[.R89]-[.R86]*[.R87])/SQRT(([.R88]+[.R86])*([.R88]+[.R87])*([.R89]+[.R86])*([.R89]+[.R87]))" office:value-type="float" office:value="0.291113088681228" calcext:value-type="float">
            <text:p>0.29</text:p>
          </table:table-cell>
          <table:table-cell table:style-name="ce8" table:formula="of:=([.S88]*[.S89]-[.S86]*[.S87])/SQRT(([.S88]+[.S86])*([.S88]+[.S87])*([.S89]+[.S86])*([.S89]+[.S87]))" office:value-type="float" office:value="0.0944795693323708" calcext:value-type="float">
            <text:p>0.09</text:p>
          </table:table-cell>
          <table:table-cell table:style-name="ce8" table:formula="of:=([.T88]*[.T89]-[.T86]*[.T87])/SQRT(([.T88]+[.T86])*([.T88]+[.T87])*([.T89]+[.T86])*([.T89]+[.T87]))" office:value-type="float" office:value="0.0890654347172684" calcext:value-type="float">
            <text:p>0.09</text:p>
          </table:table-cell>
          <table:table-cell table:style-name="ce8" table:formula="of:=([.U88]*[.U89]-[.U86]*[.U87])/SQRT(([.U88]+[.U86])*([.U88]+[.U87])*([.U89]+[.U86])*([.U89]+[.U87]))" office:value-type="float" office:value="0.154450505075586" calcext:value-type="float">
            <text:p>0.15</text:p>
          </table:table-cell>
          <table:table-cell table:style-name="ce8" table:formula="of:=([.V88]*[.V89]-[.V86]*[.V87])/SQRT(([.V88]+[.V86])*([.V88]+[.V87])*([.V89]+[.V86])*([.V89]+[.V87]))" office:value-type="float" office:value="0.0344968516480832" calcext:value-type="float">
            <text:p>0.03</text:p>
          </table:table-cell>
          <table:table-cell table:style-name="ce8" table:formula="of:=([.W88]*[.W89]-[.W86]*[.W87])/SQRT(([.W88]+[.W86])*([.W88]+[.W87])*([.W89]+[.W86])*([.W89]+[.W87]))" office:value-type="float" office:value="0.0439280559493067" calcext:value-type="float">
            <text:p>0.04</text:p>
          </table:table-cell>
          <table:table-cell table:style-name="ce8" table:formula="of:=([.X88]*[.X89]-[.X86]*[.X87])/SQRT(([.X88]+[.X86])*([.X88]+[.X87])*([.X89]+[.X86])*([.X89]+[.X87]))" office:value-type="float" office:value="-0.0248611486854503" calcext:value-type="float">
            <text:p>-0.0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INTC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NTC</text:p>
          </table:table-cell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FP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INTC</text:p>
          </table:table-cell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FN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GOOGL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TP</text:p>
          </table:table-cell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GOOGL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TN</text:p>
          </table:table-cell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GOOGL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accuracy</text:p>
          </table:table-cell>
          <table:table-cell table:style-name="ce8" table:formula="of:=([.P98]+[.P99])/SUM([.P96:.P99])" office:value-type="float" office:value="0.602385685884692" calcext:value-type="float">
            <text:p>0.60</text:p>
          </table:table-cell>
          <table:table-cell table:style-name="ce8" table:formula="of:=([.Q98]+[.Q99])/SUM([.Q96:.Q99])" office:value-type="float" office:value="0.594433399602386" calcext:value-type="float">
            <text:p>0.59</text:p>
          </table:table-cell>
          <table:table-cell table:style-name="ce8" table:formula="of:=([.R98]+[.R99])/SUM([.R96:.R99])" office:value-type="float" office:value="0.556660039761431" calcext:value-type="float">
            <text:p>0.56</text:p>
          </table:table-cell>
          <table:table-cell table:style-name="ce8" table:formula="of:=([.S98]+[.S99])/SUM([.S96:.S99])" office:value-type="float" office:value="0.575396825396825" calcext:value-type="float">
            <text:p>0.58</text:p>
          </table:table-cell>
          <table:table-cell table:style-name="ce8" table:formula="of:=([.T98]+[.T99])/SUM([.T96:.T99])" office:value-type="float" office:value="0.59009900990099" calcext:value-type="float">
            <text:p>0.59</text:p>
          </table:table-cell>
          <table:table-cell table:style-name="ce8" table:formula="of:=([.U98]+[.U99])/SUM([.U96:.U99])" office:value-type="float" office:value="0.62970297029703" calcext:value-type="float">
            <text:p>0.63</text:p>
          </table:table-cell>
          <table:table-cell table:style-name="ce8" table:formula="of:=([.V98]+[.V99])/SUM([.V96:.V99])" office:value-type="float" office:value="0.47534516765286" calcext:value-type="float">
            <text:p>0.48</text:p>
          </table:table-cell>
          <table:table-cell table:style-name="ce8" table:formula="of:=([.W98]+[.W99])/SUM([.W96:.W99])" office:value-type="float" office:value="0.406311637080868" calcext:value-type="float">
            <text:p>0.41</text:p>
          </table:table-cell>
          <table:table-cell table:style-name="ce8" table:formula="of:=([.X98]+[.X99])/SUM([.X96:.X99])" office:value-type="float" office:value="0.374753451676529" calcext:value-type="float">
            <text:p>0.3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OOGL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Precision</text:p>
          </table:table-cell>
          <table:table-cell table:style-name="ce8" table:formula="of:=[.P98]/([.P98]+[.P96])" office:value-type="float" office:value="0.597173144876325" calcext:value-type="float">
            <text:p>0.60</text:p>
          </table:table-cell>
          <table:table-cell table:style-name="ce8" table:formula="of:=[.Q98]/([.Q98]+[.Q96])" office:value-type="float" office:value="0.609442060085837" calcext:value-type="float">
            <text:p>0.61</text:p>
          </table:table-cell>
          <table:table-cell table:style-name="ce8" table:formula="of:=[.R98]/([.R98]+[.R96])" office:value-type="float" office:value="0.605263157894737" calcext:value-type="float">
            <text:p>0.61</text:p>
          </table:table-cell>
          <table:table-cell table:style-name="ce8" table:formula="of:=[.S98]/([.S98]+[.S96])" office:value-type="float" office:value="0.617801047120419" calcext:value-type="float">
            <text:p>0.62</text:p>
          </table:table-cell>
          <table:table-cell table:style-name="ce8" table:formula="of:=[.T98]/([.T98]+[.T96])" office:value-type="float" office:value="0.679738562091503" calcext:value-type="float">
            <text:p>0.68</text:p>
          </table:table-cell>
          <table:table-cell table:style-name="ce8" table:formula="of:=[.U98]/([.U98]+[.U96])" office:value-type="float" office:value="0.649402390438247" calcext:value-type="float">
            <text:p>0.65</text:p>
          </table:table-cell>
          <table:table-cell table:style-name="ce8" table:formula="of:=[.V98]/([.V98]+[.V96])" office:value-type="float" office:value="0.545454545454545" calcext:value-type="float">
            <text:p>0.55</text:p>
          </table:table-cell>
          <table:table-cell table:style-name="ce8" table:formula="of:=[.W98]/([.W98]+[.W96])" office:value-type="float" office:value="0.133333333333333" calcext:value-type="float">
            <text:p>0.13</text:p>
          </table:table-cell>
          <table:table-cell table:style-name="ce8" table:formula="of:=[.X98]/([.X98]+[.X96])" office:value-type="float" office:value="0.247422680412371" calcext:value-type="float">
            <text:p>0.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Recall</text:p>
          </table:table-cell>
          <table:table-cell table:style-name="ce8" table:formula="of:=[.P98]/([.P98]+[.P97])" office:value-type="float" office:value="0.662745098039216" calcext:value-type="float">
            <text:p>0.66</text:p>
          </table:table-cell>
          <table:table-cell table:style-name="ce8" table:formula="of:=[.Q98]/([.Q98]+[.Q97])" office:value-type="float" office:value="0.556862745098039" calcext:value-type="float">
            <text:p>0.56</text:p>
          </table:table-cell>
          <table:table-cell table:style-name="ce8" table:formula="of:=[.R98]/([.R98]+[.R97])" office:value-type="float" office:value="0.36078431372549" calcext:value-type="float">
            <text:p>0.36</text:p>
          </table:table-cell>
          <table:table-cell table:style-name="ce8" table:formula="of:=[.S98]/([.S98]+[.S97])" office:value-type="float" office:value="0.455598455598456" calcext:value-type="float">
            <text:p>0.46</text:p>
          </table:table-cell>
          <table:table-cell table:style-name="ce8" table:formula="of:=[.T98]/([.T98]+[.T97])" office:value-type="float" office:value="0.396946564885496" calcext:value-type="float">
            <text:p>0.40</text:p>
          </table:table-cell>
          <table:table-cell table:style-name="ce8" table:formula="of:=[.U98]/([.U98]+[.U97])" office:value-type="float" office:value="0.622137404580153" calcext:value-type="float">
            <text:p>0.62</text:p>
          </table:table-cell>
          <table:table-cell table:style-name="ce8" table:formula="of:=[.V98]/([.V98]+[.V97])" office:value-type="float" office:value="0.0447761194029851" calcext:value-type="float">
            <text:p>0.04</text:p>
          </table:table-cell>
          <table:table-cell table:style-name="ce8" table:formula="of:=[.W98]/([.W98]+[.W97])" office:value-type="float" office:value="0.0223880597014925" calcext:value-type="float">
            <text:p>0.02</text:p>
          </table:table-cell>
          <table:table-cell table:style-name="ce8" table:formula="of:=[.X98]/([.X98]+[.X97])" office:value-type="float" office:value="0.0895522388059701" calcext:value-type="float">
            <text:p>0.0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B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F1</text:p>
          </table:table-cell>
          <table:table-cell table:style-name="ce8" table:formula="of:=2*[.P101]*[.P102]/([.P101]+[.P102])" office:value-type="float" office:value="0.628252788104089" calcext:value-type="float">
            <text:p>0.63</text:p>
          </table:table-cell>
          <table:table-cell table:style-name="ce8" table:formula="of:=2*[.Q101]*[.Q102]/([.Q101]+[.Q102])" office:value-type="float" office:value="0.581967213114754" calcext:value-type="float">
            <text:p>0.58</text:p>
          </table:table-cell>
          <table:table-cell table:style-name="ce8" table:formula="of:=2*[.R101]*[.R102]/([.R101]+[.R102])" office:value-type="float" office:value="0.452088452088452" calcext:value-type="float">
            <text:p>0.45</text:p>
          </table:table-cell>
          <table:table-cell table:style-name="ce8" table:formula="of:=2*[.S101]*[.S102]/([.S101]+[.S102])" office:value-type="float" office:value="0.524444444444444" calcext:value-type="float">
            <text:p>0.52</text:p>
          </table:table-cell>
          <table:table-cell table:style-name="ce8" table:formula="of:=2*[.T101]*[.T102]/([.T101]+[.T102])" office:value-type="float" office:value="0.501204819277108" calcext:value-type="float">
            <text:p>0.50</text:p>
          </table:table-cell>
          <table:table-cell table:style-name="ce8" table:formula="of:=2*[.U101]*[.U102]/([.U101]+[.U102])" office:value-type="float" office:value="0.635477582846004" calcext:value-type="float">
            <text:p>0.64</text:p>
          </table:table-cell>
          <table:table-cell table:style-name="ce8" table:formula="of:=2*[.V101]*[.V102]/([.V101]+[.V102])" office:value-type="float" office:value="0.0827586206896552" calcext:value-type="float">
            <text:p>0.08</text:p>
          </table:table-cell>
          <table:table-cell table:style-name="ce8" table:formula="of:=2*[.W101]*[.W102]/([.W101]+[.W102])" office:value-type="float" office:value="0.0383386581469648" calcext:value-type="float">
            <text:p>0.04</text:p>
          </table:table-cell>
          <table:table-cell table:style-name="ce8" table:formula="of:=2*[.X101]*[.X102]/([.X101]+[.X102])" office:value-type="float" office:value="0.131506849315069" calcext:value-type="float">
            <text:p>0.1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B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string" calcext:value-type="string">
            <text:p>MCC</text:p>
          </table:table-cell>
          <table:table-cell table:style-name="ce8" table:formula="of:=([.P98]*[.P99]-[.P96]*[.P97])/SQRT(([.P98]+[.P96])*([.P98]+[.P97])*([.P99]+[.P96])*([.P99]+[.P97]))" office:value-type="float" office:value="0.204659626294869" calcext:value-type="float">
            <text:p>0.20</text:p>
          </table:table-cell>
          <table:table-cell table:style-name="ce8" table:formula="of:=([.Q98]*[.Q99]-[.Q96]*[.Q97])/SQRT(([.Q98]+[.Q96])*([.Q98]+[.Q97])*([.Q99]+[.Q96])*([.Q99]+[.Q97]))" office:value-type="float" office:value="0.190424749845323" calcext:value-type="float">
            <text:p>0.19</text:p>
          </table:table-cell>
          <table:table-cell table:style-name="ce8" table:formula="of:=([.R98]*[.R99]-[.R96]*[.R97])/SQRT(([.R98]+[.R96])*([.R98]+[.R97])*([.R99]+[.R96])*([.R99]+[.R97]))" office:value-type="float" office:value="0.129394402229322" calcext:value-type="float">
            <text:p>0.13</text:p>
          </table:table-cell>
          <table:table-cell table:style-name="ce8" table:formula="of:=([.S98]*[.S99]-[.S96]*[.S97])/SQRT(([.S98]+[.S96])*([.S98]+[.S97])*([.S99]+[.S96])*([.S99]+[.S97]))" office:value-type="float" office:value="0.162408401627971" calcext:value-type="float">
            <text:p>0.16</text:p>
          </table:table-cell>
          <table:table-cell table:style-name="ce8" table:formula="of:=([.T98]*[.T99]-[.T96]*[.T97])/SQRT(([.T98]+[.T96])*([.T98]+[.T97])*([.T99]+[.T96])*([.T99]+[.T97]))" office:value-type="float" office:value="0.212344019247759" calcext:value-type="float">
            <text:p>0.21</text:p>
          </table:table-cell>
          <table:table-cell table:style-name="ce8" table:formula="of:=([.U98]*[.U99]-[.U96]*[.U97])/SQRT(([.U98]+[.U96])*([.U98]+[.U97])*([.U99]+[.U96])*([.U99]+[.U97]))" office:value-type="float" office:value="0.2598179869351" calcext:value-type="float">
            <text:p>0.26</text:p>
          </table:table-cell>
          <table:table-cell table:style-name="ce8" table:formula="of:=([.V98]*[.V99]-[.V96]*[.V97])/SQRT(([.V98]+[.V96])*([.V98]+[.V97])*([.V99]+[.V96])*([.V99]+[.V97]))" office:value-type="float" office:value="0.00719133122021698" calcext:value-type="float">
            <text:p>0.01</text:p>
          </table:table-cell>
          <table:table-cell table:style-name="ce8" table:formula="of:=([.W98]*[.W99]-[.W96]*[.W97])/SQRT(([.W98]+[.W96])*([.W98]+[.W97])*([.W99]+[.W96])*([.W99]+[.W97]))" office:value-type="float" office:value="-0.247124975244297" calcext:value-type="float">
            <text:p>-0.25</text:p>
          </table:table-cell>
          <table:table-cell table:style-name="ce8" table:formula="of:=([.X98]*[.X99]-[.X96]*[.X97])/SQRT(([.X98]+[.X96])*([.X98]+[.X97])*([.X99]+[.X96])*([.X99]+[.X97]))" office:value-type="float" office:value="-0.273977707804785" calcext:value-type="float">
            <text:p>-0.2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B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SCO</text:p>
          </table:table-cell>
          <table:table-cell office:value-type="float" office:value="226" calcext:value-type="float">
            <text:p>226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SCO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tn</text:p>
          </table:table-cell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SCO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FP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SCO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FN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MCSA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TP</text:p>
          </table:table-cell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MCSA</text:p>
          </table:table-cell>
          <table:table-cell office:value-type="float" office:value="151" calcext:value-type="float">
            <text:p>151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accuracy</text:p>
          </table:table-cell>
          <table:table-cell table:style-name="ce4" office:value-type="float" office:value="0.602385685884692" calcext:value-type="float">
            <text:p>0.60</text:p>
          </table:table-cell>
          <table:table-cell table:style-name="ce4" office:value-type="float" office:value="0.594433399602386" calcext:value-type="float">
            <text:p>0.59</text:p>
          </table:table-cell>
          <table:table-cell table:style-name="ce4" office:value-type="float" office:value="0.556660039761431" calcext:value-type="float">
            <text:p>0.56</text:p>
          </table:table-cell>
          <table:table-cell table:style-name="ce4" office:value-type="float" office:value="0.575396825396825" calcext:value-type="float">
            <text:p>0.58</text:p>
          </table:table-cell>
          <table:table-cell table:style-name="ce4" office:value-type="float" office:value="0.59009900990099" calcext:value-type="float">
            <text:p>0.59</text:p>
          </table:table-cell>
          <table:table-cell table:style-name="ce4" office:value-type="float" office:value="0.62970297029703" calcext:value-type="float">
            <text:p>0.63</text:p>
          </table:table-cell>
          <table:table-cell table:style-name="ce4" office:value-type="float" office:value="0.47534516765286" calcext:value-type="float">
            <text:p>0.48</text:p>
          </table:table-cell>
          <table:table-cell table:style-name="ce4" office:value-type="float" office:value="0.406311637080868" calcext:value-type="float">
            <text:p>0.41</text:p>
          </table:table-cell>
          <table:table-cell table:style-name="ce4" office:value-type="float" office:value="0.374753451676529" calcext:value-type="float">
            <text:p>0.37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MCSA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Precision</text:p>
          </table:table-cell>
          <table:table-cell table:style-name="ce4" office:value-type="float" office:value="0.597173144876325" calcext:value-type="float">
            <text:p>0.60</text:p>
          </table:table-cell>
          <table:table-cell table:style-name="ce4" office:value-type="float" office:value="0.609442060085837" calcext:value-type="float">
            <text:p>0.61</text:p>
          </table:table-cell>
          <table:table-cell table:style-name="ce4" office:value-type="float" office:value="0.605263157894737" calcext:value-type="float">
            <text:p>0.61</text:p>
          </table:table-cell>
          <table:table-cell table:style-name="ce4" office:value-type="float" office:value="0.617801047120419" calcext:value-type="float">
            <text:p>0.62</text:p>
          </table:table-cell>
          <table:table-cell table:style-name="ce4" office:value-type="float" office:value="0.679738562091503" calcext:value-type="float">
            <text:p>0.68</text:p>
          </table:table-cell>
          <table:table-cell table:style-name="ce4" office:value-type="float" office:value="0.649402390438247" calcext:value-type="float">
            <text:p>0.65</text:p>
          </table:table-cell>
          <table:table-cell table:style-name="ce4" office:value-type="float" office:value="0.545454545454545" calcext:value-type="float">
            <text:p>0.55</text:p>
          </table:table-cell>
          <table:table-cell table:style-name="ce4" office:value-type="float" office:value="0.133333333333333" calcext:value-type="float">
            <text:p>0.13</text:p>
          </table:table-cell>
          <table:table-cell table:style-name="ce4" office:value-type="float" office:value="0.247422680412371" calcext:value-type="float">
            <text:p>0.2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MCSA</text:p>
          </table:table-cell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Recall</text:p>
          </table:table-cell>
          <table:table-cell table:style-name="ce4" office:value-type="float" office:value="0.662745098039216" calcext:value-type="float">
            <text:p>0.66</text:p>
          </table:table-cell>
          <table:table-cell table:style-name="ce4" office:value-type="float" office:value="0.556862745098039" calcext:value-type="float">
            <text:p>0.56</text:p>
          </table:table-cell>
          <table:table-cell table:style-name="ce4" office:value-type="float" office:value="0.36078431372549" calcext:value-type="float">
            <text:p>0.36</text:p>
          </table:table-cell>
          <table:table-cell table:style-name="ce4" office:value-type="float" office:value="0.455598455598456" calcext:value-type="float">
            <text:p>0.46</text:p>
          </table:table-cell>
          <table:table-cell table:style-name="ce4" office:value-type="float" office:value="0.396946564885496" calcext:value-type="float">
            <text:p>0.40</text:p>
          </table:table-cell>
          <table:table-cell table:style-name="ce4" office:value-type="float" office:value="0.622137404580153" calcext:value-type="float">
            <text:p>0.62</text:p>
          </table:table-cell>
          <table:table-cell table:style-name="ce4" office:value-type="float" office:value="0.0447761194029851" calcext:value-type="float">
            <text:p>0.04</text:p>
          </table:table-cell>
          <table:table-cell table:style-name="ce4" office:value-type="float" office:value="0.0223880597014925" calcext:value-type="float">
            <text:p>0.02</text:p>
          </table:table-cell>
          <table:table-cell table:style-name="ce4" office:value-type="float" office:value="0.0895522388059701" calcext:value-type="float">
            <text:p>0.0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MZN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F1</text:p>
          </table:table-cell>
          <table:table-cell table:style-name="ce4" office:value-type="float" office:value="0.628252788104089" calcext:value-type="float">
            <text:p>0.63</text:p>
          </table:table-cell>
          <table:table-cell table:style-name="ce4" office:value-type="float" office:value="0.581967213114754" calcext:value-type="float">
            <text:p>0.58</text:p>
          </table:table-cell>
          <table:table-cell table:style-name="ce4" office:value-type="float" office:value="0.452088452088452" calcext:value-type="float">
            <text:p>0.45</text:p>
          </table:table-cell>
          <table:table-cell table:style-name="ce4" office:value-type="float" office:value="0.524444444444444" calcext:value-type="float">
            <text:p>0.52</text:p>
          </table:table-cell>
          <table:table-cell table:style-name="ce4" office:value-type="float" office:value="0.501204819277108" calcext:value-type="float">
            <text:p>0.50</text:p>
          </table:table-cell>
          <table:table-cell table:style-name="ce4" office:value-type="float" office:value="0.635477582846004" calcext:value-type="float">
            <text:p>0.64</text:p>
          </table:table-cell>
          <table:table-cell table:style-name="ce4" office:value-type="float" office:value="0.0827586206896552" calcext:value-type="float">
            <text:p>0.08</text:p>
          </table:table-cell>
          <table:table-cell table:style-name="ce4" office:value-type="float" office:value="0.0383386581469648" calcext:value-type="float">
            <text:p>0.04</text:p>
          </table:table-cell>
          <table:table-cell table:style-name="ce4" office:value-type="float" office:value="0.131506849315069" calcext:value-type="float">
            <text:p>0.1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MZN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TC</text:p>
          </table:table-cell>
          <table:table-cell office:value-type="string" calcext:value-type="string">
            <text:p>MCC</text:p>
          </table:table-cell>
          <table:table-cell table:style-name="ce4" office:value-type="float" office:value="0.204659626294869" calcext:value-type="float">
            <text:p>0.20</text:p>
          </table:table-cell>
          <table:table-cell table:style-name="ce4" office:value-type="float" office:value="0.190424749845323" calcext:value-type="float">
            <text:p>0.19</text:p>
          </table:table-cell>
          <table:table-cell table:style-name="ce4" office:value-type="float" office:value="0.129394402229322" calcext:value-type="float">
            <text:p>0.13</text:p>
          </table:table-cell>
          <table:table-cell table:style-name="ce4" office:value-type="float" office:value="0.162408401627971" calcext:value-type="float">
            <text:p>0.16</text:p>
          </table:table-cell>
          <table:table-cell table:style-name="ce4" office:value-type="float" office:value="0.212344019247759" calcext:value-type="float">
            <text:p>0.21</text:p>
          </table:table-cell>
          <table:table-cell table:style-name="ce4" office:value-type="float" office:value="0.2598179869351" calcext:value-type="float">
            <text:p>0.26</text:p>
          </table:table-cell>
          <table:table-cell table:style-name="ce4" office:value-type="float" office:value="0.00719133122021698" calcext:value-type="float">
            <text:p>0.01</text:p>
          </table:table-cell>
          <table:table-cell table:style-name="ce4" office:value-type="float" office:value="-0.247124975244297" calcext:value-type="float">
            <text:p>-0.25</text:p>
          </table:table-cell>
          <table:table-cell table:style-name="ce4" office:value-type="float" office:value="-0.273977707804785" calcext:value-type="float">
            <text:p>-0.27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MZN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MZN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APL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APL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APL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APL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" office:value-type="string" calcext:value-type="string" table:number-columns-spanned="10" table:number-rows-spanned="1">
            <text:p>SNW</text:p>
          </table:table-cell>
          <table:covered-table-cell table:number-columns-repeated="9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APL</text:p>
          </table:table-cell>
          <table:table-cell office:value-type="float" office:value="0.716024339199066" calcext:value-type="float">
            <text:p>0.7160243392</text:p>
          </table:table-cell>
          <table:table-cell office:value-type="float" office:value="0.618661284446716" calcext:value-type="float">
            <text:p>0.6186612844</text:p>
          </table:table-cell>
          <table:table-cell office:value-type="float" office:value="0.720081150531769" calcext:value-type="float">
            <text:p>0.7200811505</text:p>
          </table:table-cell>
          <table:table-cell office:value-type="float" office:value="0.707910776138306" calcext:value-type="float">
            <text:p>0.7079107761</text:p>
          </table:table-cell>
          <table:table-cell office:value-type="float" office:value="0.671399593353272" calcext:value-type="float">
            <text:p>0.6713995934</text:p>
          </table:table-cell>
          <table:table-cell office:value-type="float" office:value="0.610547661781311" calcext:value-type="float">
            <text:p>0.6105476618</text:p>
          </table:table-cell>
          <table:table-cell office:value-type="float" office:value="0.553971469402313" calcext:value-type="float">
            <text:p>0.5539714694</text:p>
          </table:table-cell>
          <table:table-cell office:value-type="float" office:value="0.55623722076416" calcext:value-type="float">
            <text:p>0.5562372208</text:p>
          </table:table-cell>
          <table:table-cell office:value-type="float" office:value="0.586912035942078" calcext:value-type="float">
            <text:p>0.58691203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MZN</text:p>
          </table:table-cell>
          <table:table-cell office:value-type="float" office:value="0.591549277305603" calcext:value-type="float">
            <text:p>0.5915492773</text:p>
          </table:table-cell>
          <table:table-cell office:value-type="float" office:value="0.57345974445343" calcext:value-type="float">
            <text:p>0.5734597445</text:p>
          </table:table-cell>
          <table:table-cell office:value-type="float" office:value="0.683962285518646" calcext:value-type="float">
            <text:p>0.6839622855</text:p>
          </table:table-cell>
          <table:table-cell office:value-type="float" office:value="0.652582168579102" calcext:value-type="float">
            <text:p>0.6525821686</text:p>
          </table:table-cell>
          <table:table-cell office:value-type="float" office:value="0.599056601524353" calcext:value-type="float">
            <text:p>0.5990566015</text:p>
          </table:table-cell>
          <table:table-cell office:value-type="float" office:value="0.710900485515595" calcext:value-type="float">
            <text:p>0.7109004855</text:p>
          </table:table-cell>
          <table:table-cell office:value-type="float" office:value="0.658767759799957" calcext:value-type="float">
            <text:p>0.6587677598</text:p>
          </table:table-cell>
          <table:table-cell office:value-type="float" office:value="0.410230782985687" calcext:value-type="float">
            <text:p>0.410230783</text:p>
          </table:table-cell>
          <table:table-cell office:value-type="float" office:value="0.407227729558945" calcext:value-type="float">
            <text:p>0.40722772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OOGL</text:p>
          </table:table-cell>
          <table:table-cell office:value-type="float" office:value="0.378205120563507" calcext:value-type="float">
            <text:p>0.3782051206</text:p>
          </table:table-cell>
          <table:table-cell office:value-type="float" office:value="0.464743584394455" calcext:value-type="float">
            <text:p>0.4647435844</text:p>
          </table:table-cell>
          <table:table-cell office:value-type="float" office:value="0.389776349067688" calcext:value-type="float">
            <text:p>0.3897763491</text:p>
          </table:table-cell>
          <table:table-cell office:value-type="float" office:value="0.437699675559998" calcext:value-type="float">
            <text:p>0.4376996756</text:p>
          </table:table-cell>
          <table:table-cell office:value-type="float" office:value="0.333333343267441" calcext:value-type="float">
            <text:p>0.3333333433</text:p>
          </table:table-cell>
          <table:table-cell office:value-type="float" office:value="0.51602566242218" calcext:value-type="float">
            <text:p>0.5160256624</text:p>
          </table:table-cell>
          <table:table-cell office:value-type="float" office:value="0.459807068109512" calcext:value-type="float">
            <text:p>0.4598070681</text:p>
          </table:table-cell>
          <table:table-cell office:value-type="float" office:value="0.456591635942459" calcext:value-type="float">
            <text:p>0.4565916359</text:p>
          </table:table-cell>
          <table:table-cell office:value-type="float" office:value="0.504950523376465" calcext:value-type="float">
            <text:p>0.5049505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SFT</text:p>
          </table:table-cell>
          <table:table-cell office:value-type="float" office:value="0.615541922290389" calcext:value-type="float">
            <text:p>0.6155419223</text:p>
          </table:table-cell>
          <table:table-cell office:value-type="float" office:value="0.601642710472279" calcext:value-type="float">
            <text:p>0.6016427105</text:p>
          </table:table-cell>
          <table:table-cell office:value-type="float" office:value="0.620901639344262" calcext:value-type="float">
            <text:p>0.6209016393</text:p>
          </table:table-cell>
          <table:table-cell office:value-type="float" office:value="0.705521472392638" calcext:value-type="float">
            <text:p>0.7055214724</text:p>
          </table:table-cell>
          <table:table-cell office:value-type="float" office:value="0.626283367556468" calcext:value-type="float">
            <text:p>0.6262833676</text:p>
          </table:table-cell>
          <table:table-cell office:value-type="float" office:value="0.601642710472279" calcext:value-type="float">
            <text:p>0.6016427105</text:p>
          </table:table-cell>
          <table:table-cell office:value-type="float" office:value="0.745379876796715" calcext:value-type="float">
            <text:p>0.7453798768</text:p>
          </table:table-cell>
          <table:table-cell office:value-type="float" office:value="0.697722567287785" calcext:value-type="float">
            <text:p>0.6977225673</text:p>
          </table:table-cell>
          <table:table-cell office:value-type="float" office:value="0.658995815899582" calcext:value-type="float">
            <text:p>0.65899581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B</text:p>
          </table:table-cell>
          <table:table-cell office:value-type="float" office:value="0.716292142868042" calcext:value-type="float">
            <text:p>0.7162921429</text:p>
          </table:table-cell>
          <table:table-cell office:value-type="float" office:value="0.567415714263916" calcext:value-type="float">
            <text:p>0.5674157143</text:p>
          </table:table-cell>
          <table:table-cell office:value-type="float" office:value="0.557422995567322" calcext:value-type="float">
            <text:p>0.5574229956</text:p>
          </table:table-cell>
          <table:table-cell office:value-type="float" office:value="0.5530726313591" calcext:value-type="float">
            <text:p>0.5530726314</text:p>
          </table:table-cell>
          <table:table-cell office:value-type="float" office:value="0.650838017463684" calcext:value-type="float">
            <text:p>0.6508380175</text:p>
          </table:table-cell>
          <table:table-cell office:value-type="float" office:value="0.642458081245422" calcext:value-type="float">
            <text:p>0.6424580812</text:p>
          </table:table-cell>
          <table:table-cell office:value-type="float" office:value="0.398876398801804" calcext:value-type="float">
            <text:p>0.3988763988</text:p>
          </table:table-cell>
          <table:table-cell office:value-type="float" office:value="0.586402237415314" calcext:value-type="float">
            <text:p>0.5864022374</text:p>
          </table:table-cell>
          <table:table-cell office:value-type="float" office:value="0.40114614367485" calcext:value-type="float">
            <text:p>0.40114614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INTC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99025344848633" calcext:value-type="float">
            <text:p>0.4990253448</text:p>
          </table:table-cell>
          <table:table-cell office:value-type="float" office:value="0.468871593475342" calcext:value-type="float">
            <text:p>0.4688715935</text:p>
          </table:table-cell>
          <table:table-cell office:value-type="float" office:value="0.58560311794281" calcext:value-type="float">
            <text:p>0.5856031179</text:p>
          </table:table-cell>
          <table:table-cell table:number-columns-repeated="2" office:value-type="float" office:value="0.478682160377502" calcext:value-type="float">
            <text:p>0.4786821604</text:p>
          </table:table-cell>
          <table:table-cell office:value-type="float" office:value="0.346899211406708" calcext:value-type="float">
            <text:p>0.3468992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SCO</text:p>
          </table:table-cell>
          <table:table-cell office:value-type="float" office:value="0.542145593869732" calcext:value-type="float">
            <text:p>0.5421455939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476653696498055" calcext:value-type="float">
            <text:p>0.4766536965</text:p>
          </table:table-cell>
          <table:table-cell office:value-type="float" office:value="0.468871595330739" calcext:value-type="float">
            <text:p>0.4688715953</text:p>
          </table:table-cell>
          <table:table-cell office:value-type="float" office:value="0.464980544747082" calcext:value-type="float">
            <text:p>0.4649805447</text:p>
          </table:table-cell>
          <table:table-cell office:value-type="float" office:value="0.36046511627907" calcext:value-type="float">
            <text:p>0.3604651163</text:p>
          </table:table-cell>
          <table:table-cell office:value-type="float" office:value="0.534883720930232" calcext:value-type="float">
            <text:p>0.5348837209</text:p>
          </table:table-cell>
          <table:table-cell office:value-type="float" office:value="0.517441860465116" calcext:value-type="float">
            <text:p>0.51744186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MCSA</text:p>
          </table:table-cell>
          <table:table-cell table:style-name="ce7" table:formula="of:=([.C135]+[.C136])/SUM([.C133:.C136])" office:value-type="float" office:value="0.449849638766382" calcext:value-type="float">
            <text:p>0.449849639</text:p>
          </table:table-cell>
          <table:table-cell table:style-name="ce7" table:formula="of:=([.D135]+[.D136])/SUM([.D133:.D136])" office:value-type="float" office:value="0.444523671548897" calcext:value-type="float">
            <text:p>0.444523672</text:p>
          </table:table-cell>
          <table:table-cell table:style-name="ce7" table:formula="of:=([.E135]+[.E136])/SUM([.E133:.E136])" office:value-type="float" office:value="0.449191094591928" calcext:value-type="float">
            <text:p>0.449191095</text:p>
          </table:table-cell>
          <table:table-cell table:style-name="ce7" table:formula="of:=([.F135]+[.F136])/SUM([.F133:.F136])" office:value-type="float" office:value="0.436687449556982" calcext:value-type="float">
            <text:p>0.436687450</text:p>
          </table:table-cell>
          <table:table-cell table:style-name="ce7" table:formula="of:=([.G135]+[.G136])/SUM([.G133:.G136])" office:value-type="float" office:value="0.423386242160218" calcext:value-type="float">
            <text:p>0.423386242</text:p>
          </table:table-cell>
          <table:table-cell table:style-name="ce7" table:formula="of:=([.H135]+[.H136])/SUM([.H133:.H136])" office:value-type="float" office:value="0.457833607872293" calcext:value-type="float">
            <text:p>0.457833608</text:p>
          </table:table-cell>
          <table:table-cell table:style-name="ce7" table:formula="of:=([.I135]+[.I136])/SUM([.I133:.I136])" office:value-type="float" office:value="0.423084488127733" calcext:value-type="float">
            <text:p>0.423084488</text:p>
          </table:table-cell>
          <table:table-cell table:style-name="ce7" table:formula="of:=([.J135]+[.J136])/SUM([.J133:.J136])" office:value-type="float" office:value="0.441123728045158" calcext:value-type="float">
            <text:p>0.441123728</text:p>
          </table:table-cell>
          <table:table-cell table:style-name="ce7" table:formula="of:=([.K135]+[.K136])/SUM([.K133:.K136])" office:value-type="float" office:value="0.449128964895195" calcext:value-type="float">
            <text:p>0.4491289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VDA</text:p>
          </table:table-cell>
          <table:table-cell office:value-type="float" office:value="0.609406952965235" calcext:value-type="float">
            <text:p>0.609406953</text:p>
          </table:table-cell>
          <table:table-cell office:value-type="float" office:value="0.558282208588957" calcext:value-type="float">
            <text:p>0.5582822086</text:p>
          </table:table-cell>
          <table:table-cell office:value-type="float" office:value="0.515337423312883" calcext:value-type="float">
            <text:p>0.5153374233</text:p>
          </table:table-cell>
          <table:table-cell office:value-type="float" office:value="0.562118126272912" calcext:value-type="float">
            <text:p>0.5621181263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14910536779324" calcext:value-type="float">
            <text:p>0.5149105368</text:p>
          </table:table-cell>
          <table:table-cell office:value-type="float" office:value="0.397148676171079" calcext:value-type="float">
            <text:p>0.3971486762</text:p>
          </table:table-cell>
          <table:table-cell office:value-type="float" office:value="0.541922290388548" calcext:value-type="float">
            <text:p>0.5419222904</text:p>
          </table:table-cell>
          <table:table-cell office:value-type="float" office:value="0.440993788819876" calcext:value-type="float">
            <text:p>0.44099378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FLX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424124513618677" calcext:value-type="float">
            <text:p>0.4241245136</text:p>
          </table:table-cell>
          <table:table-cell office:value-type="float" office:value="0.455252918287938" calcext:value-type="float">
            <text:p>0.4552529183</text:p>
          </table:table-cell>
          <table:table-cell office:value-type="float" office:value="0.398832684824903" calcext:value-type="float">
            <text:p>0.3988326848</text:p>
          </table:table-cell>
          <table:table-cell office:value-type="float" office:value="0.593023255813954" calcext:value-type="float">
            <text:p>0.5930232558</text:p>
          </table:table-cell>
          <table:table-cell office:value-type="float" office:value="0.565891472868217" calcext:value-type="float">
            <text:p>0.5658914729</text:p>
          </table:table-cell>
          <table:table-cell office:value-type="float" office:value="0.494186046511628" calcext:value-type="float">
            <text:p>0.49418604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APL</text:p>
          </table:table-cell>
          <table:table-cell office:value-type="float" office:value="0.411356006348255" calcext:value-type="float">
            <text:p>0.4113560063</text:p>
          </table:table-cell>
          <table:table-cell office:value-type="float" office:value="0.175594468448042" calcext:value-type="float">
            <text:p>0.1755944684</text:p>
          </table:table-cell>
          <table:table-cell office:value-type="float" office:value="0.440718875083741" calcext:value-type="float">
            <text:p>0.4407188751</text:p>
          </table:table-cell>
          <table:table-cell office:value-type="float" office:value="0.434029456188258" calcext:value-type="float">
            <text:p>0.4340294562</text:p>
          </table:table-cell>
          <table:table-cell office:value-type="float" office:value="0.323937478769027" calcext:value-type="float">
            <text:p>0.3239374788</text:p>
          </table:table-cell>
          <table:table-cell office:value-type="float" office:value="0.195060966079339" calcext:value-type="float">
            <text:p>0.1950609661</text:p>
          </table:table-cell>
          <table:table-cell office:value-type="float" office:value="-0.00078175604763643" calcext:value-type="float">
            <text:p>-0.000781756</text:p>
          </table:table-cell>
          <table:table-cell office:value-type="float" office:value="-0.0385652079465279" calcext:value-type="float">
            <text:p>-0.0385652079</text:p>
          </table:table-cell>
          <table:table-cell office:value-type="float" office:value="0.13795589034858" calcext:value-type="float">
            <text:p>0.13795589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AMZN</text:p>
          </table:table-cell>
          <table:table-cell office:value-type="float" office:value="-0.0478406201444798" calcext:value-type="float">
            <text:p>-0.0478406201</text:p>
          </table:table-cell>
          <table:table-cell office:value-type="float" office:value="0.0693602592882624" calcext:value-type="float">
            <text:p>0.0693602593</text:p>
          </table:table-cell>
          <table:table-cell office:value-type="float" office:value="0.345033020711716" calcext:value-type="float">
            <text:p>0.3450330207</text:p>
          </table:table-cell>
          <table:table-cell office:value-type="float" office:value="0.123888211695575" calcext:value-type="float">
            <text:p>0.1238882117</text:p>
          </table:table-cell>
          <table:table-cell office:value-type="float" office:value="0.411678916182802" calcext:value-type="float">
            <text:p>0.4116789162</text:p>
          </table:table-cell>
          <table:table-cell office:value-type="float" office:value="0.313161676045787" calcext:value-type="float">
            <text:p>0.313161676</text:p>
          </table:table-cell>
          <table:table-cell office:value-type="float" office:value="0.256682102023679" calcext:value-type="float">
            <text:p>0.256682102</text:p>
          </table:table-cell>
          <table:table-cell office:value-type="float" office:value="-0.0532814089026815" calcext:value-type="float">
            <text:p>-0.0532814089</text:p>
          </table:table-cell>
          <table:table-cell office:value-type="float" office:value="-0.0602871647643594" calcext:value-type="float">
            <text:p>-0.06028716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GOOGL</text:p>
          </table:table-cell>
          <table:table-cell office:value-type="float" office:value="-0.187953228449585" calcext:value-type="float">
            <text:p>-0.1879532284</text:p>
          </table:table-cell>
          <table:table-cell office:value-type="float" office:value="-0.02572525770113" calcext:value-type="float">
            <text:p>-0.0257252577</text:p>
          </table:table-cell>
          <table:table-cell office:value-type="float" office:value="-0.294288353995786" calcext:value-type="float">
            <text:p>-0.294288354</text:p>
          </table:table-cell>
          <table:table-cell office:value-type="float" office:value="-0.15332436899262" calcext:value-type="float">
            <text:p>-0.153324369</text:p>
          </table:table-cell>
          <table:table-cell office:value-type="float" office:value="-0.389984474903545" calcext:value-type="float">
            <text:p>-0.3899844749</text:p>
          </table:table-cell>
          <table:table-cell office:value-type="float" office:value="0.0317988352155124" calcext:value-type="float">
            <text:p>0.0317988352</text:p>
          </table:table-cell>
          <table:table-cell office:value-type="float" office:value="-0.317590527000795" calcext:value-type="float">
            <text:p>-0.317590527</text:p>
          </table:table-cell>
          <table:table-cell office:value-type="float" office:value="-0.178198602155187" calcext:value-type="float">
            <text:p>-0.1781986022</text:p>
          </table:table-cell>
          <table:table-cell office:value-type="float" office:value="-0.011224087632373" calcext:value-type="float">
            <text:p>-0.0112240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MSFT</text:p>
          </table:table-cell>
          <table:table-cell office:value-type="float" office:value="0.0525452333136704" calcext:value-type="float">
            <text:p>0.0525452333</text:p>
          </table:table-cell>
          <table:table-cell office:value-type="float" office:value="0.287724041697302" calcext:value-type="float">
            <text:p>0.2877240417</text:p>
          </table:table-cell>
          <table:table-cell office:value-type="float" office:value="0.165242765274058" calcext:value-type="float">
            <text:p>0.1652427653</text:p>
          </table:table-cell>
          <table:table-cell office:value-type="float" office:value="0.331185709100074" calcext:value-type="float">
            <text:p>0.3311857091</text:p>
          </table:table-cell>
          <table:table-cell office:value-type="float" office:value="0.231257196882903" calcext:value-type="float">
            <text:p>0.2312571969</text:p>
          </table:table-cell>
          <table:table-cell office:value-type="float" office:value="0.0479465210963525" calcext:value-type="float">
            <text:p>0.0479465211</text:p>
          </table:table-cell>
          <table:table-cell office:value-type="float" office:value="0.333731702580331" calcext:value-type="float">
            <text:p>0.3337317026</text:p>
          </table:table-cell>
          <table:table-cell office:value-type="float" office:value="0.13615660883496" calcext:value-type="float">
            <text:p>0.1361566088</text:p>
          </table:table-cell>
          <table:table-cell office:value-type="float" office:value="-0.0207816977110676" calcext:value-type="float">
            <text:p>-0.02078169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FB</text:p>
          </table:table-cell>
          <table:table-cell office:value-type="float" office:value="0.46691703547653" calcext:value-type="float">
            <text:p>0.4669170355</text:p>
          </table:table-cell>
          <table:table-cell office:value-type="float" office:value="0.0982887315351912" calcext:value-type="float">
            <text:p>0.0982887315</text:p>
          </table:table-cell>
          <table:table-cell office:value-type="float" office:value="0.069216998875171" calcext:value-type="float">
            <text:p>0.0692169989</text:p>
          </table:table-cell>
          <table:table-cell office:value-type="float" office:value="0.139909171586453" calcext:value-type="float">
            <text:p>0.1399091716</text:p>
          </table:table-cell>
          <table:table-cell office:value-type="float" office:value="0.275198380922184" calcext:value-type="float">
            <text:p>0.2751983809</text:p>
          </table:table-cell>
          <table:table-cell office:value-type="float" office:value="0.291523212536021" calcext:value-type="float">
            <text:p>0.2915232125</text:p>
          </table:table-cell>
          <table:table-cell office:value-type="float" office:value="-0.193362044486252" calcext:value-type="float">
            <text:p>-0.1933620445</text:p>
          </table:table-cell>
          <table:table-cell office:value-type="float" office:value="0.201622680703388" calcext:value-type="float">
            <text:p>0.2016226807</text:p>
          </table:table-cell>
          <table:table-cell office:value-type="float" office:value="-0.0501099798139061" calcext:value-type="float">
            <text:p>-0.05010997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INTC</text:p>
          </table:table-cell>
          <table:table-cell office:value-type="float" office:value="0.108505367989585" calcext:value-type="float">
            <text:p>0.108505368</text:p>
          </table:table-cell>
          <table:table-cell office:value-type="float" office:value="0.151484002479869" calcext:value-type="float">
            <text:p>0.1514840025</text:p>
          </table:table-cell>
          <table:table-cell office:value-type="float" office:value="0.31310431516131" calcext:value-type="float">
            <text:p>0.3131043152</text:p>
          </table:table-cell>
          <table:table-cell office:value-type="float" office:value="0.0117063834411347" calcext:value-type="float">
            <text:p>0.0117063834</text:p>
          </table:table-cell>
          <table:table-cell office:value-type="float" office:value="-0.0817600098264514" calcext:value-type="float">
            <text:p>-0.0817600098</text:p>
          </table:table-cell>
          <table:table-cell office:value-type="float" office:value="0.176050929696078" calcext:value-type="float">
            <text:p>0.1760509297</text:p>
          </table:table-cell>
          <table:table-cell office:value-type="float" office:value="-0.0296473403223589" calcext:value-type="float">
            <text:p>-0.0296473403</text:p>
          </table:table-cell>
          <table:table-cell office:value-type="float" office:value="-0.0335147713776913" calcext:value-type="float">
            <text:p>-0.0335147714</text:p>
          </table:table-cell>
          <table:table-cell office:value-type="float" office:value="-0.363706871589603" calcext:value-type="float">
            <text:p>-0.36370687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SCO</text:p>
          </table:table-cell>
          <table:table-cell office:value-type="float" office:value="0.0376250915234247" calcext:value-type="float">
            <text:p>0.0376250915</text:p>
          </table:table-cell>
          <table:table-cell office:value-type="float" office:value="0.168282250411371" calcext:value-type="float">
            <text:p>0.1682822504</text:p>
          </table:table-cell>
          <table:table-cell office:value-type="float" office:value="0.136715675109977" calcext:value-type="float">
            <text:p>0.1367156751</text:p>
          </table:table-cell>
          <table:table-cell office:value-type="float" office:value="0.288923740668884" calcext:value-type="float">
            <text:p>0.2889237407</text:p>
          </table:table-cell>
          <table:table-cell office:value-type="float" office:value="-0.0678003087681847" calcext:value-type="float">
            <text:p>-0.0678003088</text:p>
          </table:table-cell>
          <table:table-cell office:value-type="float" office:value="0.107583843369779" calcext:value-type="float">
            <text:p>0.1075838434</text:p>
          </table:table-cell>
          <table:table-cell office:value-type="float" office:value="-0.108291765358475" calcext:value-type="float">
            <text:p>-0.1082917654</text:p>
          </table:table-cell>
          <table:table-cell office:value-type="float" office:value="0.124133167356151" calcext:value-type="float">
            <text:p>0.1241331674</text:p>
          </table:table-cell>
          <table:table-cell office:value-type="float" office:value="0.0154905934260515" calcext:value-type="float">
            <text:p>0.01549059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CMCSA</text:p>
          </table:table-cell>
          <table:table-cell office:value-type="float" office:value="0.0639861695639618" calcext:value-type="float">
            <text:p>0.0639861696</text:p>
          </table:table-cell>
          <table:table-cell office:value-type="float" office:value="0.148804332971317" calcext:value-type="float">
            <text:p>0.148804333</text:p>
          </table:table-cell>
          <table:table-cell office:value-type="float" office:value="0.204623253600959" calcext:value-type="float">
            <text:p>0.2046232536</text:p>
          </table:table-cell>
          <table:table-cell office:value-type="float" office:value="0.183400080244587" calcext:value-type="float">
            <text:p>0.1834000802</text:p>
          </table:table-cell>
          <table:table-cell office:value-type="float" office:value="0.190678167320245" calcext:value-type="float">
            <text:p>0.1906781673</text:p>
          </table:table-cell>
          <table:table-cell office:value-type="float" office:value="-0.130490272100459" calcext:value-type="float">
            <text:p>-0.1304902721</text:p>
          </table:table-cell>
          <table:table-cell office:value-type="float" office:value="0.0219121468756621" calcext:value-type="float">
            <text:p>0.0219121469</text:p>
          </table:table-cell>
          <table:table-cell office:value-type="float" office:value="-0.0895664376210899" calcext:value-type="float">
            <text:p>-0.0895664376</text:p>
          </table:table-cell>
          <table:table-cell office:value-type="float" office:value="-0.0925060295531022" calcext:value-type="float">
            <text:p>-0.09250602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VDA</text:p>
          </table:table-cell>
          <table:table-cell office:value-type="float" office:value="0.197697956311836" calcext:value-type="float">
            <text:p>0.1976979563</text:p>
          </table:table-cell>
          <table:table-cell office:value-type="float" office:value="0.0826743904968497" calcext:value-type="float">
            <text:p>0.0826743905</text:p>
          </table:table-cell>
          <table:table-cell office:value-type="float" office:value="-0.0249273402935625" calcext:value-type="float">
            <text:p>-0.0249273403</text:p>
          </table:table-cell>
          <table:table-cell office:value-type="float" office:value="0.110344718371477" calcext:value-type="float">
            <text:p>0.1103447184</text:p>
          </table:table-cell>
          <table:table-cell office:value-type="float" office:value="0.118647329163639" calcext:value-type="float">
            <text:p>0.1186473292</text:p>
          </table:table-cell>
          <table:table-cell office:value-type="float" office:value="0.0381309022442591" calcext:value-type="float">
            <text:p>0.0381309022</text:p>
          </table:table-cell>
          <table:table-cell office:value-type="float" office:value="0.0228729566293079" calcext:value-type="float">
            <text:p>0.0228729566</text:p>
          </table:table-cell>
          <table:table-cell office:value-type="float" office:value="0.0178719833934519" calcext:value-type="float">
            <text:p>0.0178719834</text:p>
          </table:table-cell>
          <table:table-cell office:value-type="float" office:value="0.00341103781327567" calcext:value-type="float">
            <text:p>0.00341103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NFLX</text:p>
          </table:table-cell>
          <table:table-cell office:value-type="float" office:value="0.167841938276812" calcext:value-type="float">
            <text:p>0.1678419383</text:p>
          </table:table-cell>
          <table:table-cell office:value-type="float" office:value="0.163594388378375" calcext:value-type="float">
            <text:p>0.1635943884</text:p>
          </table:table-cell>
          <table:table-cell office:value-type="float" office:value="-0.057435033156686" calcext:value-type="float">
            <text:p>-0.0574350332</text:p>
          </table:table-cell>
          <table:table-cell office:value-type="float" office:value="-0.0753106455320341" calcext:value-type="float">
            <text:p>-0.0753106455</text:p>
          </table:table-cell>
          <table:table-cell office:value-type="float" office:value="0.0215860579509481" calcext:value-type="float">
            <text:p>0.021586058</text:p>
          </table:table-cell>
          <table:table-cell office:value-type="float" office:value="-0.152240931054213" calcext:value-type="float">
            <text:p>-0.1522409311</text:p>
          </table:table-cell>
          <table:table-cell office:value-type="float" office:value="-0.0858983066735423" calcext:value-type="float">
            <text:p>-0.0858983067</text:p>
          </table:table-cell>
          <table:table-cell office:value-type="float" office:value="0.103072695882425" calcext:value-type="float">
            <text:p>0.1030726959</text:p>
          </table:table-cell>
          <table:table-cell office:value-type="float" office:value="-0.0110074705696402" calcext:value-type="float">
            <text:p>-0.0110074706</text:p>
          </table:table-cell>
          <table:table-cell table:number-columns-repeated="1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SNW</text:p>
          </table:table-cell>
          <table:table-cell table:formula="of:=AVERAGE([.C140:.C149])" office:value-type="float" office:value="0.127068095021001" calcext:value-type="float">
            <text:p>0.127068095</text:p>
          </table:table-cell>
          <table:table-cell table:formula="of:=AVERAGE([.D140:.D149])" office:value-type="float" office:value="0.132008160800545" calcext:value-type="float">
            <text:p>0.1320081608</text:p>
          </table:table-cell>
          <table:table-cell table:formula="of:=AVERAGE([.E140:.E149])" office:value-type="float" office:value="0.12980041763709" calcext:value-type="float">
            <text:p>0.1298004176</text:p>
          </table:table-cell>
          <table:table-cell table:formula="of:=AVERAGE([.F140:.F149])" office:value-type="float" office:value="0.139475245677179" calcext:value-type="float">
            <text:p>0.1394752457</text:p>
          </table:table-cell>
          <table:table-cell table:formula="of:=AVERAGE([.G140:.G149])" office:value-type="float" office:value="0.103343873369357" calcext:value-type="float">
            <text:p>0.1033438734</text:p>
          </table:table-cell>
          <table:table-cell table:formula="of:=AVERAGE([.H140:.H149])" office:value-type="float" office:value="0.0918525683128456" calcext:value-type="float">
            <text:p>0.0918525683</text:p>
          </table:table-cell>
          <table:table-cell table:formula="of:=AVERAGE([.I140:.I149])" office:value-type="float" office:value="-0.010037283178008" calcext:value-type="float">
            <text:p>-0.0100372832</text:p>
          </table:table-cell>
          <table:table-cell table:formula="of:=AVERAGE([.J140:.J149])" office:value-type="float" office:value="0.0189730708167198" calcext:value-type="float">
            <text:p>0.0189730708</text:p>
          </table:table-cell>
          <table:table-cell table:formula="of:=AVERAGE([.K140:.K149])" office:value-type="float" office:value="-0.0452765780046144" calcext:value-type="float">
            <text:p>-0.045276578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SNW</text:p>
          </table:table-cell>
          <table:table-cell table:formula="of:=AVERAGE([.C130:.C139])" office:value-type="float" office:value="0.573815561282796" calcext:value-type="float">
            <text:p>0.5738155613</text:p>
          </table:table-cell>
          <table:table-cell table:formula="of:=AVERAGE([.D130:.D139])" office:value-type="float" office:value="0.536388516816865" calcext:value-type="float">
            <text:p>0.5363885168</text:p>
          </table:table-cell>
          <table:table-cell table:formula="of:=AVERAGE([.E130:.E139])" office:value-type="float" office:value="0.54112823129345" calcext:value-type="float">
            <text:p>0.5411282313</text:p>
          </table:table-cell>
          <table:table-cell table:formula="of:=AVERAGE([.F130:.F139])" office:value-type="float" office:value="0.54553958548244" calcext:value-type="float">
            <text:p>0.5455395855</text:p>
          </table:table-cell>
          <table:table-cell table:formula="of:=AVERAGE([.G130:.G139])" office:value-type="float" office:value="0.525826888217555" calcext:value-type="float">
            <text:p>0.5258268882</text:p>
          </table:table-cell>
          <table:table-cell table:formula="of:=AVERAGE([.H130:.H139])" office:value-type="float" office:value="0.55037350936032" calcext:value-type="float">
            <text:p>0.5503735094</text:p>
          </table:table-cell>
          <table:table-cell table:formula="of:=AVERAGE([.I130:.I139])" office:value-type="float" office:value="0.506920626967964" calcext:value-type="float">
            <text:p>0.506920627</text:p>
          </table:table-cell>
          <table:table-cell table:formula="of:=AVERAGE([.J130:.J139])" office:value-type="float" office:value="0.526968781700506" calcext:value-type="float">
            <text:p>0.5269687817</text:p>
          </table:table-cell>
          <table:table-cell table:formula="of:=AVERAGE([.K130:.K139])" office:value-type="float" office:value="0.480788212055044" calcext:value-type="float">
            <text:p>0.4807882121</text:p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VDA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VDA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VDA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VDA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286" calcext:value-type="float">
            <text:p>286</text:p>
          </table:table-cell>
          <table:table-cell office:value-type="float" office:value="108" calcext:value-type="float">
            <text:p>108</text:p>
          </table:table-cell>
          <table:table-cell office:value-type="float" office:value="224" calcext:value-type="float">
            <text:p>2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NFLX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FLX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12"/>
          <table:table-cell table:style-name="ce7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NFLX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2"/>
          <table:table-cell table:style-name="ce7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NFLX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table:number-columns-repeated="12"/>
          <table:table-cell table:style-name="ce7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MSFT</text:p>
          </table:table-cell>
          <table:table-cell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07" calcext:value-type="float">
            <text:p>307</text:p>
          </table:table-cell>
          <table:table-cell table:number-columns-repeated="12"/>
          <table:table-cell table:style-name="ce7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SFT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" table:number-columns-repeated="10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MSFT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MSFT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NTC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INTC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INTC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INTC</text:p>
          </table:table-cell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GOOGL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OOGL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GOOG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GOOGL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B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B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B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B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SCO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SCO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CSCO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SCO</text:p>
          </table:table-cell>
          <table:table-cell office:value-type="float" office:value="165" calcext:value-type="float">
            <text:p>165</text:p>
          </table:table-cell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MZN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MZN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MZN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MZN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APL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APL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AAPL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AAPL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13"/>
        </table:table-row>
        <table:table-row table:style-name="ro1" table:number-rows-repeated="35">
          <table:table-cell table:number-columns-repeated="24"/>
        </table:table-row>
        <table:table-row table:style-name="ro1" table:number-rows-repeated="4">
          <table:table-cell table:number-columns-repeated="14"/>
          <table:table-cell table:style-name="ce7" table:number-columns-repeated="9"/>
          <table:table-cell/>
        </table:table-row>
        <table:table-row table:style-name="ro1">
          <table:table-cell table:number-columns-repeated="14"/>
          <table:table-cell table:style-name="ce7" table:number-columns-repeated="9"/>
          <table:table-cell/>
        </table:table-row>
      </table:table>
      <table:named-expressions/>
      <table:database-ranges>
        <table:database-range table:name="__Anonymous_Sheet_DB__0" table:target-range-address="Pres.A55:Pres.K12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Pres WeighCost'.A78:'Pres WeighCost'.K12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1:07:40.594595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1:08:54.319389212</dc:date>
    <meta:editing-duration>PT23H26M35S</meta:editing-duration>
    <meta:editing-cycles>35</meta:editing-cycles>
    <meta:generator>LibreOffice/5.1.6.2$Linux_X86_64 LibreOffice_project/10m0$Build-2</meta:generator>
    <meta:document-statistic meta:table-count="2" meta:cell-count="4256" meta:object-count="4"/>
  </office:meta>
</office:document-meta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9cm" svg:height="9.73cm" xlink:href=".." xlink:type="simple" chart:class="chart:line" chart:style-name="ch1">
        <chart:legend chart:legend-position="end" svg:x="18.156cm" svg:y="3.713cm" style:legend-expansion="high" chart:style-name="ch2"/>
        <chart:plot-area chart:style-name="ch3" table:cell-range-address="Pres.P28:Pres.X32 Pres.O29:Pres.O32" chart:data-source-has-labels="both" svg:x="0.415cm" svg:y="0.194cm" svg:width="17.326cm" svg:height="9.342cm">
          <chartooo:coordinate-region svg:x="1.619cm" svg:y="0.393cm" svg:width="15.935cm" svg:height="8.944cm"/>
          <chart:axis chart:dimension="x" chart:name="primary-x" chart:style-name="ch4" chartooo:axis-type="auto">
            <chartooo:date-scale/>
            <chart:categories table:cell-range-address="Pres.P28:Pres.X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es.P29:Pres.X29" chart:label-cell-address="Pres.O29:Pres.O29" chart:class="chart:line">
            <chart:data-point chart:repeated="9"/>
          </chart:series>
          <chart:series chart:style-name="ch8" chart:values-cell-range-address="Pres.P30:Pres.X30" chart:label-cell-address="Pres.O30:Pres.O30" chart:class="chart:line">
            <chart:data-point chart:repeated="9"/>
          </chart:series>
          <chart:series chart:style-name="ch9" chart:values-cell-range-address="Pres.P31:Pres.X31" chart:label-cell-address="Pres.O31:Pres.O31" chart:class="chart:line">
            <chart:data-point chart:repeated="9"/>
          </chart:series>
          <chart:series chart:style-name="ch10" chart:values-cell-range-address="Pres.P32:Pres.X32" chart:label-cell-address="Pres.O32:Pres.O3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Pres.P28:Pres.X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NW</text:p>
                <draw:g>
                  <svg:desc>Pres.O29:Pres.O29</svg:desc>
                </draw:g>
              </table:table-cell>
              <table:table-cell office:value-type="float" office:value="0.178571133660853">
                <text:p>0.178571133660853</text:p>
                <draw:g>
                  <svg:desc>Pres.P29:Pres.X29</svg:desc>
                </draw:g>
              </table:table-cell>
              <table:table-cell office:value-type="float" office:value="0.113337558184629">
                <text:p>0.113337558184629</text:p>
              </table:table-cell>
              <table:table-cell office:value-type="float" office:value="0.133542317594128">
                <text:p>0.133542317594128</text:p>
              </table:table-cell>
              <table:table-cell office:value-type="float" office:value="0.109744640773307">
                <text:p>0.109744640773307</text:p>
              </table:table-cell>
              <table:table-cell office:value-type="float" office:value="0.133786634011527">
                <text:p>0.133786634011527</text:p>
              </table:table-cell>
              <table:table-cell office:value-type="float" office:value="0.0566644799487137">
                <text:p>0.0566644799487137</text:p>
              </table:table-cell>
              <table:table-cell office:value-type="float" office:value="0.111555130678142">
                <text:p>0.111555130678142</text:p>
              </table:table-cell>
              <table:table-cell office:value-type="float" office:value="0.0532987474672838">
                <text:p>0.0532987474672838</text:p>
              </table:table-cell>
              <table:table-cell office:value-type="float" office:value="-0.00759626685162672">
                <text:p>-0.00759626685162672</text:p>
              </table:table-cell>
            </table:table-row>
            <table:table-row>
              <table:table-cell office:value-type="string">
                <text:p>SNW</text:p>
                <draw:g>
                  <svg:desc>Pres.O30:Pres.O30</svg:desc>
                </draw:g>
              </table:table-cell>
              <table:table-cell office:value-type="float" office:value="0.133510750442163">
                <text:p>0.133510750442163</text:p>
                <draw:g>
                  <svg:desc>Pres.P30:Pres.X30</svg:desc>
                </draw:g>
              </table:table-cell>
              <table:table-cell office:value-type="float" office:value="0.1540098863869">
                <text:p>0.1540098863869</text:p>
              </table:table-cell>
              <table:table-cell office:value-type="float" office:value="0.115136741412679">
                <text:p>0.115136741412679</text:p>
              </table:table-cell>
              <table:table-cell office:value-type="float" office:value="0.140050583392918">
                <text:p>0.140050583392918</text:p>
              </table:table-cell>
              <table:table-cell office:value-type="float" office:value="0.085697272465887">
                <text:p>0.085697272465887</text:p>
              </table:table-cell>
              <table:table-cell office:value-type="float" office:value="0.0549895612618504">
                <text:p>0.0549895612618504</text:p>
              </table:table-cell>
              <table:table-cell office:value-type="float" office:value="-0.0061131670126267">
                <text:p>-0.0061131670126267</text:p>
              </table:table-cell>
              <table:table-cell office:value-type="float" office:value="0.0625112468480274">
                <text:p>0.0625112468480274</text:p>
              </table:table-cell>
              <table:table-cell office:value-type="float" office:value="-0.0483261187683122">
                <text:p>-0.0483261187683122</text:p>
              </table:table-cell>
            </table:table-row>
            <table:table-row>
              <table:table-cell office:value-type="string">
                <text:p>RC</text:p>
                <draw:g>
                  <svg:desc>Pres.O31:Pres.O31</svg:desc>
                </draw:g>
              </table:table-cell>
              <table:table-cell office:value-type="float" office:value="0.107675931802649">
                <text:p>0.107675931802649</text:p>
                <draw:g>
                  <svg:desc>Pres.P31:Pres.X31</svg:desc>
                </draw:g>
              </table:table-cell>
              <table:table-cell office:value-type="float" office:value="0.0469230104162218">
                <text:p>0.0469230104162218</text:p>
              </table:table-cell>
              <table:table-cell office:value-type="float" office:value="0.0153043949629428">
                <text:p>0.0153043949629428</text:p>
              </table:table-cell>
              <table:table-cell office:value-type="float" office:value="0.0484346376622649">
                <text:p>0.0484346376622649</text:p>
              </table:table-cell>
              <table:table-cell office:value-type="float" office:value="0.104526808556628">
                <text:p>0.104526808556628</text:p>
              </table:table-cell>
              <table:table-cell office:value-type="float" office:value="0.022878351378117">
                <text:p>0.022878351378117</text:p>
              </table:table-cell>
              <table:table-cell office:value-type="float" office:value="0.0192298501803254">
                <text:p>0.0192298501803254</text:p>
              </table:table-cell>
              <table:table-cell office:value-type="float" office:value="-0.00725829881945868">
                <text:p>-0.00725829881945868</text:p>
              </table:table-cell>
              <table:table-cell office:value-type="float" office:value="-0.0096631296231996">
                <text:p>-0.0096631296231996</text:p>
              </table:table-cell>
            </table:table-row>
            <table:table-row>
              <table:table-cell office:value-type="string">
                <text:p>ARMA</text:p>
                <draw:g>
                  <svg:desc>Pres.O32:Pres.O32</svg:desc>
                </draw:g>
              </table:table-cell>
              <table:table-cell office:value-type="float" office:value="0.0303313048987277">
                <text:p>0.0303313048987277</text:p>
                <draw:g>
                  <svg:desc>Pres.P32:Pres.X32</svg:desc>
                </draw:g>
              </table:table-cell>
              <table:table-cell office:value-type="float" office:value="0.0267312677211704">
                <text:p>0.0267312677211704</text:p>
              </table:table-cell>
              <table:table-cell office:value-type="float" office:value="0.0267277620465459">
                <text:p>0.0267277620465459</text:p>
              </table:table-cell>
              <table:table-cell office:value-type="float" office:value="0.0267277620465459">
                <text:p>0.0267277620465459</text:p>
              </table:table-cell>
              <table:table-cell office:value-type="float" office:value="0.0267277620465459">
                <text:p>0.0267277620465459</text:p>
              </table:table-cell>
              <table:table-cell office:value-type="float" office:value="0.0289835489167891">
                <text:p>0.0289835489167891</text:p>
              </table:table-cell>
              <table:table-cell office:value-type="float" office:value="0.00725937257255496">
                <text:p>0.00725937257255496</text:p>
              </table:table-cell>
              <table:table-cell office:value-type="float" office:value="-0.0113238393148694">
                <text:p>-0.0113238393148694</text:p>
              </table:table-cell>
              <table:table-cell office:value-type="float" office:value="0.0233698940395177">
                <text:p>0.023369894039517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950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63cm" svg:height="8.764cm" xlink:href=".." xlink:type="simple" chart:class="chart:line" chart:style-name="ch1">
        <chart:legend chart:legend-position="end" svg:x="17.768cm" svg:y="3.505cm" style:legend-expansion="high" chart:style-name="ch2"/>
        <chart:plot-area chart:style-name="ch3" table:cell-range-address="Pres.P41:Pres.X44 Pres.O42:Pres.O44" chart:data-source-has-labels="both" svg:x="0.419cm" svg:y="0.175cm" svg:width="16.93cm" svg:height="8.414cm">
          <chartooo:coordinate-region svg:x="1.331cm" svg:y="0.374cm" svg:width="15.832cm" svg:height="7.568cm"/>
          <chart:axis chart:dimension="x" chart:name="primary-x" chart:style-name="ch4" chartooo:axis-type="auto">
            <chartooo:date-scale/>
            <chart:categories table:cell-range-address="Pres.P41:Pres.X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es.P42:Pres.X42" chart:label-cell-address="Pres.O42:Pres.O42" chart:class="chart:line">
            <chart:data-point chart:repeated="9"/>
          </chart:series>
          <chart:series chart:style-name="ch8" chart:values-cell-range-address="Pres.P43:Pres.X43" chart:label-cell-address="Pres.O43:Pres.O43" chart:class="chart:line">
            <chart:data-point chart:repeated="9"/>
          </chart:series>
          <chart:series chart:style-name="ch9" chart:values-cell-range-address="Pres.P44:Pres.X44" chart:label-cell-address="Pres.O44:Pres.O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Pres.P41:Pres.X4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NW</text:p>
                <draw:g>
                  <svg:desc>Pres.O42:Pres.O42</svg:desc>
                </draw:g>
              </table:table-cell>
              <table:table-cell office:value-type="float" office:value="0.634723553061485">
                <text:p>0.634723553061485</text:p>
                <draw:g>
                  <svg:desc>Pres.P42:Pres.X42</svg:desc>
                </draw:g>
              </table:table-cell>
              <table:table-cell office:value-type="float" office:value="0.587253394722939">
                <text:p>0.587253394722939</text:p>
              </table:table-cell>
              <table:table-cell office:value-type="float" office:value="0.587065100669861">
                <text:p>0.587065100669861</text:p>
              </table:table-cell>
              <table:table-cell office:value-type="float" office:value="0.586993107199669">
                <text:p>0.586993107199669</text:p>
              </table:table-cell>
              <table:table-cell office:value-type="float" office:value="0.57620912194252">
                <text:p>0.57620912194252</text:p>
              </table:table-cell>
              <table:table-cell office:value-type="float" office:value="0.549295747280121">
                <text:p>0.549295747280121</text:p>
              </table:table-cell>
              <table:table-cell office:value-type="float" office:value="0.580301034450531">
                <text:p>0.580301034450531</text:p>
              </table:table-cell>
              <table:table-cell office:value-type="float" office:value="0.546210291981697">
                <text:p>0.546210291981697</text:p>
              </table:table-cell>
              <table:table-cell office:value-type="float" office:value="0.524807664752007">
                <text:p>0.524807664752007</text:p>
              </table:table-cell>
            </table:table-row>
            <table:table-row>
              <table:table-cell office:value-type="string">
                <text:p>SNW</text:p>
                <draw:g>
                  <svg:desc>Pres.O43:Pres.O43</svg:desc>
                </draw:g>
              </table:table-cell>
              <table:table-cell office:value-type="float" office:value="0.56603869497776">
                <text:p>0.56603869497776</text:p>
                <draw:g>
                  <svg:desc>Pres.P43:Pres.X43</svg:desc>
                </draw:g>
              </table:table-cell>
              <table:table-cell office:value-type="float" office:value="0.547244372963905">
                <text:p>0.547244372963905</text:p>
              </table:table-cell>
              <table:table-cell office:value-type="float" office:value="0.550030666589737">
                <text:p>0.550030666589737</text:p>
              </table:table-cell>
              <table:table-cell office:value-type="float" office:value="0.551298010349274">
                <text:p>0.551298010349274</text:p>
              </table:table-cell>
              <table:table-cell office:value-type="float" office:value="0.536326661705971">
                <text:p>0.536326661705971</text:p>
              </table:table-cell>
              <table:table-cell office:value-type="float" office:value="0.542368474602699">
                <text:p>0.542368474602699</text:p>
              </table:table-cell>
              <table:table-cell office:value-type="float" office:value="0.55249759888649">
                <text:p>0.55249759888649</text:p>
              </table:table-cell>
              <table:table-cell office:value-type="float" office:value="0.5732955545187">
                <text:p>0.5732955545187</text:p>
              </table:table-cell>
              <table:table-cell office:value-type="float" office:value="0.517559531331062">
                <text:p>0.517559531331062</text:p>
              </table:table-cell>
            </table:table-row>
            <table:table-row>
              <table:table-cell office:value-type="string">
                <text:p>MPC</text:p>
                <draw:g>
                  <svg:desc>Pres.O44:Pres.O44</svg:desc>
                </draw:g>
              </table:table-cell>
              <table:table-cell office:value-type="float" office:value="0.573511398308088">
                <text:p>0.573511398308088</text:p>
                <draw:g>
                  <svg:desc>Pres.P44:Pres.X44</svg:desc>
                </draw:g>
              </table:table-cell>
              <table:table-cell office:value-type="float" office:value="0.573511398308088">
                <text:p>0.573511398308088</text:p>
              </table:table-cell>
              <table:table-cell office:value-type="float" office:value="0.57507179929883">
                <text:p>0.57507179929883</text:p>
              </table:table-cell>
              <table:table-cell office:value-type="float" office:value="0.575855097233582">
                <text:p>0.575855097233582</text:p>
              </table:table-cell>
              <table:table-cell office:value-type="float" office:value="0.575855097233582">
                <text:p>0.575855097233582</text:p>
              </table:table-cell>
              <table:table-cell office:value-type="float" office:value="0.575896934923927">
                <text:p>0.575896934923927</text:p>
              </table:table-cell>
              <table:table-cell office:value-type="float" office:value="0.576625537643665">
                <text:p>0.576625537643665</text:p>
              </table:table-cell>
              <table:table-cell office:value-type="float" office:value="0.575121517278508">
                <text:p>0.575121517278508</text:p>
              </table:table-cell>
              <table:table-cell office:value-type="float" office:value="0.573007152390466">
                <text:p>0.5730071523904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35cm" svg:height="10.063cm" xlink:href=".." xlink:type="simple" chart:class="chart:line" chart:style-name="ch1">
        <chart:legend chart:legend-position="end" svg:x="18.901cm" svg:y="3.879cm" style:legend-expansion="high" chart:style-name="ch2"/>
        <chart:plot-area chart:style-name="ch3" table:cell-range-address="'Pres WeighCost'.O5:'Pres WeighCost'.W9 'Pres WeighCost'.N6:'Pres WeighCost'.N9" chart:data-source-has-labels="both" svg:x="0.968cm" svg:y="0.125cm" svg:width="17.847cm" svg:height="9.299cm">
          <chartooo:coordinate-region svg:x="1.986cm" svg:y="0.324cm" svg:width="16.642cm" svg:height="8.901cm"/>
          <chart:axis chart:dimension="x" chart:name="primary-x" chart:style-name="ch4" chartooo:axis-type="auto">
            <chartooo:date-scale/>
            <chart:title svg:x="9.246cm" svg:y="9.211cm" chart:style-name="ch5">
              <text:p>days</text:p>
            </chart:title>
            <chart:categories table:cell-range-address="'Pres WeighCost'.O5:'Pres WeighCost'.W5"/>
          </chart:axis>
          <chart:axis chart:dimension="y" chart:name="primary-y" chart:style-name="ch6">
            <chart:title svg:x="0cm" svg:y="5.445cm" chart:style-name="ch7">
              <text:p>MCC</text:p>
            </chart:title>
            <chart:grid chart:style-name="ch8" chart:class="major"/>
          </chart:axis>
          <chart:series chart:style-name="ch9" chart:values-cell-range-address="'Pres WeighCost'.O6:'Pres WeighCost'.W6" chart:label-cell-address="'Pres WeighCost'.N6:'Pres WeighCost'.N6" chart:class="chart:line">
            <chart:data-point chart:repeated="9"/>
          </chart:series>
          <chart:series chart:style-name="ch10" chart:values-cell-range-address="'Pres WeighCost'.O7:'Pres WeighCost'.W7" chart:label-cell-address="'Pres WeighCost'.N7:'Pres WeighCost'.N7" chart:class="chart:line">
            <chart:data-point chart:repeated="9"/>
          </chart:series>
          <chart:series chart:style-name="ch11" chart:values-cell-range-address="'Pres WeighCost'.O8:'Pres WeighCost'.W8" chart:label-cell-address="'Pres WeighCost'.N8:'Pres WeighCost'.N8" chart:class="chart:line">
            <chart:data-point chart:repeated="9"/>
          </chart:series>
          <chart:series chart:style-name="ch12" chart:values-cell-range-address="'Pres WeighCost'.O9:'Pres WeighCost'.W9" chart:label-cell-address="'Pres WeighCost'.N9:'Pres WeighCost'.N9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Pres WeighCost'.O5:'Pres WeighCost'.W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C</text:p>
                <draw:g>
                  <svg:desc>'Pres WeighCost'.N6:'Pres WeighCost'.N6</svg:desc>
                </draw:g>
              </table:table-cell>
              <table:table-cell office:value-type="float" office:value="0.154094525892015">
                <text:p>0.154094525892015</text:p>
                <draw:g>
                  <svg:desc>'Pres WeighCost'.O6:'Pres WeighCost'.W6</svg:desc>
                </draw:g>
              </table:table-cell>
              <table:table-cell office:value-type="float" office:value="-0.00475531155744847">
                <text:p>-0.00475531155744847</text:p>
              </table:table-cell>
              <table:table-cell office:value-type="float" office:value="-0.0225222868513552">
                <text:p>-0.0225222868513552</text:p>
              </table:table-cell>
              <table:table-cell office:value-type="float" office:value="0.085324348161714">
                <text:p>0.085324348161714</text:p>
              </table:table-cell>
              <table:table-cell office:value-type="float" office:value="0.0551830870544779">
                <text:p>0.0551830870544779</text:p>
              </table:table-cell>
              <table:table-cell office:value-type="float" office:value="-0.010078526926072">
                <text:p>-0.010078526926072</text:p>
              </table:table-cell>
              <table:table-cell office:value-type="float" office:value="0.0424417122453044">
                <text:p>0.0424417122453044</text:p>
              </table:table-cell>
              <table:table-cell office:value-type="float" office:value="0.000750697773481185">
                <text:p>0.000750697773481185</text:p>
              </table:table-cell>
              <table:table-cell office:value-type="float" office:value="0.00517918901376945">
                <text:p>0.00517918901376945</text:p>
              </table:table-cell>
            </table:table-row>
            <table:table-row>
              <table:table-cell office:value-type="string">
                <text:p>AWN</text:p>
                <draw:g>
                  <svg:desc>'Pres WeighCost'.N7:'Pres WeighCost'.N7</svg:desc>
                </draw:g>
              </table:table-cell>
              <table:table-cell office:value-type="float" office:value="0.18890270525971">
                <text:p>0.18890270525971</text:p>
                <draw:g>
                  <svg:desc>'Pres WeighCost'.O7:'Pres WeighCost'.W7</svg:desc>
                </draw:g>
              </table:table-cell>
              <table:table-cell office:value-type="float" office:value="0.151526297129686">
                <text:p>0.151526297129686</text:p>
              </table:table-cell>
              <table:table-cell office:value-type="float" office:value="0.179644789859331">
                <text:p>0.179644789859331</text:p>
              </table:table-cell>
              <table:table-cell office:value-type="float" office:value="0.141985621045703">
                <text:p>0.141985621045703</text:p>
              </table:table-cell>
              <table:table-cell office:value-type="float" office:value="0.14952687102562">
                <text:p>0.14952687102562</text:p>
              </table:table-cell>
              <table:table-cell office:value-type="float" office:value="0.086703310667669">
                <text:p>0.086703310667669</text:p>
              </table:table-cell>
              <table:table-cell office:value-type="float" office:value="0.0997190898861101">
                <text:p>0.0997190898861101</text:p>
              </table:table-cell>
              <table:table-cell office:value-type="float" office:value="0.0799845774588609">
                <text:p>0.0799845774588609</text:p>
              </table:table-cell>
              <table:table-cell office:value-type="float" office:value="0.0056716238044905">
                <text:p>0.0056716238044905</text:p>
              </table:table-cell>
            </table:table-row>
            <table:table-row>
              <table:table-cell office:value-type="string">
                <text:p>SNW</text:p>
                <draw:g>
                  <svg:desc>'Pres WeighCost'.N8:'Pres WeighCost'.N8</svg:desc>
                </draw:g>
              </table:table-cell>
              <table:table-cell office:value-type="float" office:value="0.127068095021001">
                <text:p>0.127068095021001</text:p>
                <draw:g>
                  <svg:desc>'Pres WeighCost'.O8:'Pres WeighCost'.W8</svg:desc>
                </draw:g>
              </table:table-cell>
              <table:table-cell office:value-type="float" office:value="0.132008160800545">
                <text:p>0.132008160800545</text:p>
              </table:table-cell>
              <table:table-cell office:value-type="float" office:value="0.12980041763709">
                <text:p>0.12980041763709</text:p>
              </table:table-cell>
              <table:table-cell office:value-type="float" office:value="0.139475245677179">
                <text:p>0.139475245677179</text:p>
              </table:table-cell>
              <table:table-cell office:value-type="float" office:value="0.103343873369357">
                <text:p>0.103343873369357</text:p>
              </table:table-cell>
              <table:table-cell office:value-type="float" office:value="0.0918525683128456">
                <text:p>0.0918525683128456</text:p>
              </table:table-cell>
              <table:table-cell office:value-type="float" office:value="-0.010037283178008">
                <text:p>-0.010037283178008</text:p>
              </table:table-cell>
              <table:table-cell office:value-type="float" office:value="0.0189730708167199">
                <text:p>0.0189730708167199</text:p>
              </table:table-cell>
              <table:table-cell office:value-type="float" office:value="-0.0452765780046144">
                <text:p>-0.0452765780046144</text:p>
              </table:table-cell>
            </table:table-row>
            <table:table-row>
              <table:table-cell office:value-type="string">
                <text:p>ARMA</text:p>
                <draw:g>
                  <svg:desc>'Pres WeighCost'.N9:'Pres WeighCost'.N9</svg:desc>
                </draw:g>
              </table:table-cell>
              <table:table-cell office:value-type="float" office:value="0.0303313048987277">
                <text:p>0.0303313048987277</text:p>
                <draw:g>
                  <svg:desc>'Pres WeighCost'.O9:'Pres WeighCost'.W9</svg:desc>
                </draw:g>
              </table:table-cell>
              <table:table-cell office:value-type="float" office:value="0.0267312677211704">
                <text:p>0.0267312677211704</text:p>
              </table:table-cell>
              <table:table-cell office:value-type="float" office:value="0.0267277620465459">
                <text:p>0.0267277620465459</text:p>
              </table:table-cell>
              <table:table-cell office:value-type="float" office:value="0.0267277620465459">
                <text:p>0.0267277620465459</text:p>
              </table:table-cell>
              <table:table-cell office:value-type="float" office:value="0.0267277620465459">
                <text:p>0.0267277620465459</text:p>
              </table:table-cell>
              <table:table-cell office:value-type="float" office:value="0.0289835489167891">
                <text:p>0.0289835489167891</text:p>
              </table:table-cell>
              <table:table-cell office:value-type="float" office:value="0.00725937257255496">
                <text:p>0.00725937257255496</text:p>
              </table:table-cell>
              <table:table-cell office:value-type="float" office:value="-0.0113238393148694">
                <text:p>-0.0113238393148694</text:p>
              </table:table-cell>
              <table:table-cell office:value-type="float" office:value="0.0233698940395177">
                <text:p>0.023369894039517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4">
      <style:chart-properties chart:display-label="true" chart:logarithmic="false" chart:minimum="0.4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87cm" svg:height="10.164cm" xlink:href=".." xlink:type="simple" chart:class="chart:line" chart:style-name="ch1">
        <chart:legend svg:x="18.958cm" svg:y="3.819cm" style:legend-expansion="custom" chartooo:width="2.185cm" chartooo:height="1.753cm" style:legend-expansion-aspect-ratio="1.24643468339989" chart:style-name="ch2"/>
        <chart:plot-area chart:style-name="ch3" table:cell-range-address="'Pres WeighCost'.O41:'Pres WeighCost'.W44 'Pres WeighCost'.N42:'Pres WeighCost'.N44" chart:data-source-has-labels="both" svg:x="1.036cm" svg:y="0.163cm" svg:width="17.705cm" svg:height="9.262cm">
          <chartooo:coordinate-region svg:x="1.948cm" svg:y="0.362cm" svg:width="16.606cm" svg:height="8.416cm"/>
          <chart:axis chart:dimension="x" chart:name="primary-x" chart:style-name="ch4" chartooo:axis-type="auto">
            <chartooo:date-scale/>
            <chart:title svg:x="9.243cm" svg:y="9.312cm" chart:style-name="ch5">
              <text:p>days</text:p>
            </chart:title>
            <chart:categories table:cell-range-address="'Pres WeighCost'.O41:'Pres WeighCost'.W41"/>
          </chart:axis>
          <chart:axis chart:dimension="y" chart:name="primary-y" chart:style-name="ch6">
            <chart:title svg:x="0cm" svg:y="5.955cm" chart:style-name="ch7">
              <text:p>Accuracy</text:p>
            </chart:title>
            <chart:grid chart:style-name="ch8" chart:class="major"/>
          </chart:axis>
          <chart:series chart:style-name="ch9" chart:values-cell-range-address="'Pres WeighCost'.O42:'Pres WeighCost'.W42" chart:label-cell-address="'Pres WeighCost'.N42:'Pres WeighCost'.N42" chart:class="chart:line">
            <chart:data-point chart:repeated="9"/>
          </chart:series>
          <chart:series chart:style-name="ch10" chart:values-cell-range-address="'Pres WeighCost'.O43:'Pres WeighCost'.W43" chart:label-cell-address="'Pres WeighCost'.N43:'Pres WeighCost'.N43" chart:class="chart:line">
            <chart:data-point chart:repeated="9"/>
          </chart:series>
          <chart:series chart:style-name="ch11" chart:values-cell-range-address="'Pres WeighCost'.O44:'Pres WeighCost'.W44" chart:label-cell-address="'Pres WeighCost'.N44:'Pres WeighCost'.N4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Pres WeighCost'.O41:'Pres WeighCost'.W4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C</text:p>
                <draw:g>
                  <svg:desc>'Pres WeighCost'.N42:'Pres WeighCost'.N42</svg:desc>
                </draw:g>
              </table:table-cell>
              <table:table-cell office:value-type="float" office:value="0.603765552129846">
                <text:p>0.603765552129846</text:p>
                <draw:g>
                  <svg:desc>'Pres WeighCost'.O42:'Pres WeighCost'.W42</svg:desc>
                </draw:g>
              </table:table-cell>
              <table:table-cell office:value-type="float" office:value="0.53429238848032">
                <text:p>0.53429238848032</text:p>
              </table:table-cell>
              <table:table-cell office:value-type="float" office:value="0.512132074617289">
                <text:p>0.512132074617289</text:p>
              </table:table-cell>
              <table:table-cell office:value-type="float" office:value="0.557654394443536">
                <text:p>0.557654394443536</text:p>
              </table:table-cell>
              <table:table-cell office:value-type="float" office:value="0.542675267079872">
                <text:p>0.542675267079872</text:p>
              </table:table-cell>
              <table:table-cell office:value-type="float" office:value="0.526446977770598">
                <text:p>0.526446977770598</text:p>
              </table:table-cell>
              <table:table-cell office:value-type="float" office:value="0.536178698281439">
                <text:p>0.536178698281439</text:p>
              </table:table-cell>
              <table:table-cell office:value-type="float" office:value="0.517344390783343">
                <text:p>0.517344390783343</text:p>
              </table:table-cell>
              <table:table-cell office:value-type="float" office:value="0.493871183753799">
                <text:p>0.493871183753799</text:p>
              </table:table-cell>
            </table:table-row>
            <table:table-row>
              <table:table-cell office:value-type="string">
                <text:p>AWN</text:p>
                <draw:g>
                  <svg:desc>'Pres WeighCost'.N43:'Pres WeighCost'.N43</svg:desc>
                </draw:g>
              </table:table-cell>
              <table:table-cell office:value-type="float" office:value="0.628941498217375">
                <text:p>0.628941498217375</text:p>
                <draw:g>
                  <svg:desc>'Pres WeighCost'.O43:'Pres WeighCost'.W43</svg:desc>
                </draw:g>
              </table:table-cell>
              <table:table-cell office:value-type="float" office:value="0.587037586241379">
                <text:p>0.587037586241379</text:p>
              </table:table-cell>
              <table:table-cell office:value-type="float" office:value="0.574952078253483">
                <text:p>0.574952078253483</text:p>
              </table:table-cell>
              <table:table-cell office:value-type="float" office:value="0.579633184388248">
                <text:p>0.579633184388248</text:p>
              </table:table-cell>
              <table:table-cell office:value-type="float" office:value="0.551209675931004">
                <text:p>0.551209675931004</text:p>
              </table:table-cell>
              <table:table-cell office:value-type="float" office:value="0.519009818130297">
                <text:p>0.519009818130297</text:p>
              </table:table-cell>
              <table:table-cell office:value-type="float" office:value="0.554233593038624">
                <text:p>0.554233593038624</text:p>
              </table:table-cell>
              <table:table-cell office:value-type="float" office:value="0.494958802591088">
                <text:p>0.494958802591088</text:p>
              </table:table-cell>
              <table:table-cell office:value-type="float" office:value="0.517345389646868">
                <text:p>0.517345389646868</text:p>
              </table:table-cell>
            </table:table-row>
            <table:table-row>
              <table:table-cell office:value-type="string">
                <text:p>SNW</text:p>
                <draw:g>
                  <svg:desc>'Pres WeighCost'.N44:'Pres WeighCost'.N44</svg:desc>
                </draw:g>
              </table:table-cell>
              <table:table-cell office:value-type="float" office:value="0.573815561282796">
                <text:p>0.573815561282796</text:p>
                <draw:g>
                  <svg:desc>'Pres WeighCost'.O44:'Pres WeighCost'.W44</svg:desc>
                </draw:g>
              </table:table-cell>
              <table:table-cell office:value-type="float" office:value="0.536388516816865">
                <text:p>0.536388516816865</text:p>
              </table:table-cell>
              <table:table-cell office:value-type="float" office:value="0.54112823129345">
                <text:p>0.54112823129345</text:p>
              </table:table-cell>
              <table:table-cell office:value-type="float" office:value="0.54553958548244">
                <text:p>0.54553958548244</text:p>
              </table:table-cell>
              <table:table-cell office:value-type="float" office:value="0.525826888217555">
                <text:p>0.525826888217555</text:p>
              </table:table-cell>
              <table:table-cell office:value-type="float" office:value="0.55037350936032">
                <text:p>0.55037350936032</text:p>
              </table:table-cell>
              <table:table-cell office:value-type="float" office:value="0.506920626967964">
                <text:p>0.506920626967964</text:p>
              </table:table-cell>
              <table:table-cell office:value-type="float" office:value="0.526968781700506">
                <text:p>0.526968781700506</text:p>
              </table:table-cell>
              <table:table-cell office:value-type="float" office:value="0.480788212055044">
                <text:p>0.48078821205504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